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114.46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59.41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30.1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104.46pt"/>
    </style:style>
    <style:style style:name="co15" style:family="table-column">
      <style:table-column-properties fo:break-before="auto" style:column-width="80.5pt"/>
    </style:style>
    <style:style style:name="co16" style:family="table-column">
      <style:table-column-properties fo:break-before="auto" style:column-width="33.39pt"/>
    </style:style>
    <style:style style:name="co17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8-05-18_23-32-44" table:style-name="ta1">
        <table:shapes>
          <draw:frame draw:z-index="0" draw:style-name="gr1" draw:text-style-name="P1" svg:width="453.51pt" svg:height="255.23pt" svg:x="1669.15pt" svg:y="5.27pt">
            <draw:object draw:notify-on-update-of-ranges="'2018-05-18_23-32-44'.B1:'2018-05-18_23-32-44'.B1 '2018-05-18_23-32-44'.V2:'2018-05-18_23-32-44'.V210 '2018-05-18_23-32-44'.V1:'2018-05-18_23-32-44'.V1 '2018-05-18_23-32-44'.B2:'2018-05-18_23-32-44'.B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3pt" svg:x="1680.77pt" svg:y="274.82pt">
            <draw:object draw:notify-on-update-of-ranges="'2018-05-18_23-32-44'.B1:'2018-05-18_23-32-44'.B1 '2018-05-18_23-32-44'.R2:'2018-05-18_23-32-44'.R210 '2018-05-18_23-32-44'.R1:'2018-05-18_23-32-44'.R1 '2018-05-18_23-32-44'.B2:'2018-05-18_23-32-44'.B2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132.59pt" svg:y="0pt">
            <draw:object draw:notify-on-update-of-ranges="'2018-05-18_23-32-44'.X1:'2018-05-18_23-32-44'.X1 '2018-05-18_23-32-44'.X2:'2018-05-18_23-32-44'.X210 '2018-05-18_23-32-44'.Y1:'2018-05-18_23-32-44'.Y1 '2018-05-18_23-32-44'.Y2:'2018-05-18_23-32-44'.Y2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4pt" svg:height="255.26pt" svg:x="2142.06pt" svg:y="271.81pt">
            <draw:object draw:notify-on-update-of-ranges="'2018-05-18_23-32-44'.T1:'2018-05-18_23-32-44'.T1 '2018-05-18_23-32-44'.T2:'2018-05-18_23-32-44'.T210 '2018-05-18_23-32-44'.Y1:'2018-05-18_23-32-44'.Y1 '2018-05-18_23-32-44'.Y2:'2018-05-18_23-32-44'.Y2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4pt" svg:height="255.26pt" svg:x="1686.19pt" svg:y="552.67pt">
            <draw:object draw:notify-on-update-of-ranges="'2018-05-18_23-32-44'.P1:'2018-05-18_23-32-44'.P1 '2018-05-18_23-32-44'.P2:'2018-05-18_23-32-44'.P210 '2018-05-18_23-32-44'.Y1:'2018-05-18_23-32-44'.Y1 '2018-05-18_23-32-44'.Y2:'2018-05-18_23-32-44'.Y2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4pt" svg:height="255.26pt" svg:x="2154.47pt" svg:y="552.64pt">
            <draw:object draw:notify-on-update-of-ranges="'2018-05-18_23-32-44'.L1:'2018-05-18_23-32-44'.L1 '2018-05-18_23-32-44'.L2:'2018-05-18_23-32-44'.L210 '2018-05-18_23-32-44'.Y1:'2018-05-18_23-32-44'.Y1 '2018-05-18_23-32-44'.Y2:'2018-05-18_23-32-44'.Y2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4pt" svg:height="255.26pt" svg:x="1689.31pt" svg:y="832pt">
            <draw:object draw:notify-on-update-of-ranges="'2018-05-18_23-32-44'.K1:'2018-05-18_23-32-44'.K1 '2018-05-18_23-32-44'.K2:'2018-05-18_23-32-44'.K210 '2018-05-18_23-32-44'.Y1:'2018-05-18_23-32-44'.Y1 '2018-05-18_23-32-44'.Y2:'2018-05-18_23-32-44'.Y2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23pt" svg:x="2159.91pt" svg:y="847.08pt">
            <draw:object draw:notify-on-update-of-ranges="'2018-05-18_23-32-44'.J1:'2018-05-18_23-32-44'.J1 '2018-05-18_23-32-44'.J2:'2018-05-18_23-32-44'.J210 '2018-05-18_23-32-44'.Y1:'2018-05-18_23-32-44'.Y1 '2018-05-18_23-32-44'.Y2:'2018-05-18_23-32-44'.Y2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696.56pt" svg:y="1102.88pt">
            <draw:object draw:notify-on-update-of-ranges="'2018-05-18_23-32-44'.I1:'2018-05-18_23-32-44'.I1 '2018-05-18_23-32-44'.I2:'2018-05-18_23-32-44'.I210 '2018-05-18_23-32-44'.Y1:'2018-05-18_23-32-44'.Y1 '2018-05-18_23-32-44'.Y2:'2018-05-18_23-32-44'.Y2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24.4pt" svg:height="271.84pt" svg:x="1702.6pt" svg:y="1383.14pt">
            <draw:object draw:notify-on-update-of-ranges="'2018-05-18_23-32-44'.O1:'2018-05-18_23-32-44'.O1 '2018-05-18_23-32-44'.Y1:'2018-05-18_23-32-44'.Y173 '2018-05-18_23-32-44'.O1:'2018-05-18_23-32-44'.O17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94pt" svg:height="255.23pt" svg:x="2186.53pt" svg:y="1392.21pt">
            <draw:object draw:notify-on-update-of-ranges="'2018-05-18_23-32-44'.H1:'2018-05-18_23-32-44'.H1 '2018-05-18_23-32-44'.H2:'2018-05-18_23-32-44'.H210 '2018-05-18_23-32-44'.Y1:'2018-05-18_23-32-44'.Y1 '2018-05-18_23-32-44'.Y2:'2018-05-18_23-32-44'.Y2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17pt" svg:height="255.26pt" svg:x="1702.26pt" svg:y="1690.36pt">
            <draw:object draw:notify-on-update-of-ranges="'2018-05-18_23-32-44'.F1:'2018-05-18_23-32-44'.F1 '2018-05-18_23-32-44'.F2:'2018-05-18_23-32-44'.F210 '2018-05-18_23-32-44'.Y1:'2018-05-18_23-32-44'.Y1 '2018-05-18_23-32-44'.Y2:'2018-05-18_23-32-44'.Y2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94pt" svg:height="255.23pt" svg:x="2174.09pt" svg:y="1691.89pt">
            <draw:object draw:notify-on-update-of-ranges="'2018-05-18_23-32-44'.D1:'2018-05-18_23-32-44'.D1 '2018-05-18_23-32-44'.D2:'2018-05-18_23-32-44'.D210 '2018-05-18_23-32-44'.Y1:'2018-05-18_23-32-44'.Y1 '2018-05-18_23-32-44'.Y2:'2018-05-18_23-32-44'.Y21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fitness</text:p>
          </table:table-cell>
          <table:table-cell table:number-columns-repeated="2" office:value-type="string" calcext:value-type="string">
            <text:p>shared_buffers</text:p>
          </table:table-cell>
          <table:table-cell table:number-columns-repeated="2" office:value-type="string" calcext:value-type="string">
            <text:p>work_mem</text:p>
          </table:table-cell>
          <table:table-cell table:number-columns-repeated="2" office:value-type="string" calcext:value-type="string">
            <text:p>maintenance_work_mem</text:p>
          </table:table-cell>
          <table:table-cell office:value-type="string" calcext:value-type="string">
            <text:p>effective_io_concurrency</text:p>
          </table:table-cell>
          <table:table-cell office:value-type="string" calcext:value-type="string">
            <text:p>max_worker_processes</text:p>
          </table:table-cell>
          <table:table-cell office:value-type="string" calcext:value-type="string">
            <text:p>max_parallel_workers_per_gather</text:p>
          </table:table-cell>
          <table:table-cell office:value-type="string" calcext:value-type="string">
            <text:p>max_parallel_workers</text:p>
          </table:table-cell>
          <table:table-cell office:value-type="string" calcext:value-type="string">
            <text:p>max_wal_size</text:p>
          </table:table-cell>
          <table:table-cell table:number-columns-repeated="2" office:value-type="string" calcext:value-type="string">
            <text:p>min_wal_size</text:p>
          </table:table-cell>
          <table:table-cell office:value-type="string" calcext:value-type="string">
            <text:p>random_page_cost</text:p>
          </table:table-cell>
          <table:table-cell table:number-columns-repeated="2" office:value-type="string" calcext:value-type="string">
            <text:p>synchronous_commit</text:p>
          </table:table-cell>
          <table:table-cell table:number-columns-repeated="2" office:value-type="string" calcext:value-type="string">
            <text:p>full_page_writes</text:p>
          </table:table-cell>
          <table:table-cell table:number-columns-repeated="2" office:value-type="string" calcext:value-type="string">
            <text:p>fsync</text:p>
          </table:table-cell>
          <table:table-cell table:number-columns-repeated="2" office:value-type="string" calcext:value-type="string">
            <text:p>autovacuum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134119033813" calcext:value-type="float">
            <text:p>126.13</text:p>
          </table:table-cell>
          <table:table-cell office:value-type="string" calcext:value-type="string">
            <text:p>32MB</text:p>
          </table:table-cell>
          <table:table-cell table:formula="of:=NUMBERVALUE(LEFT([.C2];LEN([.C2])-2))*IF(ISERROR(SEARCH(&quot;MB&quot;;[.C2])) ;1024;1)" office:value-type="float" office:value="32" calcext:value-type="float">
            <text:p>32</text:p>
          </table:table-cell>
          <table:table-cell office:value-type="string" calcext:value-type="string">
            <text:p>4GB</text:p>
          </table:table-cell>
          <table:table-cell table:formula="of:=NUMBERVALUE(LEFT([.E2];LEN([.E2])-2))*IF(ISERROR(SEARCH(&quot;MB&quot;;[.E2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G2];LEN([.G2])-2))*IF(ISERROR(SEARCH(&quot;MB&quot;;[.G2])) ;1024;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2];LEN([.N2])-2))*IF(ISERROR(SEARCH(&quot;MB&quot;;[.N2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2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]=&quot;on&quot;;1;0)" office:value-type="float" office:value="0" calcext:value-type="float">
            <text:p>0</text:p>
          </table:table-cell>
          <table:table-cell office:value-type="float" office:value="126.134119033813" calcext:value-type="float">
            <text:p>126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17590713501" calcext:value-type="float">
            <text:p>126.18</text:p>
          </table:table-cell>
          <table:table-cell office:value-type="string" calcext:value-type="string">
            <text:p>8MB</text:p>
          </table:table-cell>
          <table:table-cell table:formula="of:=NUMBERVALUE(LEFT([.C3];LEN([.C3])-2))*IF(ISERROR(SEARCH(&quot;MB&quot;;[.C3])) ;1024;1)" office:value-type="float" office:value="8" calcext:value-type="float">
            <text:p>8</text:p>
          </table:table-cell>
          <table:table-cell office:value-type="string" calcext:value-type="string">
            <text:p>1GB</text:p>
          </table:table-cell>
          <table:table-cell table:formula="of:=NUMBERVALUE(LEFT([.E3];LEN([.E3])-2))*IF(ISERROR(SEARCH(&quot;MB&quot;;[.E3])) ;1024;1)" office:value-type="float" office:value="1024" calcext:value-type="float">
            <text:p>1024</text:p>
          </table:table-cell>
          <table:table-cell office:value-type="string" calcext:value-type="string">
            <text:p>64MB</text:p>
          </table:table-cell>
          <table:table-cell table:formula="of:=NUMBERVALUE(LEFT([.G3];LEN([.G3])-2))*IF(ISERROR(SEARCH(&quot;MB&quot;;[.G3])) ;1024;1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MB</text:p>
          </table:table-cell>
          <table:table-cell office:value-type="string" calcext:value-type="string">
            <text:p>512MB</text:p>
          </table:table-cell>
          <table:table-cell table:formula="of:=NUMBERVALUE(LEFT([.N3];LEN([.N3])-2))*IF(ISERROR(SEARCH(&quot;MB&quot;;[.N3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ff</text:p>
          </table:table-cell>
          <table:table-cell table:formula="of:=IF([.Q3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3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3]=&quot;on&quot;;1;0)" office:value-type="float" office:value="1" calcext:value-type="float">
            <text:p>1</text:p>
          </table:table-cell>
          <table:table-cell office:value-type="float" office:value="126.17590713501" calcext:value-type="float">
            <text:p>12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285630226135" calcext:value-type="float">
            <text:p>126.29</text:p>
          </table:table-cell>
          <table:table-cell office:value-type="string" calcext:value-type="string">
            <text:p>1GB</text:p>
          </table:table-cell>
          <table:table-cell table:formula="of:=NUMBERVALUE(LEFT([.C4];LEN([.C4])-2))*IF(ISERROR(SEARCH(&quot;MB&quot;;[.C4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4];LEN([.E4])-2))*IF(ISERROR(SEARCH(&quot;MB&quot;;[.E4])) ;1024;1)" office:value-type="float" office:value="128" calcext:value-type="float">
            <text:p>128</text:p>
          </table:table-cell>
          <table:table-cell office:value-type="string" calcext:value-type="string">
            <text:p>16MB</text:p>
          </table:table-cell>
          <table:table-cell table:formula="of:=NUMBERVALUE(LEFT([.G4];LEN([.G4])-2))*IF(ISERROR(SEARCH(&quot;MB&quot;;[.G4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4MB</text:p>
          </table:table-cell>
          <table:table-cell office:value-type="string" calcext:value-type="string">
            <text:p>32MB</text:p>
          </table:table-cell>
          <table:table-cell table:formula="of:=NUMBERVALUE(LEFT([.N4];LEN([.N4])-2))*IF(ISERROR(SEARCH(&quot;MB&quot;;[.N4])) ;1024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4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4]=&quot;on&quot;;1;0)" office:value-type="float" office:value="0" calcext:value-type="float">
            <text:p>0</text:p>
          </table:table-cell>
          <table:table-cell office:value-type="float" office:value="126.285630226135" calcext:value-type="float">
            <text:p>126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57199883461" calcext:value-type="float">
            <text:p>126.57</text:p>
          </table:table-cell>
          <table:table-cell office:value-type="string" calcext:value-type="string">
            <text:p>128MB</text:p>
          </table:table-cell>
          <table:table-cell table:formula="of:=NUMBERVALUE(LEFT([.C5];LEN([.C5])-2))*IF(ISERROR(SEARCH(&quot;MB&quot;;[.C5])) ;1024;1)" office:value-type="float" office:value="128" calcext:value-type="float">
            <text:p>128</text:p>
          </table:table-cell>
          <table:table-cell office:value-type="string" calcext:value-type="string">
            <text:p>32MB</text:p>
          </table:table-cell>
          <table:table-cell table:formula="of:=NUMBERVALUE(LEFT([.E5];LEN([.E5])-2))*IF(ISERROR(SEARCH(&quot;MB&quot;;[.E5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G5];LEN([.G5])-2))*IF(ISERROR(SEARCH(&quot;MB&quot;;[.G5])) ;1024;1)"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1GB</text:p>
          </table:table-cell>
          <table:table-cell table:formula="of:=NUMBERVALUE(LEFT([.N5];LEN([.N5])-2))*IF(ISERROR(SEARCH(&quot;MB&quot;;[.N5])) ;1024;1)" office:value-type="float" office:value="1024" calcext:value-type="float">
            <text:p>102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5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5]=&quot;on&quot;;1;0)" office:value-type="float" office:value="1" calcext:value-type="float">
            <text:p>1</text:p>
          </table:table-cell>
          <table:table-cell office:value-type="float" office:value="126.57199883461" calcext:value-type="float">
            <text:p>126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684960126877" calcext:value-type="float">
            <text:p>126.68</text:p>
          </table:table-cell>
          <table:table-cell office:value-type="string" calcext:value-type="string">
            <text:p>512MB</text:p>
          </table:table-cell>
          <table:table-cell table:formula="of:=NUMBERVALUE(LEFT([.C6];LEN([.C6])-2))*IF(ISERROR(SEARCH(&quot;MB&quot;;[.C6])) ;1024;1)" office:value-type="float" office:value="512" calcext:value-type="float">
            <text:p>512</text:p>
          </table:table-cell>
          <table:table-cell office:value-type="string" calcext:value-type="string">
            <text:p>32MB</text:p>
          </table:table-cell>
          <table:table-cell table:formula="of:=NUMBERVALUE(LEFT([.E6];LEN([.E6])-2))*IF(ISERROR(SEARCH(&quot;MB&quot;;[.E6])) ;1024;1)" office:value-type="float" office:value="32" calcext:value-type="float">
            <text:p>32</text:p>
          </table:table-cell>
          <table:table-cell office:value-type="string" calcext:value-type="string">
            <text:p>2GB</text:p>
          </table:table-cell>
          <table:table-cell table:formula="of:=NUMBERVALUE(LEFT([.G6];LEN([.G6])-2))*IF(ISERROR(SEARCH(&quot;MB&quot;;[.G6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6];LEN([.N6])-2))*IF(ISERROR(SEARCH(&quot;MB&quot;;[.N6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6]=&quot;on&quot;;1;0)" office:value-type="float" office:value="1" calcext:value-type="float">
            <text:p>1</text:p>
          </table:table-cell>
          <table:table-cell office:value-type="float" office:value="126.684960126877" calcext:value-type="float">
            <text:p>126.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785718202591" calcext:value-type="float">
            <text:p>126.79</text:p>
          </table:table-cell>
          <table:table-cell office:value-type="string" calcext:value-type="string">
            <text:p>1MB</text:p>
          </table:table-cell>
          <table:table-cell table:formula="of:=NUMBERVALUE(LEFT([.C7];LEN([.C7])-2))*IF(ISERROR(SEARCH(&quot;MB&quot;;[.C7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7];LEN([.E7])-2))*IF(ISERROR(SEARCH(&quot;MB&quot;;[.E7])) ;1024;1)" office:value-type="float" office:value="256" calcext:value-type="float">
            <text:p>256</text:p>
          </table:table-cell>
          <table:table-cell office:value-type="string" calcext:value-type="string">
            <text:p>512MB</text:p>
          </table:table-cell>
          <table:table-cell table:formula="of:=NUMBERVALUE(LEFT([.G7];LEN([.G7])-2))*IF(ISERROR(SEARCH(&quot;MB&quot;;[.G7])) ;1024;1)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8GB</text:p>
          </table:table-cell>
          <table:table-cell table:formula="of:=NUMBERVALUE(LEFT([.N7];LEN([.N7])-2))*IF(ISERROR(SEARCH(&quot;MB&quot;;[.N7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7]=&quot;on&quot;;1;0)" office:value-type="float" office:value="1" calcext:value-type="float">
            <text:p>1</text:p>
          </table:table-cell>
          <table:table-cell office:value-type="float" office:value="126.785718202591" calcext:value-type="float">
            <text:p>126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874653816223" calcext:value-type="float">
            <text:p>126.87</text:p>
          </table:table-cell>
          <table:table-cell office:value-type="string" calcext:value-type="string">
            <text:p>32MB</text:p>
          </table:table-cell>
          <table:table-cell table:formula="of:=NUMBERVALUE(LEFT([.C8];LEN([.C8])-2))*IF(ISERROR(SEARCH(&quot;MB&quot;;[.C8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E8];LEN([.E8])-2))*IF(ISERROR(SEARCH(&quot;MB&quot;;[.E8])) ;1024;1)" office:value-type="float" office:value="256" calcext:value-type="float">
            <text:p>256</text:p>
          </table:table-cell>
          <table:table-cell office:value-type="string" calcext:value-type="string">
            <text:p>32MB</text:p>
          </table:table-cell>
          <table:table-cell table:formula="of:=NUMBERVALUE(LEFT([.G8];LEN([.G8])-2))*IF(ISERROR(SEARCH(&quot;MB&quot;;[.G8])) ;1024;1)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1GB</text:p>
          </table:table-cell>
          <table:table-cell table:formula="of:=NUMBERVALUE(LEFT([.N8];LEN([.N8])-2))*IF(ISERROR(SEARCH(&quot;MB&quot;;[.N8])) ;1024;1)" office:value-type="float" office:value="1024" calcext:value-type="float">
            <text:p>102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8]=&quot;on&quot;;1;0)" office:value-type="float" office:value="0" calcext:value-type="float">
            <text:p>0</text:p>
          </table:table-cell>
          <table:table-cell office:value-type="float" office:value="126.874653816223" calcext:value-type="float">
            <text:p>126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900213479996" calcext:value-type="float">
            <text:p>126.90</text:p>
          </table:table-cell>
          <table:table-cell office:value-type="string" calcext:value-type="string">
            <text:p>2MB</text:p>
          </table:table-cell>
          <table:table-cell table:formula="of:=NUMBERVALUE(LEFT([.C9];LEN([.C9])-2))*IF(ISERROR(SEARCH(&quot;MB&quot;;[.C9])) ;1024;1)" office:value-type="float" office:value="2" calcext:value-type="float">
            <text:p>2</text:p>
          </table:table-cell>
          <table:table-cell office:value-type="string" calcext:value-type="string">
            <text:p>4MB</text:p>
          </table:table-cell>
          <table:table-cell table:formula="of:=NUMBERVALUE(LEFT([.E9];LEN([.E9])-2))*IF(ISERROR(SEARCH(&quot;MB&quot;;[.E9])) ;1024;1)" office:value-type="float" office:value="4" calcext:value-type="float">
            <text:p>4</text:p>
          </table:table-cell>
          <table:table-cell office:value-type="string" calcext:value-type="string">
            <text:p>8GB</text:p>
          </table:table-cell>
          <table:table-cell table:formula="of:=NUMBERVALUE(LEFT([.G9];LEN([.G9])-2))*IF(ISERROR(SEARCH(&quot;MB&quot;;[.G9])) ;1024;1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B</text:p>
          </table:table-cell>
          <table:table-cell office:value-type="string" calcext:value-type="string">
            <text:p>8GB</text:p>
          </table:table-cell>
          <table:table-cell table:formula="of:=NUMBERVALUE(LEFT([.N9];LEN([.N9])-2))*IF(ISERROR(SEARCH(&quot;MB&quot;;[.N9])) ;1024;1)" office:value-type="float" office:value="8192" calcext:value-type="float">
            <text:p>819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9]=&quot;on&quot;;1;0)" office:value-type="float" office:value="1" calcext:value-type="float">
            <text:p>1</text:p>
          </table:table-cell>
          <table:table-cell office:value-type="float" office:value="126.900213479996" calcext:value-type="float">
            <text:p>126.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.759467124939" calcext:value-type="float">
            <text:p>127.76</text:p>
          </table:table-cell>
          <table:table-cell office:value-type="string" calcext:value-type="string">
            <text:p>8GB</text:p>
          </table:table-cell>
          <table:table-cell table:formula="of:=NUMBERVALUE(LEFT([.C10];LEN([.C10])-2))*IF(ISERROR(SEARCH(&quot;MB&quot;;[.C10])) ;1024;1)" office:value-type="float" office:value="8192" calcext:value-type="float">
            <text:p>8192</text:p>
          </table:table-cell>
          <table:table-cell office:value-type="string" calcext:value-type="string">
            <text:p>1GB</text:p>
          </table:table-cell>
          <table:table-cell table:formula="of:=NUMBERVALUE(LEFT([.E10];LEN([.E10])-2))*IF(ISERROR(SEARCH(&quot;MB&quot;;[.E10])) ;1024;1)" office:value-type="float" office:value="1024" calcext:value-type="float">
            <text:p>1024</text:p>
          </table:table-cell>
          <table:table-cell office:value-type="string" calcext:value-type="string">
            <text:p>4MB</text:p>
          </table:table-cell>
          <table:table-cell table:formula="of:=NUMBERVALUE(LEFT([.G10];LEN([.G10])-2))*IF(ISERROR(SEARCH(&quot;MB&quot;;[.G10])) ;1024;1)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8GB</text:p>
          </table:table-cell>
          <table:table-cell table:formula="of:=NUMBERVALUE(LEFT([.N10];LEN([.N10])-2))*IF(ISERROR(SEARCH(&quot;MB&quot;;[.N10])) ;1024;1)"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1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0]=&quot;on&quot;;1;0)" office:value-type="float" office:value="1" calcext:value-type="float">
            <text:p>1</text:p>
          </table:table-cell>
          <table:table-cell office:value-type="float" office:value="127.759467124939" calcext:value-type="float">
            <text:p>127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.971664428711" calcext:value-type="float">
            <text:p>127.97</text:p>
          </table:table-cell>
          <table:table-cell office:value-type="string" calcext:value-type="string">
            <text:p>8MB</text:p>
          </table:table-cell>
          <table:table-cell table:formula="of:=NUMBERVALUE(LEFT([.C11];LEN([.C11])-2))*IF(ISERROR(SEARCH(&quot;MB&quot;;[.C11])) ;1024;1)" office:value-type="float" office:value="8" calcext:value-type="float">
            <text:p>8</text:p>
          </table:table-cell>
          <table:table-cell office:value-type="string" calcext:value-type="string">
            <text:p>64MB</text:p>
          </table:table-cell>
          <table:table-cell table:formula="of:=NUMBERVALUE(LEFT([.E11];LEN([.E11])-2))*IF(ISERROR(SEARCH(&quot;MB&quot;;[.E11])) ;1024;1)" office:value-type="float" office:value="64" calcext:value-type="float">
            <text:p>64</text:p>
          </table:table-cell>
          <table:table-cell office:value-type="string" calcext:value-type="string">
            <text:p>256MB</text:p>
          </table:table-cell>
          <table:table-cell table:formula="of:=NUMBERVALUE(LEFT([.G11];LEN([.G11])-2))*IF(ISERROR(SEARCH(&quot;MB&quot;;[.G11])) ;1024;1)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11];LEN([.N11])-2))*IF(ISERROR(SEARCH(&quot;MB&quot;;[.N11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11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1]=&quot;on&quot;;1;0)" office:value-type="float" office:value="0" calcext:value-type="float">
            <text:p>0</text:p>
          </table:table-cell>
          <table:table-cell office:value-type="float" office:value="127.971664428711" calcext:value-type="float">
            <text:p>127.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.284465312958" calcext:value-type="float">
            <text:p>128.28</text:p>
          </table:table-cell>
          <table:table-cell office:value-type="string" calcext:value-type="string">
            <text:p>32MB</text:p>
          </table:table-cell>
          <table:table-cell table:formula="of:=NUMBERVALUE(LEFT([.C12];LEN([.C12])-2))*IF(ISERROR(SEARCH(&quot;MB&quot;;[.C12])) ;1024;1)" office:value-type="float" office:value="32" calcext:value-type="float">
            <text:p>32</text:p>
          </table:table-cell>
          <table:table-cell office:value-type="string" calcext:value-type="string">
            <text:p>1MB</text:p>
          </table:table-cell>
          <table:table-cell table:formula="of:=NUMBERVALUE(LEFT([.E12];LEN([.E12])-2))*IF(ISERROR(SEARCH(&quot;MB&quot;;[.E12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12];LEN([.G12])-2))*IF(ISERROR(SEARCH(&quot;MB&quot;;[.G12])) ;1024;1)"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2MB</text:p>
          </table:table-cell>
          <table:table-cell table:formula="of:=NUMBERVALUE(LEFT([.N12];LEN([.N12])-2))*IF(ISERROR(SEARCH(&quot;MB&quot;;[.N12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12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2]=&quot;on&quot;;1;0)" office:value-type="float" office:value="1" calcext:value-type="float">
            <text:p>1</text:p>
          </table:table-cell>
          <table:table-cell office:value-type="float" office:value="128.284465312958" calcext:value-type="float">
            <text:p>128.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.445380210876" calcext:value-type="float">
            <text:p>129.45</text:p>
          </table:table-cell>
          <table:table-cell office:value-type="string" calcext:value-type="string">
            <text:p>512MB</text:p>
          </table:table-cell>
          <table:table-cell table:formula="of:=NUMBERVALUE(LEFT([.C13];LEN([.C13])-2))*IF(ISERROR(SEARCH(&quot;MB&quot;;[.C13])) ;1024;1)" office:value-type="float" office:value="512" calcext:value-type="float">
            <text:p>512</text:p>
          </table:table-cell>
          <table:table-cell office:value-type="string" calcext:value-type="string">
            <text:p>128MB</text:p>
          </table:table-cell>
          <table:table-cell table:formula="of:=NUMBERVALUE(LEFT([.E13];LEN([.E13])-2))*IF(ISERROR(SEARCH(&quot;MB&quot;;[.E13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13];LEN([.G13])-2))*IF(ISERROR(SEARCH(&quot;MB&quot;;[.G13])) ;1024;1)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512MB</text:p>
          </table:table-cell>
          <table:table-cell table:formula="of:=NUMBERVALUE(LEFT([.N13];LEN([.N13])-2))*IF(ISERROR(SEARCH(&quot;MB&quot;;[.N13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3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3]=&quot;on&quot;;1;0)" office:value-type="float" office:value="1" calcext:value-type="float">
            <text:p>1</text:p>
          </table:table-cell>
          <table:table-cell office:value-type="float" office:value="129.445380210876" calcext:value-type="float">
            <text:p>129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812140226364" calcext:value-type="float">
            <text:p>179.81</text:p>
          </table:table-cell>
          <table:table-cell office:value-type="string" calcext:value-type="string">
            <text:p>1GB</text:p>
          </table:table-cell>
          <table:table-cell table:formula="of:=NUMBERVALUE(LEFT([.C14];LEN([.C14])-2))*IF(ISERROR(SEARCH(&quot;MB&quot;;[.C14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4];LEN([.E14])-2))*IF(ISERROR(SEARCH(&quot;MB&quot;;[.E14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4];LEN([.G14])-2))*IF(ISERROR(SEARCH(&quot;MB&quot;;[.G14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4];LEN([.N14])-2))*IF(ISERROR(SEARCH(&quot;MB&quot;;[.N14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1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14]=&quot;on&quot;;1;0)" office:value-type="float" office:value="0" calcext:value-type="float">
            <text:p>0</text:p>
          </table:table-cell>
          <table:table-cell office:value-type="float" office:value="179.812140226364" calcext:value-type="float">
            <text:p>179.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.123240947723" calcext:value-type="float">
            <text:p>212.12</text:p>
          </table:table-cell>
          <table:table-cell office:value-type="string" calcext:value-type="string">
            <text:p>512MB</text:p>
          </table:table-cell>
          <table:table-cell table:formula="of:=NUMBERVALUE(LEFT([.C15];LEN([.C15])-2))*IF(ISERROR(SEARCH(&quot;MB&quot;;[.C15])) ;1024;1)" office:value-type="float" office:value="512" calcext:value-type="float">
            <text:p>512</text:p>
          </table:table-cell>
          <table:table-cell office:value-type="string" calcext:value-type="string">
            <text:p>64MB</text:p>
          </table:table-cell>
          <table:table-cell table:formula="of:=NUMBERVALUE(LEFT([.E15];LEN([.E15])-2))*IF(ISERROR(SEARCH(&quot;MB&quot;;[.E15])) ;1024;1)" office:value-type="float" office:value="64" calcext:value-type="float">
            <text:p>64</text:p>
          </table:table-cell>
          <table:table-cell office:value-type="string" calcext:value-type="string">
            <text:p>2GB</text:p>
          </table:table-cell>
          <table:table-cell table:formula="of:=NUMBERVALUE(LEFT([.G15];LEN([.G15])-2))*IF(ISERROR(SEARCH(&quot;MB&quot;;[.G15])) ;1024;1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5];LEN([.N15])-2))*IF(ISERROR(SEARCH(&quot;MB&quot;;[.N15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1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5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15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15]=&quot;on&quot;;1;0)" office:value-type="float" office:value="1" calcext:value-type="float">
            <text:p>1</text:p>
          </table:table-cell>
          <table:table-cell office:value-type="float" office:value="212.123240947723" calcext:value-type="float">
            <text:p>212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.012869358063" calcext:value-type="float">
            <text:p>219.01</text:p>
          </table:table-cell>
          <table:table-cell office:value-type="string" calcext:value-type="string">
            <text:p>2GB</text:p>
          </table:table-cell>
          <table:table-cell table:formula="of:=NUMBERVALUE(LEFT([.C16];LEN([.C16])-2))*IF(ISERROR(SEARCH(&quot;MB&quot;;[.C16])) ;1024;1)" office:value-type="float" office:value="2048" calcext:value-type="float">
            <text:p>2048</text:p>
          </table:table-cell>
          <table:table-cell office:value-type="string" calcext:value-type="string">
            <text:p>128MB</text:p>
          </table:table-cell>
          <table:table-cell table:formula="of:=NUMBERVALUE(LEFT([.E16];LEN([.E16])-2))*IF(ISERROR(SEARCH(&quot;MB&quot;;[.E16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16];LEN([.G16])-2))*IF(ISERROR(SEARCH(&quot;MB&quot;;[.G16])) ;1024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16];LEN([.N16])-2))*IF(ISERROR(SEARCH(&quot;MB&quot;;[.N16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1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16]=&quot;on&quot;;1;0)" office:value-type="float" office:value="0" calcext:value-type="float">
            <text:p>0</text:p>
          </table:table-cell>
          <table:table-cell office:value-type="float" office:value="219.012869358063" calcext:value-type="float">
            <text:p>219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.021938800812" calcext:value-type="float">
            <text:p>219.02</text:p>
          </table:table-cell>
          <table:table-cell office:value-type="string" calcext:value-type="string">
            <text:p>8GB</text:p>
          </table:table-cell>
          <table:table-cell table:formula="of:=NUMBERVALUE(LEFT([.C17];LEN([.C17])-2))*IF(ISERROR(SEARCH(&quot;MB&quot;;[.C17])) ;1024;1)" office:value-type="float" office:value="8192" calcext:value-type="float">
            <text:p>8192</text:p>
          </table:table-cell>
          <table:table-cell office:value-type="string" calcext:value-type="string">
            <text:p>512MB</text:p>
          </table:table-cell>
          <table:table-cell table:formula="of:=NUMBERVALUE(LEFT([.E17];LEN([.E17])-2))*IF(ISERROR(SEARCH(&quot;MB&quot;;[.E17])) ;1024;1)" office:value-type="float" office:value="512" calcext:value-type="float">
            <text:p>512</text:p>
          </table:table-cell>
          <table:table-cell office:value-type="string" calcext:value-type="string">
            <text:p>256MB</text:p>
          </table:table-cell>
          <table:table-cell table:formula="of:=NUMBERVALUE(LEFT([.G17];LEN([.G17])-2))*IF(ISERROR(SEARCH(&quot;MB&quot;;[.G17])) ;1024;1)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64MB</text:p>
          </table:table-cell>
          <table:table-cell table:formula="of:=NUMBERVALUE(LEFT([.N17];LEN([.N17])-2))*IF(ISERROR(SEARCH(&quot;MB&quot;;[.N17])) ;1024;1)"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17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7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17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17]=&quot;on&quot;;1;0)" office:value-type="float" office:value="1" calcext:value-type="float">
            <text:p>1</text:p>
          </table:table-cell>
          <table:table-cell office:value-type="float" office:value="219.021938800812" calcext:value-type="float">
            <text:p>219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.283613204956" calcext:value-type="float">
            <text:p>302.28</text:p>
          </table:table-cell>
          <table:table-cell office:value-type="string" calcext:value-type="string">
            <text:p>8MB</text:p>
          </table:table-cell>
          <table:table-cell table:formula="of:=NUMBERVALUE(LEFT([.C18];LEN([.C18])-2))*IF(ISERROR(SEARCH(&quot;MB&quot;;[.C18])) ;1024;1)"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table:formula="of:=NUMBERVALUE(LEFT([.E18];LEN([.E18])-2))*IF(ISERROR(SEARCH(&quot;MB&quot;;[.E18])) ;1024;1)" office:value-type="float" office:value="4096" calcext:value-type="float">
            <text:p>4096</text:p>
          </table:table-cell>
          <table:table-cell office:value-type="string" calcext:value-type="string">
            <text:p>4GB</text:p>
          </table:table-cell>
          <table:table-cell table:formula="of:=NUMBERVALUE(LEFT([.G18];LEN([.G18])-2))*IF(ISERROR(SEARCH(&quot;MB&quot;;[.G18])) ;1024;1)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128MB</text:p>
          </table:table-cell>
          <table:table-cell table:formula="of:=NUMBERVALUE(LEFT([.N18];LEN([.N18])-2))*IF(ISERROR(SEARCH(&quot;MB&quot;;[.N18])) ;1024;1)" office:value-type="float" office:value="128" calcext:value-type="float">
            <text:p>12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1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18]=&quot;on&quot;;1;0)" office:value-type="float" office:value="1" calcext:value-type="float">
            <text:p>1</text:p>
          </table:table-cell>
          <table:table-cell office:value-type="float" office:value="302.283613204956" calcext:value-type="float">
            <text:p>302.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8.896541595459" calcext:value-type="float">
            <text:p>608.90</text:p>
          </table:table-cell>
          <table:table-cell office:value-type="string" calcext:value-type="string">
            <text:p>2MB</text:p>
          </table:table-cell>
          <table:table-cell table:formula="of:=NUMBERVALUE(LEFT([.C19];LEN([.C19])-2))*IF(ISERROR(SEARCH(&quot;MB&quot;;[.C19])) ;1024;1)" office:value-type="float" office:value="2" calcext:value-type="float">
            <text:p>2</text:p>
          </table:table-cell>
          <table:table-cell office:value-type="string" calcext:value-type="string">
            <text:p>512MB</text:p>
          </table:table-cell>
          <table:table-cell table:formula="of:=NUMBERVALUE(LEFT([.E19];LEN([.E19])-2))*IF(ISERROR(SEARCH(&quot;MB&quot;;[.E19])) ;1024;1)" office:value-type="float" office:value="512" calcext:value-type="float">
            <text:p>512</text:p>
          </table:table-cell>
          <table:table-cell office:value-type="string" calcext:value-type="string">
            <text:p>1GB</text:p>
          </table:table-cell>
          <table:table-cell table:formula="of:=NUMBERVALUE(LEFT([.G19];LEN([.G19])-2))*IF(ISERROR(SEARCH(&quot;MB&quot;;[.G19])) ;1024;1)"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19];LEN([.N19])-2))*IF(ISERROR(SEARCH(&quot;MB&quot;;[.N19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1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19]=&quot;on&quot;;1;0)" office:value-type="float" office:value="0" calcext:value-type="float">
            <text:p>0</text:p>
          </table:table-cell>
          <table:table-cell office:value-type="float" office:value="608.896541595459" calcext:value-type="float">
            <text:p>608.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8.873235940933" calcext:value-type="float">
            <text:p>758.87</text:p>
          </table:table-cell>
          <table:table-cell office:value-type="string" calcext:value-type="string">
            <text:p>1MB</text:p>
          </table:table-cell>
          <table:table-cell table:formula="of:=NUMBERVALUE(LEFT([.C20];LEN([.C20])-2))*IF(ISERROR(SEARCH(&quot;MB&quot;;[.C20])) ;1024;1)" office:value-type="float" office:value="1" calcext:value-type="float">
            <text:p>1</text:p>
          </table:table-cell>
          <table:table-cell office:value-type="string" calcext:value-type="string">
            <text:p>4GB</text:p>
          </table:table-cell>
          <table:table-cell table:formula="of:=NUMBERVALUE(LEFT([.E20];LEN([.E20])-2))*IF(ISERROR(SEARCH(&quot;MB&quot;;[.E20])) ;1024;1)" office:value-type="float" office:value="4096" calcext:value-type="float">
            <text:p>4096</text:p>
          </table:table-cell>
          <table:table-cell office:value-type="string" calcext:value-type="string">
            <text:p>4GB</text:p>
          </table:table-cell>
          <table:table-cell table:formula="of:=NUMBERVALUE(LEFT([.G20];LEN([.G20])-2))*IF(ISERROR(SEARCH(&quot;MB&quot;;[.G20])) ;1024;1)" office:value-type="float" office:value="4096" calcext:value-type="float">
            <text:p>4096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1GB</text:p>
          </table:table-cell>
          <table:table-cell table:formula="of:=NUMBERVALUE(LEFT([.N20];LEN([.N20])-2))*IF(ISERROR(SEARCH(&quot;MB&quot;;[.N20])) ;1024;1)" office:value-type="float" office:value="1024" calcext:value-type="float">
            <text:p>102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2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2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2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20]=&quot;on&quot;;1;0)" office:value-type="float" office:value="0" calcext:value-type="float">
            <text:p>0</text:p>
          </table:table-cell>
          <table:table-cell office:value-type="float" office:value="758.873235940933" calcext:value-type="float">
            <text:p>758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.264837741852" calcext:value-type="float">
            <text:p>858.26</text:p>
          </table:table-cell>
          <table:table-cell office:value-type="string" calcext:value-type="string">
            <text:p>1MB</text:p>
          </table:table-cell>
          <table:table-cell table:formula="of:=NUMBERVALUE(LEFT([.C21];LEN([.C21])-2))*IF(ISERROR(SEARCH(&quot;MB&quot;;[.C21])) ;1024;1)" office:value-type="float" office:value="1" calcext:value-type="float">
            <text:p>1</text:p>
          </table:table-cell>
          <table:table-cell office:value-type="string" calcext:value-type="string">
            <text:p>64MB</text:p>
          </table:table-cell>
          <table:table-cell table:formula="of:=NUMBERVALUE(LEFT([.E21];LEN([.E21])-2))*IF(ISERROR(SEARCH(&quot;MB&quot;;[.E21])) ;1024;1)" office:value-type="float" office:value="64" calcext:value-type="float">
            <text:p>64</text:p>
          </table:table-cell>
          <table:table-cell office:value-type="string" calcext:value-type="string">
            <text:p>2GB</text:p>
          </table:table-cell>
          <table:table-cell table:formula="of:=NUMBERVALUE(LEFT([.G21];LEN([.G21])-2))*IF(ISERROR(SEARCH(&quot;MB&quot;;[.G21])) ;1024;1)"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B</text:p>
          </table:table-cell>
          <table:table-cell office:value-type="string" calcext:value-type="string">
            <text:p>16MB</text:p>
          </table:table-cell>
          <table:table-cell table:formula="of:=NUMBERVALUE(LEFT([.N21];LEN([.N21])-2))*IF(ISERROR(SEARCH(&quot;MB&quot;;[.N21])) ;1024;1)"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2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2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21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21]=&quot;on&quot;;1;0)" office:value-type="float" office:value="1" calcext:value-type="float">
            <text:p>1</text:p>
          </table:table-cell>
          <table:table-cell office:value-type="float" office:value="858.264837741852" calcext:value-type="float">
            <text:p>858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.934977531433" calcext:value-type="float">
            <text:p>125.93</text:p>
          </table:table-cell>
          <table:table-cell office:value-type="string" calcext:value-type="string">
            <text:p>1MB</text:p>
          </table:table-cell>
          <table:table-cell table:formula="of:=NUMBERVALUE(LEFT([.C22];LEN([.C22])-2))*IF(ISERROR(SEARCH(&quot;MB&quot;;[.C22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22];LEN([.E22])-2))*IF(ISERROR(SEARCH(&quot;MB&quot;;[.E22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22];LEN([.G22])-2))*IF(ISERROR(SEARCH(&quot;MB&quot;;[.G22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22];LEN([.N22])-2))*IF(ISERROR(SEARCH(&quot;MB&quot;;[.N22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2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2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2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22]=&quot;on&quot;;1;0)" office:value-type="float" office:value="1" calcext:value-type="float">
            <text:p>1</text:p>
          </table:table-cell>
          <table:table-cell office:value-type="float" office:value="125.934977531433" calcext:value-type="float">
            <text:p>125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.066997289658" calcext:value-type="float">
            <text:p>126.07</text:p>
          </table:table-cell>
          <table:table-cell office:value-type="string" calcext:value-type="string">
            <text:p>8MB</text:p>
          </table:table-cell>
          <table:table-cell table:formula="of:=NUMBERVALUE(LEFT([.C23];LEN([.C23])-2))*IF(ISERROR(SEARCH(&quot;MB&quot;;[.C23])) ;1024;1)" office:value-type="float" office:value="8" calcext:value-type="float">
            <text:p>8</text:p>
          </table:table-cell>
          <table:table-cell office:value-type="string" calcext:value-type="string">
            <text:p>1GB</text:p>
          </table:table-cell>
          <table:table-cell table:formula="of:=NUMBERVALUE(LEFT([.E23];LEN([.E23])-2))*IF(ISERROR(SEARCH(&quot;MB&quot;;[.E23])) ;1024;1)" office:value-type="float" office:value="1024" calcext:value-type="float">
            <text:p>1024</text:p>
          </table:table-cell>
          <table:table-cell office:value-type="string" calcext:value-type="string">
            <text:p>64MB</text:p>
          </table:table-cell>
          <table:table-cell table:formula="of:=NUMBERVALUE(LEFT([.G23];LEN([.G23])-2))*IF(ISERROR(SEARCH(&quot;MB&quot;;[.G23])) ;1024;1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23];LEN([.N23])-2))*IF(ISERROR(SEARCH(&quot;MB&quot;;[.N23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2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2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3]=&quot;on&quot;;1;0)" office:value-type="float" office:value="0" calcext:value-type="float">
            <text:p>0</text:p>
          </table:table-cell>
          <table:table-cell office:value-type="float" office:value="126.066997289658" calcext:value-type="float">
            <text:p>126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.925917625427" calcext:value-type="float">
            <text:p>126.93</text:p>
          </table:table-cell>
          <table:table-cell office:value-type="string" calcext:value-type="string">
            <text:p>1GB</text:p>
          </table:table-cell>
          <table:table-cell table:formula="of:=NUMBERVALUE(LEFT([.C24];LEN([.C24])-2))*IF(ISERROR(SEARCH(&quot;MB&quot;;[.C24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24];LEN([.E24])-2))*IF(ISERROR(SEARCH(&quot;MB&quot;;[.E24])) ;1024;1)" office:value-type="float" office:value="128" calcext:value-type="float">
            <text:p>128</text:p>
          </table:table-cell>
          <table:table-cell office:value-type="string" calcext:value-type="string">
            <text:p>16MB</text:p>
          </table:table-cell>
          <table:table-cell table:formula="of:=NUMBERVALUE(LEFT([.G24];LEN([.G24])-2))*IF(ISERROR(SEARCH(&quot;MB&quot;;[.G24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4MB</text:p>
          </table:table-cell>
          <table:table-cell office:value-type="string" calcext:value-type="string">
            <text:p>32MB</text:p>
          </table:table-cell>
          <table:table-cell table:formula="of:=NUMBERVALUE(LEFT([.N24];LEN([.N24])-2))*IF(ISERROR(SEARCH(&quot;MB&quot;;[.N24])) ;1024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24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2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24]=&quot;on&quot;;1;0)" office:value-type="float" office:value="1" calcext:value-type="float">
            <text:p>1</text:p>
          </table:table-cell>
          <table:table-cell office:value-type="float" office:value="126.925917625427" calcext:value-type="float">
            <text:p>126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.939940214157" calcext:value-type="float">
            <text:p>126.94</text:p>
          </table:table-cell>
          <table:table-cell office:value-type="string" calcext:value-type="string">
            <text:p>512MB</text:p>
          </table:table-cell>
          <table:table-cell table:formula="of:=NUMBERVALUE(LEFT([.C25];LEN([.C25])-2))*IF(ISERROR(SEARCH(&quot;MB&quot;;[.C25])) ;1024;1)" office:value-type="float" office:value="512" calcext:value-type="float">
            <text:p>512</text:p>
          </table:table-cell>
          <table:table-cell office:value-type="string" calcext:value-type="string">
            <text:p>32MB</text:p>
          </table:table-cell>
          <table:table-cell table:formula="of:=NUMBERVALUE(LEFT([.E25];LEN([.E25])-2))*IF(ISERROR(SEARCH(&quot;MB&quot;;[.E25])) ;1024;1)" office:value-type="float" office:value="32" calcext:value-type="float">
            <text:p>32</text:p>
          </table:table-cell>
          <table:table-cell office:value-type="string" calcext:value-type="string">
            <text:p>512MB</text:p>
          </table:table-cell>
          <table:table-cell table:formula="of:=NUMBERVALUE(LEFT([.G25];LEN([.G25])-2))*IF(ISERROR(SEARCH(&quot;MB&quot;;[.G25])) ;1024;1)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8GB</text:p>
          </table:table-cell>
          <table:table-cell table:formula="of:=NUMBERVALUE(LEFT([.N25];LEN([.N25])-2))*IF(ISERROR(SEARCH(&quot;MB&quot;;[.N25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2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2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2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25]=&quot;on&quot;;1;0)" office:value-type="float" office:value="1" calcext:value-type="float">
            <text:p>1</text:p>
          </table:table-cell>
          <table:table-cell office:value-type="float" office:value="126.939940214157" calcext:value-type="float">
            <text:p>126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265221595764" calcext:value-type="float">
            <text:p>127.27</text:p>
          </table:table-cell>
          <table:table-cell office:value-type="string" calcext:value-type="string">
            <text:p>32MB</text:p>
          </table:table-cell>
          <table:table-cell table:formula="of:=NUMBERVALUE(LEFT([.C26];LEN([.C26])-2))*IF(ISERROR(SEARCH(&quot;MB&quot;;[.C26])) ;1024;1)" office:value-type="float" office:value="32" calcext:value-type="float">
            <text:p>32</text:p>
          </table:table-cell>
          <table:table-cell office:value-type="string" calcext:value-type="string">
            <text:p>4GB</text:p>
          </table:table-cell>
          <table:table-cell table:formula="of:=NUMBERVALUE(LEFT([.E26];LEN([.E26])-2))*IF(ISERROR(SEARCH(&quot;MB&quot;;[.E26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G26];LEN([.G26])-2))*IF(ISERROR(SEARCH(&quot;MB&quot;;[.G26])) ;1024;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26];LEN([.N26])-2))*IF(ISERROR(SEARCH(&quot;MB&quot;;[.N26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2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2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6]=&quot;on&quot;;1;0)" office:value-type="float" office:value="0" calcext:value-type="float">
            <text:p>0</text:p>
          </table:table-cell>
          <table:table-cell office:value-type="float" office:value="127.265221595764" calcext:value-type="float">
            <text:p>127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437066793442" calcext:value-type="float">
            <text:p>127.44</text:p>
          </table:table-cell>
          <table:table-cell office:value-type="string" calcext:value-type="string">
            <text:p>32MB</text:p>
          </table:table-cell>
          <table:table-cell table:formula="of:=NUMBERVALUE(LEFT([.C27];LEN([.C27])-2))*IF(ISERROR(SEARCH(&quot;MB&quot;;[.C27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E27];LEN([.E27])-2))*IF(ISERROR(SEARCH(&quot;MB&quot;;[.E27])) ;1024;1)" office:value-type="float" office:value="256" calcext:value-type="float">
            <text:p>256</text:p>
          </table:table-cell>
          <table:table-cell office:value-type="string" calcext:value-type="string">
            <text:p>8GB</text:p>
          </table:table-cell>
          <table:table-cell table:formula="of:=NUMBERVALUE(LEFT([.G27];LEN([.G27])-2))*IF(ISERROR(SEARCH(&quot;MB&quot;;[.G27])) ;1024;1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B</text:p>
          </table:table-cell>
          <table:table-cell office:value-type="string" calcext:value-type="string">
            <text:p>8GB</text:p>
          </table:table-cell>
          <table:table-cell table:formula="of:=NUMBERVALUE(LEFT([.N27];LEN([.N27])-2))*IF(ISERROR(SEARCH(&quot;MB&quot;;[.N27])) ;1024;1)" office:value-type="float" office:value="8192" calcext:value-type="float">
            <text:p>819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2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2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2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27]=&quot;on&quot;;1;0)" office:value-type="float" office:value="1" calcext:value-type="float">
            <text:p>1</text:p>
          </table:table-cell>
          <table:table-cell office:value-type="float" office:value="127.437066793442" calcext:value-type="float">
            <text:p>127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580667257309" calcext:value-type="float">
            <text:p>127.58</text:p>
          </table:table-cell>
          <table:table-cell office:value-type="string" calcext:value-type="string">
            <text:p>8MB</text:p>
          </table:table-cell>
          <table:table-cell table:formula="of:=NUMBERVALUE(LEFT([.C28];LEN([.C28])-2))*IF(ISERROR(SEARCH(&quot;MB&quot;;[.C28])) ;1024;1)" office:value-type="float" office:value="8" calcext:value-type="float">
            <text:p>8</text:p>
          </table:table-cell>
          <table:table-cell office:value-type="string" calcext:value-type="string">
            <text:p>64MB</text:p>
          </table:table-cell>
          <table:table-cell table:formula="of:=NUMBERVALUE(LEFT([.E28];LEN([.E28])-2))*IF(ISERROR(SEARCH(&quot;MB&quot;;[.E28])) ;1024;1)" office:value-type="float" office:value="64" calcext:value-type="float">
            <text:p>64</text:p>
          </table:table-cell>
          <table:table-cell office:value-type="string" calcext:value-type="string">
            <text:p>256MB</text:p>
          </table:table-cell>
          <table:table-cell table:formula="of:=NUMBERVALUE(LEFT([.G28];LEN([.G28])-2))*IF(ISERROR(SEARCH(&quot;MB&quot;;[.G28])) ;1024;1)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28];LEN([.N28])-2))*IF(ISERROR(SEARCH(&quot;MB&quot;;[.N28])) ;1024;1)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2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2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28]=&quot;on&quot;;1;0)" office:value-type="float" office:value="1" calcext:value-type="float">
            <text:p>1</text:p>
          </table:table-cell>
          <table:table-cell office:value-type="float" office:value="127.580667257309" calcext:value-type="float">
            <text:p>127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755624294281" calcext:value-type="float">
            <text:p>127.76</text:p>
          </table:table-cell>
          <table:table-cell office:value-type="string" calcext:value-type="string">
            <text:p>512MB</text:p>
          </table:table-cell>
          <table:table-cell table:formula="of:=NUMBERVALUE(LEFT([.C29];LEN([.C29])-2))*IF(ISERROR(SEARCH(&quot;MB&quot;;[.C29])) ;1024;1)" office:value-type="float" office:value="512" calcext:value-type="float">
            <text:p>512</text:p>
          </table:table-cell>
          <table:table-cell office:value-type="string" calcext:value-type="string">
            <text:p>128MB</text:p>
          </table:table-cell>
          <table:table-cell table:formula="of:=NUMBERVALUE(LEFT([.E29];LEN([.E29])-2))*IF(ISERROR(SEARCH(&quot;MB&quot;;[.E29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29];LEN([.G29])-2))*IF(ISERROR(SEARCH(&quot;MB&quot;;[.G29])) ;1024;1)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512MB</text:p>
          </table:table-cell>
          <table:table-cell table:formula="of:=NUMBERVALUE(LEFT([.N29];LEN([.N29])-2))*IF(ISERROR(SEARCH(&quot;MB&quot;;[.N29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2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2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29]=&quot;on&quot;;1;0)" office:value-type="float" office:value="1" calcext:value-type="float">
            <text:p>1</text:p>
          </table:table-cell>
          <table:table-cell office:value-type="float" office:value="127.755624294281" calcext:value-type="float">
            <text:p>127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7634370327" calcext:value-type="float">
            <text:p>127.76</text:p>
          </table:table-cell>
          <table:table-cell office:value-type="string" calcext:value-type="string">
            <text:p>32MB</text:p>
          </table:table-cell>
          <table:table-cell table:formula="of:=NUMBERVALUE(LEFT([.C30];LEN([.C30])-2))*IF(ISERROR(SEARCH(&quot;MB&quot;;[.C30])) ;1024;1)" office:value-type="float" office:value="32" calcext:value-type="float">
            <text:p>32</text:p>
          </table:table-cell>
          <table:table-cell office:value-type="string" calcext:value-type="string">
            <text:p>1MB</text:p>
          </table:table-cell>
          <table:table-cell table:formula="of:=NUMBERVALUE(LEFT([.E30];LEN([.E30])-2))*IF(ISERROR(SEARCH(&quot;MB&quot;;[.E30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30];LEN([.G30])-2))*IF(ISERROR(SEARCH(&quot;MB&quot;;[.G30])) ;1024;1)"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2MB</text:p>
          </table:table-cell>
          <table:table-cell table:formula="of:=NUMBERVALUE(LEFT([.N30];LEN([.N30])-2))*IF(ISERROR(SEARCH(&quot;MB&quot;;[.N30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3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3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3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30]=&quot;on&quot;;1;0)" office:value-type="float" office:value="1" calcext:value-type="float">
            <text:p>1</text:p>
          </table:table-cell>
          <table:table-cell office:value-type="float" office:value="127.7634370327" calcext:value-type="float">
            <text:p>127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811332941055" calcext:value-type="float">
            <text:p>127.81</text:p>
          </table:table-cell>
          <table:table-cell office:value-type="string" calcext:value-type="string">
            <text:p>8GB</text:p>
          </table:table-cell>
          <table:table-cell table:formula="of:=NUMBERVALUE(LEFT([.C31];LEN([.C31])-2))*IF(ISERROR(SEARCH(&quot;MB&quot;;[.C31])) ;1024;1)" office:value-type="float" office:value="8192" calcext:value-type="float">
            <text:p>8192</text:p>
          </table:table-cell>
          <table:table-cell office:value-type="string" calcext:value-type="string">
            <text:p>1GB</text:p>
          </table:table-cell>
          <table:table-cell table:formula="of:=NUMBERVALUE(LEFT([.E31];LEN([.E31])-2))*IF(ISERROR(SEARCH(&quot;MB&quot;;[.E31])) ;1024;1)" office:value-type="float" office:value="1024" calcext:value-type="float">
            <text:p>1024</text:p>
          </table:table-cell>
          <table:table-cell office:value-type="string" calcext:value-type="string">
            <text:p>4MB</text:p>
          </table:table-cell>
          <table:table-cell table:formula="of:=NUMBERVALUE(LEFT([.G31];LEN([.G31])-2))*IF(ISERROR(SEARCH(&quot;MB&quot;;[.G31])) ;1024;1)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8GB</text:p>
          </table:table-cell>
          <table:table-cell table:formula="of:=NUMBERVALUE(LEFT([.N31];LEN([.N31])-2))*IF(ISERROR(SEARCH(&quot;MB&quot;;[.N31])) ;1024;1)" office:value-type="float" office:value="8192" calcext:value-type="float">
            <text:p>819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31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3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3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31]=&quot;on&quot;;1;0)" office:value-type="float" office:value="0" calcext:value-type="float">
            <text:p>0</text:p>
          </table:table-cell>
          <table:table-cell office:value-type="float" office:value="127.811332941055" calcext:value-type="float">
            <text:p>127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.096473693848" calcext:value-type="float">
            <text:p>128.10</text:p>
          </table:table-cell>
          <table:table-cell office:value-type="string" calcext:value-type="string">
            <text:p>128MB</text:p>
          </table:table-cell>
          <table:table-cell table:formula="of:=NUMBERVALUE(LEFT([.C32];LEN([.C32])-2))*IF(ISERROR(SEARCH(&quot;MB&quot;;[.C32])) ;1024;1)" office:value-type="float" office:value="128" calcext:value-type="float">
            <text:p>128</text:p>
          </table:table-cell>
          <table:table-cell office:value-type="string" calcext:value-type="string">
            <text:p>32MB</text:p>
          </table:table-cell>
          <table:table-cell table:formula="of:=NUMBERVALUE(LEFT([.E32];LEN([.E32])-2))*IF(ISERROR(SEARCH(&quot;MB&quot;;[.E32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G32];LEN([.G32])-2))*IF(ISERROR(SEARCH(&quot;MB&quot;;[.G32])) ;1024;1)"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1GB</text:p>
          </table:table-cell>
          <table:table-cell table:formula="of:=NUMBERVALUE(LEFT([.N32];LEN([.N32])-2))*IF(ISERROR(SEARCH(&quot;MB&quot;;[.N32])) ;1024;1)" office:value-type="float" office:value="1024" calcext:value-type="float">
            <text:p>102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32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3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3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32]=&quot;on&quot;;1;0)" office:value-type="float" office:value="0" calcext:value-type="float">
            <text:p>0</text:p>
          </table:table-cell>
          <table:table-cell office:value-type="float" office:value="128.096473693848" calcext:value-type="float">
            <text:p>128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.498296737671" calcext:value-type="float">
            <text:p>128.50</text:p>
          </table:table-cell>
          <table:table-cell office:value-type="string" calcext:value-type="string">
            <text:p>2MB</text:p>
          </table:table-cell>
          <table:table-cell table:formula="of:=NUMBERVALUE(LEFT([.C33];LEN([.C33])-2))*IF(ISERROR(SEARCH(&quot;MB&quot;;[.C33])) ;1024;1)" office:value-type="float" office:value="2" calcext:value-type="float">
            <text:p>2</text:p>
          </table:table-cell>
          <table:table-cell office:value-type="string" calcext:value-type="string">
            <text:p>4MB</text:p>
          </table:table-cell>
          <table:table-cell table:formula="of:=NUMBERVALUE(LEFT([.E33];LEN([.E33])-2))*IF(ISERROR(SEARCH(&quot;MB&quot;;[.E33])) ;1024;1)" office:value-type="float" office:value="4" calcext:value-type="float">
            <text:p>4</text:p>
          </table:table-cell>
          <table:table-cell office:value-type="string" calcext:value-type="string">
            <text:p>32MB</text:p>
          </table:table-cell>
          <table:table-cell table:formula="of:=NUMBERVALUE(LEFT([.G33];LEN([.G33])-2))*IF(ISERROR(SEARCH(&quot;MB&quot;;[.G33])) ;1024;1)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1GB</text:p>
          </table:table-cell>
          <table:table-cell table:formula="of:=NUMBERVALUE(LEFT([.N33];LEN([.N33])-2))*IF(ISERROR(SEARCH(&quot;MB&quot;;[.N33])) ;1024;1)" office:value-type="float" office:value="1024" calcext:value-type="float">
            <text:p>102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33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3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3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33]=&quot;on&quot;;1;0)" office:value-type="float" office:value="0" calcext:value-type="float">
            <text:p>0</text:p>
          </table:table-cell>
          <table:table-cell office:value-type="float" office:value="128.498296737671" calcext:value-type="float">
            <text:p>128.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.821571111679" calcext:value-type="float">
            <text:p>128.82</text:p>
          </table:table-cell>
          <table:table-cell office:value-type="string" calcext:value-type="string">
            <text:p>32MB</text:p>
          </table:table-cell>
          <table:table-cell table:formula="of:=NUMBERVALUE(LEFT([.C34];LEN([.C34])-2))*IF(ISERROR(SEARCH(&quot;MB&quot;;[.C34])) ;1024;1)" office:value-type="float" office:value="32" calcext:value-type="float">
            <text:p>32</text:p>
          </table:table-cell>
          <table:table-cell office:value-type="string" calcext:value-type="string">
            <text:p>4GB</text:p>
          </table:table-cell>
          <table:table-cell table:formula="of:=NUMBERVALUE(LEFT([.E34];LEN([.E34])-2))*IF(ISERROR(SEARCH(&quot;MB&quot;;[.E34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G34];LEN([.G34])-2))*IF(ISERROR(SEARCH(&quot;MB&quot;;[.G34])) ;1024;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B</text:p>
          </table:table-cell>
          <table:table-cell office:value-type="string" calcext:value-type="string">
            <text:p>512MB</text:p>
          </table:table-cell>
          <table:table-cell table:formula="of:=NUMBERVALUE(LEFT([.N34];LEN([.N34])-2))*IF(ISERROR(SEARCH(&quot;MB&quot;;[.N34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ff</text:p>
          </table:table-cell>
          <table:table-cell table:formula="of:=IF([.Q3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3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3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34]=&quot;on&quot;;1;0)" office:value-type="float" office:value="1" calcext:value-type="float">
            <text:p>1</text:p>
          </table:table-cell>
          <table:table-cell office:value-type="float" office:value="128.821571111679" calcext:value-type="float">
            <text:p>128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.273839950562" calcext:value-type="float">
            <text:p>179.27</text:p>
          </table:table-cell>
          <table:table-cell office:value-type="string" calcext:value-type="string">
            <text:p>1GB</text:p>
          </table:table-cell>
          <table:table-cell table:formula="of:=NUMBERVALUE(LEFT([.C35];LEN([.C35])-2))*IF(ISERROR(SEARCH(&quot;MB&quot;;[.C35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35];LEN([.E35])-2))*IF(ISERROR(SEARCH(&quot;MB&quot;;[.E35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35];LEN([.G35])-2))*IF(ISERROR(SEARCH(&quot;MB&quot;;[.G35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35];LEN([.N35])-2))*IF(ISERROR(SEARCH(&quot;MB&quot;;[.N35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3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35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35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35]=&quot;on&quot;;1;0)" office:value-type="float" office:value="1" calcext:value-type="float">
            <text:p>1</text:p>
          </table:table-cell>
          <table:table-cell office:value-type="float" office:value="179.273839950562" calcext:value-type="float">
            <text:p>179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.942639350891" calcext:value-type="float">
            <text:p>185.94</text:p>
          </table:table-cell>
          <table:table-cell office:value-type="string" calcext:value-type="string">
            <text:p>512MB</text:p>
          </table:table-cell>
          <table:table-cell table:formula="of:=NUMBERVALUE(LEFT([.C36];LEN([.C36])-2))*IF(ISERROR(SEARCH(&quot;MB&quot;;[.C36])) ;1024;1)" office:value-type="float" office:value="512" calcext:value-type="float">
            <text:p>512</text:p>
          </table:table-cell>
          <table:table-cell office:value-type="string" calcext:value-type="string">
            <text:p>64MB</text:p>
          </table:table-cell>
          <table:table-cell table:formula="of:=NUMBERVALUE(LEFT([.E36];LEN([.E36])-2))*IF(ISERROR(SEARCH(&quot;MB&quot;;[.E36])) ;1024;1)" office:value-type="float" office:value="64" calcext:value-type="float">
            <text:p>64</text:p>
          </table:table-cell>
          <table:table-cell office:value-type="string" calcext:value-type="string">
            <text:p>2GB</text:p>
          </table:table-cell>
          <table:table-cell table:formula="of:=NUMBERVALUE(LEFT([.G36];LEN([.G36])-2))*IF(ISERROR(SEARCH(&quot;MB&quot;;[.G36])) ;1024;1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36];LEN([.N36])-2))*IF(ISERROR(SEARCH(&quot;MB&quot;;[.N36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3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3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3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36]=&quot;on&quot;;1;0)" office:value-type="float" office:value="0" calcext:value-type="float">
            <text:p>0</text:p>
          </table:table-cell>
          <table:table-cell office:value-type="float" office:value="185.942639350891" calcext:value-type="float">
            <text:p>185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.631198883057" calcext:value-type="float">
            <text:p>228.63</text:p>
          </table:table-cell>
          <table:table-cell office:value-type="string" calcext:value-type="string">
            <text:p>8GB</text:p>
          </table:table-cell>
          <table:table-cell table:formula="of:=NUMBERVALUE(LEFT([.C37];LEN([.C37])-2))*IF(ISERROR(SEARCH(&quot;MB&quot;;[.C37])) ;1024;1)" office:value-type="float" office:value="8192" calcext:value-type="float">
            <text:p>8192</text:p>
          </table:table-cell>
          <table:table-cell office:value-type="string" calcext:value-type="string">
            <text:p>512MB</text:p>
          </table:table-cell>
          <table:table-cell table:formula="of:=NUMBERVALUE(LEFT([.E37];LEN([.E37])-2))*IF(ISERROR(SEARCH(&quot;MB&quot;;[.E37])) ;1024;1)" office:value-type="float" office:value="512" calcext:value-type="float">
            <text:p>512</text:p>
          </table:table-cell>
          <table:table-cell office:value-type="string" calcext:value-type="string">
            <text:p>256MB</text:p>
          </table:table-cell>
          <table:table-cell table:formula="of:=NUMBERVALUE(LEFT([.G37];LEN([.G37])-2))*IF(ISERROR(SEARCH(&quot;MB&quot;;[.G37])) ;1024;1)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37];LEN([.N37])-2))*IF(ISERROR(SEARCH(&quot;MB&quot;;[.N37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3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3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3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37]=&quot;on&quot;;1;0)" office:value-type="float" office:value="0" calcext:value-type="float">
            <text:p>0</text:p>
          </table:table-cell>
          <table:table-cell office:value-type="float" office:value="228.631198883057" calcext:value-type="float">
            <text:p>228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.111665248871" calcext:value-type="float">
            <text:p>268.11</text:p>
          </table:table-cell>
          <table:table-cell office:value-type="string" calcext:value-type="string">
            <text:p>2GB</text:p>
          </table:table-cell>
          <table:table-cell table:formula="of:=NUMBERVALUE(LEFT([.C38];LEN([.C38])-2))*IF(ISERROR(SEARCH(&quot;MB&quot;;[.C38])) ;1024;1)" office:value-type="float" office:value="2048" calcext:value-type="float">
            <text:p>2048</text:p>
          </table:table-cell>
          <table:table-cell office:value-type="string" calcext:value-type="string">
            <text:p>128MB</text:p>
          </table:table-cell>
          <table:table-cell table:formula="of:=NUMBERVALUE(LEFT([.E38];LEN([.E38])-2))*IF(ISERROR(SEARCH(&quot;MB&quot;;[.E38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38];LEN([.G38])-2))*IF(ISERROR(SEARCH(&quot;MB&quot;;[.G38])) ;1024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64MB</text:p>
          </table:table-cell>
          <table:table-cell table:formula="of:=NUMBERVALUE(LEFT([.N38];LEN([.N38])-2))*IF(ISERROR(SEARCH(&quot;MB&quot;;[.N38])) ;1024;1)"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3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3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3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38]=&quot;on&quot;;1;0)" office:value-type="float" office:value="1" calcext:value-type="float">
            <text:p>1</text:p>
          </table:table-cell>
          <table:table-cell office:value-type="float" office:value="268.111665248871" calcext:value-type="float">
            <text:p>268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.054040431976" calcext:value-type="float">
            <text:p>413.05</text:p>
          </table:table-cell>
          <table:table-cell office:value-type="string" calcext:value-type="string">
            <text:p>8MB</text:p>
          </table:table-cell>
          <table:table-cell table:formula="of:=NUMBERVALUE(LEFT([.C39];LEN([.C39])-2))*IF(ISERROR(SEARCH(&quot;MB&quot;;[.C39])) ;1024;1)"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table:formula="of:=NUMBERVALUE(LEFT([.E39];LEN([.E39])-2))*IF(ISERROR(SEARCH(&quot;MB&quot;;[.E39])) ;1024;1)" office:value-type="float" office:value="4096" calcext:value-type="float">
            <text:p>4096</text:p>
          </table:table-cell>
          <table:table-cell office:value-type="string" calcext:value-type="string">
            <text:p>4GB</text:p>
          </table:table-cell>
          <table:table-cell table:formula="of:=NUMBERVALUE(LEFT([.G39];LEN([.G39])-2))*IF(ISERROR(SEARCH(&quot;MB&quot;;[.G39])) ;1024;1)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39];LEN([.N39])-2))*IF(ISERROR(SEARCH(&quot;MB&quot;;[.N39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3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3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3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39]=&quot;on&quot;;1;0)" office:value-type="float" office:value="0" calcext:value-type="float">
            <text:p>0</text:p>
          </table:table-cell>
          <table:table-cell office:value-type="float" office:value="413.054040431976" calcext:value-type="float">
            <text:p>413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.207674264908" calcext:value-type="float">
            <text:p>689.21</text:p>
          </table:table-cell>
          <table:table-cell office:value-type="string" calcext:value-type="string">
            <text:p>2MB</text:p>
          </table:table-cell>
          <table:table-cell table:formula="of:=NUMBERVALUE(LEFT([.C40];LEN([.C40])-2))*IF(ISERROR(SEARCH(&quot;MB&quot;;[.C40])) ;1024;1)" office:value-type="float" office:value="2" calcext:value-type="float">
            <text:p>2</text:p>
          </table:table-cell>
          <table:table-cell office:value-type="string" calcext:value-type="string">
            <text:p>512MB</text:p>
          </table:table-cell>
          <table:table-cell table:formula="of:=NUMBERVALUE(LEFT([.E40];LEN([.E40])-2))*IF(ISERROR(SEARCH(&quot;MB&quot;;[.E40])) ;1024;1)" office:value-type="float" office:value="512" calcext:value-type="float">
            <text:p>512</text:p>
          </table:table-cell>
          <table:table-cell office:value-type="string" calcext:value-type="string">
            <text:p>1GB</text:p>
          </table:table-cell>
          <table:table-cell table:formula="of:=NUMBERVALUE(LEFT([.G40];LEN([.G40])-2))*IF(ISERROR(SEARCH(&quot;MB&quot;;[.G40])) ;1024;1)"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128MB</text:p>
          </table:table-cell>
          <table:table-cell table:formula="of:=NUMBERVALUE(LEFT([.N40];LEN([.N40])-2))*IF(ISERROR(SEARCH(&quot;MB&quot;;[.N40])) ;1024;1)" office:value-type="float" office:value="128" calcext:value-type="float">
            <text:p>12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4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4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4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40]=&quot;on&quot;;1;0)" office:value-type="float" office:value="1" calcext:value-type="float">
            <text:p>1</text:p>
          </table:table-cell>
          <table:table-cell office:value-type="float" office:value="689.207674264908" calcext:value-type="float">
            <text:p>689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.321115732193" calcext:value-type="float">
            <text:p>125.32</text:p>
          </table:table-cell>
          <table:table-cell office:value-type="string" calcext:value-type="string">
            <text:p>1GB</text:p>
          </table:table-cell>
          <table:table-cell table:formula="of:=NUMBERVALUE(LEFT([.C41];LEN([.C41])-2))*IF(ISERROR(SEARCH(&quot;MB&quot;;[.C41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41];LEN([.E41])-2))*IF(ISERROR(SEARCH(&quot;MB&quot;;[.E41])) ;1024;1)" office:value-type="float" office:value="128" calcext:value-type="float">
            <text:p>128</text:p>
          </table:table-cell>
          <table:table-cell office:value-type="string" calcext:value-type="string">
            <text:p>16MB</text:p>
          </table:table-cell>
          <table:table-cell table:formula="of:=NUMBERVALUE(LEFT([.G41];LEN([.G41])-2))*IF(ISERROR(SEARCH(&quot;MB&quot;;[.G41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8GB</text:p>
          </table:table-cell>
          <table:table-cell table:formula="of:=NUMBERVALUE(LEFT([.N41];LEN([.N41])-2))*IF(ISERROR(SEARCH(&quot;MB&quot;;[.N41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4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4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4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41]=&quot;on&quot;;1;0)" office:value-type="float" office:value="1" calcext:value-type="float">
            <text:p>1</text:p>
          </table:table-cell>
          <table:table-cell office:value-type="float" office:value="125.321115732193" calcext:value-type="float">
            <text:p>125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.429161787033" calcext:value-type="float">
            <text:p>125.43</text:p>
          </table:table-cell>
          <table:table-cell office:value-type="string" calcext:value-type="string">
            <text:p>512MB</text:p>
          </table:table-cell>
          <table:table-cell table:formula="of:=NUMBERVALUE(LEFT([.C42];LEN([.C42])-2))*IF(ISERROR(SEARCH(&quot;MB&quot;;[.C42])) ;1024;1)" office:value-type="float" office:value="512" calcext:value-type="float">
            <text:p>512</text:p>
          </table:table-cell>
          <table:table-cell office:value-type="string" calcext:value-type="string">
            <text:p>32MB</text:p>
          </table:table-cell>
          <table:table-cell table:formula="of:=NUMBERVALUE(LEFT([.E42];LEN([.E42])-2))*IF(ISERROR(SEARCH(&quot;MB&quot;;[.E42])) ;1024;1)" office:value-type="float" office:value="32" calcext:value-type="float">
            <text:p>32</text:p>
          </table:table-cell>
          <table:table-cell office:value-type="string" calcext:value-type="string">
            <text:p>512MB</text:p>
          </table:table-cell>
          <table:table-cell table:formula="of:=NUMBERVALUE(LEFT([.G42];LEN([.G42])-2))*IF(ISERROR(SEARCH(&quot;MB&quot;;[.G42])) ;1024;1)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4MB</text:p>
          </table:table-cell>
          <table:table-cell office:value-type="string" calcext:value-type="string">
            <text:p>32MB</text:p>
          </table:table-cell>
          <table:table-cell table:formula="of:=NUMBERVALUE(LEFT([.N42];LEN([.N42])-2))*IF(ISERROR(SEARCH(&quot;MB&quot;;[.N42])) ;1024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42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4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4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42]=&quot;on&quot;;1;0)" office:value-type="float" office:value="1" calcext:value-type="float">
            <text:p>1</text:p>
          </table:table-cell>
          <table:table-cell office:value-type="float" office:value="125.429161787033" calcext:value-type="float">
            <text:p>125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.855488300324" calcext:value-type="float">
            <text:p>125.86</text:p>
          </table:table-cell>
          <table:table-cell office:value-type="string" calcext:value-type="string">
            <text:p>8MB</text:p>
          </table:table-cell>
          <table:table-cell table:formula="of:=NUMBERVALUE(LEFT([.C43];LEN([.C43])-2))*IF(ISERROR(SEARCH(&quot;MB&quot;;[.C43])) ;1024;1)" office:value-type="float" office:value="8" calcext:value-type="float">
            <text:p>8</text:p>
          </table:table-cell>
          <table:table-cell office:value-type="string" calcext:value-type="string">
            <text:p>1GB</text:p>
          </table:table-cell>
          <table:table-cell table:formula="of:=NUMBERVALUE(LEFT([.E43];LEN([.E43])-2))*IF(ISERROR(SEARCH(&quot;MB&quot;;[.E43])) ;1024;1)" office:value-type="float" office:value="1024" calcext:value-type="float">
            <text:p>1024</text:p>
          </table:table-cell>
          <table:table-cell office:value-type="string" calcext:value-type="string">
            <text:p>64MB</text:p>
          </table:table-cell>
          <table:table-cell table:formula="of:=NUMBERVALUE(LEFT([.G43];LEN([.G43])-2))*IF(ISERROR(SEARCH(&quot;MB&quot;;[.G43])) ;1024;1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43];LEN([.N43])-2))*IF(ISERROR(SEARCH(&quot;MB&quot;;[.N43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4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4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43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43]=&quot;on&quot;;1;0)" office:value-type="float" office:value="1" calcext:value-type="float">
            <text:p>1</text:p>
          </table:table-cell>
          <table:table-cell office:value-type="float" office:value="125.855488300324" calcext:value-type="float">
            <text:p>125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.66747713089" calcext:value-type="float">
            <text:p>126.67</text:p>
          </table:table-cell>
          <table:table-cell office:value-type="string" calcext:value-type="string">
            <text:p>1MB</text:p>
          </table:table-cell>
          <table:table-cell table:formula="of:=NUMBERVALUE(LEFT([.C44];LEN([.C44])-2))*IF(ISERROR(SEARCH(&quot;MB&quot;;[.C44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44];LEN([.E44])-2))*IF(ISERROR(SEARCH(&quot;MB&quot;;[.E44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44];LEN([.G44])-2))*IF(ISERROR(SEARCH(&quot;MB&quot;;[.G44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44];LEN([.N44])-2))*IF(ISERROR(SEARCH(&quot;MB&quot;;[.N44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4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4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4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44]=&quot;on&quot;;1;0)" office:value-type="float" office:value="0" calcext:value-type="float">
            <text:p>0</text:p>
          </table:table-cell>
          <table:table-cell office:value-type="float" office:value="126.66747713089" calcext:value-type="float">
            <text:p>126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.689975500107" calcext:value-type="float">
            <text:p>126.69</text:p>
          </table:table-cell>
          <table:table-cell office:value-type="string" calcext:value-type="string">
            <text:p>1GB</text:p>
          </table:table-cell>
          <table:table-cell table:formula="of:=NUMBERVALUE(LEFT([.C45];LEN([.C45])-2))*IF(ISERROR(SEARCH(&quot;MB&quot;;[.C45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45];LEN([.E45])-2))*IF(ISERROR(SEARCH(&quot;MB&quot;;[.E45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45];LEN([.G45])-2))*IF(ISERROR(SEARCH(&quot;MB&quot;;[.G45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45];LEN([.N45])-2))*IF(ISERROR(SEARCH(&quot;MB&quot;;[.N45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4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4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4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45]=&quot;on&quot;;1;0)" office:value-type="float" office:value="1" calcext:value-type="float">
            <text:p>1</text:p>
          </table:table-cell>
          <table:table-cell office:value-type="float" office:value="126.689975500107" calcext:value-type="float">
            <text:p>126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.746068954468" calcext:value-type="float">
            <text:p>126.75</text:p>
          </table:table-cell>
          <table:table-cell office:value-type="string" calcext:value-type="string">
            <text:p>32MB</text:p>
          </table:table-cell>
          <table:table-cell table:formula="of:=NUMBERVALUE(LEFT([.C46];LEN([.C46])-2))*IF(ISERROR(SEARCH(&quot;MB&quot;;[.C46])) ;1024;1)" office:value-type="float" office:value="32" calcext:value-type="float">
            <text:p>32</text:p>
          </table:table-cell>
          <table:table-cell office:value-type="string" calcext:value-type="string">
            <text:p>4GB</text:p>
          </table:table-cell>
          <table:table-cell table:formula="of:=NUMBERVALUE(LEFT([.E46];LEN([.E46])-2))*IF(ISERROR(SEARCH(&quot;MB&quot;;[.E46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G46];LEN([.G46])-2))*IF(ISERROR(SEARCH(&quot;MB&quot;;[.G46])) ;1024;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B</text:p>
          </table:table-cell>
          <table:table-cell office:value-type="string" calcext:value-type="string">
            <text:p>8GB</text:p>
          </table:table-cell>
          <table:table-cell table:formula="of:=NUMBERVALUE(LEFT([.N46];LEN([.N46])-2))*IF(ISERROR(SEARCH(&quot;MB&quot;;[.N46])) ;1024;1)" office:value-type="float" office:value="8192" calcext:value-type="float">
            <text:p>819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4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4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4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46]=&quot;on&quot;;1;0)" office:value-type="float" office:value="1" calcext:value-type="float">
            <text:p>1</text:p>
          </table:table-cell>
          <table:table-cell office:value-type="float" office:value="126.746068954468" calcext:value-type="float">
            <text:p>126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.269763469696" calcext:value-type="float">
            <text:p>127.27</text:p>
          </table:table-cell>
          <table:table-cell office:value-type="string" calcext:value-type="string">
            <text:p>1MB</text:p>
          </table:table-cell>
          <table:table-cell table:formula="of:=NUMBERVALUE(LEFT([.C47];LEN([.C47])-2))*IF(ISERROR(SEARCH(&quot;MB&quot;;[.C47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47];LEN([.E47])-2))*IF(ISERROR(SEARCH(&quot;MB&quot;;[.E47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47];LEN([.G47])-2))*IF(ISERROR(SEARCH(&quot;MB&quot;;[.G47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47];LEN([.N47])-2))*IF(ISERROR(SEARCH(&quot;MB&quot;;[.N47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4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4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4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47]=&quot;on&quot;;1;0)" office:value-type="float" office:value="1" calcext:value-type="float">
            <text:p>1</text:p>
          </table:table-cell>
          <table:table-cell office:value-type="float" office:value="127.269763469696" calcext:value-type="float">
            <text:p>127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.464372158051" calcext:value-type="float">
            <text:p>127.46</text:p>
          </table:table-cell>
          <table:table-cell office:value-type="string" calcext:value-type="string">
            <text:p>8GB</text:p>
          </table:table-cell>
          <table:table-cell table:formula="of:=NUMBERVALUE(LEFT([.C48];LEN([.C48])-2))*IF(ISERROR(SEARCH(&quot;MB&quot;;[.C48])) ;1024;1)" office:value-type="float" office:value="8192" calcext:value-type="float">
            <text:p>8192</text:p>
          </table:table-cell>
          <table:table-cell office:value-type="string" calcext:value-type="string">
            <text:p>1GB</text:p>
          </table:table-cell>
          <table:table-cell table:formula="of:=NUMBERVALUE(LEFT([.E48];LEN([.E48])-2))*IF(ISERROR(SEARCH(&quot;MB&quot;;[.E48])) ;1024;1)" office:value-type="float" office:value="1024" calcext:value-type="float">
            <text:p>1024</text:p>
          </table:table-cell>
          <table:table-cell office:value-type="string" calcext:value-type="string">
            <text:p>4MB</text:p>
          </table:table-cell>
          <table:table-cell table:formula="of:=NUMBERVALUE(LEFT([.G48];LEN([.G48])-2))*IF(ISERROR(SEARCH(&quot;MB&quot;;[.G48])) ;1024;1)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2MB</text:p>
          </table:table-cell>
          <table:table-cell table:formula="of:=NUMBERVALUE(LEFT([.N48];LEN([.N48])-2))*IF(ISERROR(SEARCH(&quot;MB&quot;;[.N48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4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4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4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48]=&quot;on&quot;;1;0)" office:value-type="float" office:value="1" calcext:value-type="float">
            <text:p>1</text:p>
          </table:table-cell>
          <table:table-cell office:value-type="float" office:value="127.464372158051" calcext:value-type="float">
            <text:p>127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.400559425354" calcext:value-type="float">
            <text:p>128.40</text:p>
          </table:table-cell>
          <table:table-cell office:value-type="string" calcext:value-type="string">
            <text:p>2MB</text:p>
          </table:table-cell>
          <table:table-cell table:formula="of:=NUMBERVALUE(LEFT([.C49];LEN([.C49])-2))*IF(ISERROR(SEARCH(&quot;MB&quot;;[.C49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E49];LEN([.E49])-2))*IF(ISERROR(SEARCH(&quot;MB&quot;;[.E49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G49];LEN([.G49])-2))*IF(ISERROR(SEARCH(&quot;MB&quot;;[.G49])) ;1024;1)"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1GB</text:p>
          </table:table-cell>
          <table:table-cell table:formula="of:=NUMBERVALUE(LEFT([.N49];LEN([.N49])-2))*IF(ISERROR(SEARCH(&quot;MB&quot;;[.N49])) ;1024;1)" office:value-type="float" office:value="1024" calcext:value-type="float">
            <text:p>102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4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4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4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49]=&quot;on&quot;;1;0)" office:value-type="float" office:value="0" calcext:value-type="float">
            <text:p>0</text:p>
          </table:table-cell>
          <table:table-cell office:value-type="float" office:value="128.400559425354" calcext:value-type="float">
            <text:p>128.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.560856103897" calcext:value-type="float">
            <text:p>128.56</text:p>
          </table:table-cell>
          <table:table-cell office:value-type="string" calcext:value-type="string">
            <text:p>32MB</text:p>
          </table:table-cell>
          <table:table-cell table:formula="of:=NUMBERVALUE(LEFT([.C50];LEN([.C50])-2))*IF(ISERROR(SEARCH(&quot;MB&quot;;[.C50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E50];LEN([.E50])-2))*IF(ISERROR(SEARCH(&quot;MB&quot;;[.E50])) ;1024;1)" office:value-type="float" office:value="256" calcext:value-type="float">
            <text:p>256</text:p>
          </table:table-cell>
          <table:table-cell office:value-type="string" calcext:value-type="string">
            <text:p>8GB</text:p>
          </table:table-cell>
          <table:table-cell table:formula="of:=NUMBERVALUE(LEFT([.G50];LEN([.G50])-2))*IF(ISERROR(SEARCH(&quot;MB&quot;;[.G50])) ;1024;1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50];LEN([.N50])-2))*IF(ISERROR(SEARCH(&quot;MB&quot;;[.N50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5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5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5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50]=&quot;on&quot;;1;0)" office:value-type="float" office:value="0" calcext:value-type="float">
            <text:p>0</text:p>
          </table:table-cell>
          <table:table-cell office:value-type="float" office:value="128.560856103897" calcext:value-type="float">
            <text:p>128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.857527017593" calcext:value-type="float">
            <text:p>128.86</text:p>
          </table:table-cell>
          <table:table-cell office:value-type="string" calcext:value-type="string">
            <text:p>512MB</text:p>
          </table:table-cell>
          <table:table-cell table:formula="of:=NUMBERVALUE(LEFT([.C51];LEN([.C51])-2))*IF(ISERROR(SEARCH(&quot;MB&quot;;[.C51])) ;1024;1)" office:value-type="float" office:value="512" calcext:value-type="float">
            <text:p>512</text:p>
          </table:table-cell>
          <table:table-cell office:value-type="string" calcext:value-type="string">
            <text:p>128MB</text:p>
          </table:table-cell>
          <table:table-cell table:formula="of:=NUMBERVALUE(LEFT([.E51];LEN([.E51])-2))*IF(ISERROR(SEARCH(&quot;MB&quot;;[.E51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51];LEN([.G51])-2))*IF(ISERROR(SEARCH(&quot;MB&quot;;[.G51])) ;1024;1)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512MB</text:p>
          </table:table-cell>
          <table:table-cell table:formula="of:=NUMBERVALUE(LEFT([.N51];LEN([.N51])-2))*IF(ISERROR(SEARCH(&quot;MB&quot;;[.N51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51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5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5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51]=&quot;on&quot;;1;0)" office:value-type="float" office:value="1" calcext:value-type="float">
            <text:p>1</text:p>
          </table:table-cell>
          <table:table-cell office:value-type="float" office:value="128.857527017593" calcext:value-type="float">
            <text:p>128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.386833906174" calcext:value-type="float">
            <text:p>129.39</text:p>
          </table:table-cell>
          <table:table-cell office:value-type="string" calcext:value-type="string">
            <text:p>8MB</text:p>
          </table:table-cell>
          <table:table-cell table:formula="of:=NUMBERVALUE(LEFT([.C52];LEN([.C52])-2))*IF(ISERROR(SEARCH(&quot;MB&quot;;[.C52])) ;1024;1)" office:value-type="float" office:value="8" calcext:value-type="float">
            <text:p>8</text:p>
          </table:table-cell>
          <table:table-cell office:value-type="string" calcext:value-type="string">
            <text:p>64MB</text:p>
          </table:table-cell>
          <table:table-cell table:formula="of:=NUMBERVALUE(LEFT([.E52];LEN([.E52])-2))*IF(ISERROR(SEARCH(&quot;MB&quot;;[.E52])) ;1024;1)" office:value-type="float" office:value="64" calcext:value-type="float">
            <text:p>64</text:p>
          </table:table-cell>
          <table:table-cell office:value-type="string" calcext:value-type="string">
            <text:p>256MB</text:p>
          </table:table-cell>
          <table:table-cell table:formula="of:=NUMBERVALUE(LEFT([.G52];LEN([.G52])-2))*IF(ISERROR(SEARCH(&quot;MB&quot;;[.G52])) ;1024;1)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52];LEN([.N52])-2))*IF(ISERROR(SEARCH(&quot;MB&quot;;[.N52])) ;1024;1)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52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5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5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52]=&quot;on&quot;;1;0)" office:value-type="float" office:value="1" calcext:value-type="float">
            <text:p>1</text:p>
          </table:table-cell>
          <table:table-cell office:value-type="float" office:value="129.386833906174" calcext:value-type="float">
            <text:p>129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.705539226532" calcext:value-type="float">
            <text:p>131.71</text:p>
          </table:table-cell>
          <table:table-cell office:value-type="string" calcext:value-type="string">
            <text:p>32MB</text:p>
          </table:table-cell>
          <table:table-cell table:formula="of:=NUMBERVALUE(LEFT([.C53];LEN([.C53])-2))*IF(ISERROR(SEARCH(&quot;MB&quot;;[.C53])) ;1024;1)" office:value-type="float" office:value="32" calcext:value-type="float">
            <text:p>32</text:p>
          </table:table-cell>
          <table:table-cell office:value-type="string" calcext:value-type="string">
            <text:p>1MB</text:p>
          </table:table-cell>
          <table:table-cell table:formula="of:=NUMBERVALUE(LEFT([.E53];LEN([.E53])-2))*IF(ISERROR(SEARCH(&quot;MB&quot;;[.E53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53];LEN([.G53])-2))*IF(ISERROR(SEARCH(&quot;MB&quot;;[.G53])) ;1024;1)"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8GB</text:p>
          </table:table-cell>
          <table:table-cell table:formula="of:=NUMBERVALUE(LEFT([.N53];LEN([.N53])-2))*IF(ISERROR(SEARCH(&quot;MB&quot;;[.N53])) ;1024;1)" office:value-type="float" office:value="8192" calcext:value-type="float">
            <text:p>819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5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5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5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53]=&quot;on&quot;;1;0)" office:value-type="float" office:value="0" calcext:value-type="float">
            <text:p>0</text:p>
          </table:table-cell>
          <table:table-cell office:value-type="float" office:value="131.705539226532" calcext:value-type="float">
            <text:p>131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.437549352646" calcext:value-type="float">
            <text:p>142.44</text:p>
          </table:table-cell>
          <table:table-cell office:value-type="string" calcext:value-type="string">
            <text:p>128MB</text:p>
          </table:table-cell>
          <table:table-cell table:formula="of:=NUMBERVALUE(LEFT([.C54];LEN([.C54])-2))*IF(ISERROR(SEARCH(&quot;MB&quot;;[.C54])) ;1024;1)" office:value-type="float" office:value="128" calcext:value-type="float">
            <text:p>128</text:p>
          </table:table-cell>
          <table:table-cell office:value-type="string" calcext:value-type="string">
            <text:p>2MB</text:p>
          </table:table-cell>
          <table:table-cell table:formula="of:=NUMBERVALUE(LEFT([.E54];LEN([.E54])-2))*IF(ISERROR(SEARCH(&quot;MB&quot;;[.E54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G54];LEN([.G54])-2))*IF(ISERROR(SEARCH(&quot;MB&quot;;[.G54])) ;1024;1)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1GB</text:p>
          </table:table-cell>
          <table:table-cell table:formula="of:=NUMBERVALUE(LEFT([.N54];LEN([.N54])-2))*IF(ISERROR(SEARCH(&quot;MB&quot;;[.N54])) ;1024;1)" office:value-type="float" office:value="1024" calcext:value-type="float">
            <text:p>102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5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5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5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54]=&quot;on&quot;;1;0)" office:value-type="float" office:value="0" calcext:value-type="float">
            <text:p>0</text:p>
          </table:table-cell>
          <table:table-cell office:value-type="float" office:value="142.437549352646" calcext:value-type="float">
            <text:p>142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.734537363052" calcext:value-type="float">
            <text:p>267.73</text:p>
          </table:table-cell>
          <table:table-cell office:value-type="string" calcext:value-type="string">
            <text:p>512MB</text:p>
          </table:table-cell>
          <table:table-cell table:formula="of:=NUMBERVALUE(LEFT([.C55];LEN([.C55])-2))*IF(ISERROR(SEARCH(&quot;MB&quot;;[.C55])) ;1024;1)" office:value-type="float" office:value="512" calcext:value-type="float">
            <text:p>512</text:p>
          </table:table-cell>
          <table:table-cell office:value-type="string" calcext:value-type="string">
            <text:p>64MB</text:p>
          </table:table-cell>
          <table:table-cell table:formula="of:=NUMBERVALUE(LEFT([.E55];LEN([.E55])-2))*IF(ISERROR(SEARCH(&quot;MB&quot;;[.E55])) ;1024;1)" office:value-type="float" office:value="64" calcext:value-type="float">
            <text:p>64</text:p>
          </table:table-cell>
          <table:table-cell office:value-type="string" calcext:value-type="string">
            <text:p>2GB</text:p>
          </table:table-cell>
          <table:table-cell table:formula="of:=NUMBERVALUE(LEFT([.G55];LEN([.G55])-2))*IF(ISERROR(SEARCH(&quot;MB&quot;;[.G55])) ;1024;1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12MB</text:p>
          </table:table-cell>
          <table:table-cell table:formula="of:=NUMBERVALUE(LEFT([.N55];LEN([.N55])-2))*IF(ISERROR(SEARCH(&quot;MB&quot;;[.N55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5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5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5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55]=&quot;on&quot;;1;0)" office:value-type="float" office:value="0" calcext:value-type="float">
            <text:p>0</text:p>
          </table:table-cell>
          <table:table-cell office:value-type="float" office:value="267.734537363052" calcext:value-type="float">
            <text:p>267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.160020112991" calcext:value-type="float">
            <text:p>337.16</text:p>
          </table:table-cell>
          <table:table-cell office:value-type="string" calcext:value-type="string">
            <text:p>8GB</text:p>
          </table:table-cell>
          <table:table-cell table:formula="of:=NUMBERVALUE(LEFT([.C56];LEN([.C56])-2))*IF(ISERROR(SEARCH(&quot;MB&quot;;[.C56])) ;1024;1)" office:value-type="float" office:value="8192" calcext:value-type="float">
            <text:p>8192</text:p>
          </table:table-cell>
          <table:table-cell office:value-type="string" calcext:value-type="string">
            <text:p>512MB</text:p>
          </table:table-cell>
          <table:table-cell table:formula="of:=NUMBERVALUE(LEFT([.E56];LEN([.E56])-2))*IF(ISERROR(SEARCH(&quot;MB&quot;;[.E56])) ;1024;1)" office:value-type="float" office:value="512" calcext:value-type="float">
            <text:p>512</text:p>
          </table:table-cell>
          <table:table-cell office:value-type="string" calcext:value-type="string">
            <text:p>256MB</text:p>
          </table:table-cell>
          <table:table-cell table:formula="of:=NUMBERVALUE(LEFT([.G56];LEN([.G56])-2))*IF(ISERROR(SEARCH(&quot;MB&quot;;[.G56])) ;1024;1)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2MB</text:p>
          </table:table-cell>
          <table:table-cell table:formula="of:=NUMBERVALUE(LEFT([.N56];LEN([.N56])-2))*IF(ISERROR(SEARCH(&quot;MB&quot;;[.N56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5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5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5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56]=&quot;on&quot;;1;0)" office:value-type="float" office:value="0" calcext:value-type="float">
            <text:p>0</text:p>
          </table:table-cell>
          <table:table-cell office:value-type="float" office:value="337.160020112991" calcext:value-type="float">
            <text:p>337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.784743309021" calcext:value-type="float">
            <text:p>410.78</text:p>
          </table:table-cell>
          <table:table-cell office:value-type="string" calcext:value-type="string">
            <text:p>2GB</text:p>
          </table:table-cell>
          <table:table-cell table:formula="of:=NUMBERVALUE(LEFT([.C57];LEN([.C57])-2))*IF(ISERROR(SEARCH(&quot;MB&quot;;[.C57])) ;1024;1)" office:value-type="float" office:value="2048" calcext:value-type="float">
            <text:p>2048</text:p>
          </table:table-cell>
          <table:table-cell office:value-type="string" calcext:value-type="string">
            <text:p>128MB</text:p>
          </table:table-cell>
          <table:table-cell table:formula="of:=NUMBERVALUE(LEFT([.E57];LEN([.E57])-2))*IF(ISERROR(SEARCH(&quot;MB&quot;;[.E57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57];LEN([.G57])-2))*IF(ISERROR(SEARCH(&quot;MB&quot;;[.G57])) ;1024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64MB</text:p>
          </table:table-cell>
          <table:table-cell table:formula="of:=NUMBERVALUE(LEFT([.N57];LEN([.N57])-2))*IF(ISERROR(SEARCH(&quot;MB&quot;;[.N57])) ;1024;1)"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57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57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5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57]=&quot;on&quot;;1;0)" office:value-type="float" office:value="0" calcext:value-type="float">
            <text:p>0</text:p>
          </table:table-cell>
          <table:table-cell office:value-type="float" office:value="410.784743309021" calcext:value-type="float">
            <text:p>410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1.696514368057" calcext:value-type="float">
            <text:p>521.70</text:p>
          </table:table-cell>
          <table:table-cell office:value-type="string" calcext:value-type="string">
            <text:p>8MB</text:p>
          </table:table-cell>
          <table:table-cell table:formula="of:=NUMBERVALUE(LEFT([.C58];LEN([.C58])-2))*IF(ISERROR(SEARCH(&quot;MB&quot;;[.C58])) ;1024;1)"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table:formula="of:=NUMBERVALUE(LEFT([.E58];LEN([.E58])-2))*IF(ISERROR(SEARCH(&quot;MB&quot;;[.E58])) ;1024;1)" office:value-type="float" office:value="4096" calcext:value-type="float">
            <text:p>4096</text:p>
          </table:table-cell>
          <table:table-cell office:value-type="string" calcext:value-type="string">
            <text:p>4GB</text:p>
          </table:table-cell>
          <table:table-cell table:formula="of:=NUMBERVALUE(LEFT([.G58];LEN([.G58])-2))*IF(ISERROR(SEARCH(&quot;MB&quot;;[.G58])) ;1024;1)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58];LEN([.N58])-2))*IF(ISERROR(SEARCH(&quot;MB&quot;;[.N58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5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5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5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58]=&quot;on&quot;;1;0)" office:value-type="float" office:value="1" calcext:value-type="float">
            <text:p>1</text:p>
          </table:table-cell>
          <table:table-cell office:value-type="float" office:value="521.696514368057" calcext:value-type="float">
            <text:p>521.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9.680874347687" calcext:value-type="float">
            <text:p>669.68</text:p>
          </table:table-cell>
          <table:table-cell office:value-type="string" calcext:value-type="string">
            <text:p>32MB</text:p>
          </table:table-cell>
          <table:table-cell table:formula="of:=NUMBERVALUE(LEFT([.C59];LEN([.C59])-2))*IF(ISERROR(SEARCH(&quot;MB&quot;;[.C59])) ;1024;1)" office:value-type="float" office:value="32" calcext:value-type="float">
            <text:p>32</text:p>
          </table:table-cell>
          <table:table-cell office:value-type="string" calcext:value-type="string">
            <text:p>4GB</text:p>
          </table:table-cell>
          <table:table-cell table:formula="of:=NUMBERVALUE(LEFT([.E59];LEN([.E59])-2))*IF(ISERROR(SEARCH(&quot;MB&quot;;[.E59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G59];LEN([.G59])-2))*IF(ISERROR(SEARCH(&quot;MB&quot;;[.G59])) ;1024;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B</text:p>
          </table:table-cell>
          <table:table-cell office:value-type="string" calcext:value-type="string">
            <text:p>512MB</text:p>
          </table:table-cell>
          <table:table-cell table:formula="of:=NUMBERVALUE(LEFT([.N59];LEN([.N59])-2))*IF(ISERROR(SEARCH(&quot;MB&quot;;[.N59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ff</text:p>
          </table:table-cell>
          <table:table-cell table:formula="of:=IF([.Q5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5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5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59]=&quot;on&quot;;1;0)" office:value-type="float" office:value="1" calcext:value-type="float">
            <text:p>1</text:p>
          </table:table-cell>
          <table:table-cell office:value-type="float" office:value="669.680874347687" calcext:value-type="float">
            <text:p>669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.116415500641" calcext:value-type="float">
            <text:p>126.12</text:p>
          </table:table-cell>
          <table:table-cell office:value-type="string" calcext:value-type="string">
            <text:p>1GB</text:p>
          </table:table-cell>
          <table:table-cell table:formula="of:=NUMBERVALUE(LEFT([.C60];LEN([.C60])-2))*IF(ISERROR(SEARCH(&quot;MB&quot;;[.C60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60];LEN([.E60])-2))*IF(ISERROR(SEARCH(&quot;MB&quot;;[.E60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60];LEN([.G60])-2))*IF(ISERROR(SEARCH(&quot;MB&quot;;[.G60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60];LEN([.N60])-2))*IF(ISERROR(SEARCH(&quot;MB&quot;;[.N60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6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6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6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60]=&quot;on&quot;;1;0)" office:value-type="float" office:value="1" calcext:value-type="float">
            <text:p>1</text:p>
          </table:table-cell>
          <table:table-cell office:value-type="float" office:value="126.116415500641" calcext:value-type="float">
            <text:p>126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.173067331314" calcext:value-type="float">
            <text:p>127.17</text:p>
          </table:table-cell>
          <table:table-cell office:value-type="string" calcext:value-type="string">
            <text:p>8GB</text:p>
          </table:table-cell>
          <table:table-cell table:formula="of:=NUMBERVALUE(LEFT([.C61];LEN([.C61])-2))*IF(ISERROR(SEARCH(&quot;MB&quot;;[.C61])) ;1024;1)" office:value-type="float" office:value="8192" calcext:value-type="float">
            <text:p>8192</text:p>
          </table:table-cell>
          <table:table-cell office:value-type="string" calcext:value-type="string">
            <text:p>1GB</text:p>
          </table:table-cell>
          <table:table-cell table:formula="of:=NUMBERVALUE(LEFT([.E61];LEN([.E61])-2))*IF(ISERROR(SEARCH(&quot;MB&quot;;[.E61])) ;1024;1)" office:value-type="float" office:value="1024" calcext:value-type="float">
            <text:p>1024</text:p>
          </table:table-cell>
          <table:table-cell office:value-type="string" calcext:value-type="string">
            <text:p>4MB</text:p>
          </table:table-cell>
          <table:table-cell table:formula="of:=NUMBERVALUE(LEFT([.G61];LEN([.G61])-2))*IF(ISERROR(SEARCH(&quot;MB&quot;;[.G61])) ;1024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61];LEN([.N61])-2))*IF(ISERROR(SEARCH(&quot;MB&quot;;[.N61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6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6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6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61]=&quot;on&quot;;1;0)" office:value-type="float" office:value="1" calcext:value-type="float">
            <text:p>1</text:p>
          </table:table-cell>
          <table:table-cell office:value-type="float" office:value="127.173067331314" calcext:value-type="float">
            <text:p>127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.739897727966" calcext:value-type="float">
            <text:p>127.74</text:p>
          </table:table-cell>
          <table:table-cell office:value-type="string" calcext:value-type="string">
            <text:p>32MB</text:p>
          </table:table-cell>
          <table:table-cell table:formula="of:=NUMBERVALUE(LEFT([.C62];LEN([.C62])-2))*IF(ISERROR(SEARCH(&quot;MB&quot;;[.C62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E62];LEN([.E62])-2))*IF(ISERROR(SEARCH(&quot;MB&quot;;[.E62])) ;1024;1)" office:value-type="float" office:value="256" calcext:value-type="float">
            <text:p>256</text:p>
          </table:table-cell>
          <table:table-cell office:value-type="string" calcext:value-type="string">
            <text:p>8GB</text:p>
          </table:table-cell>
          <table:table-cell table:formula="of:=NUMBERVALUE(LEFT([.G62];LEN([.G62])-2))*IF(ISERROR(SEARCH(&quot;MB&quot;;[.G62])) ;1024;1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62];LEN([.N62])-2))*IF(ISERROR(SEARCH(&quot;MB&quot;;[.N62])) ;1024;1)"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62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6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6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62]=&quot;on&quot;;1;0)" office:value-type="float" office:value="0" calcext:value-type="float">
            <text:p>0</text:p>
          </table:table-cell>
          <table:table-cell office:value-type="float" office:value="127.739897727966" calcext:value-type="float">
            <text:p>127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.338125228882" calcext:value-type="float">
            <text:p>129.34</text:p>
          </table:table-cell>
          <table:table-cell office:value-type="string" calcext:value-type="string">
            <text:p>32MB</text:p>
          </table:table-cell>
          <table:table-cell table:formula="of:=NUMBERVALUE(LEFT([.C63];LEN([.C63])-2))*IF(ISERROR(SEARCH(&quot;MB&quot;;[.C63])) ;1024;1)" office:value-type="float" office:value="32" calcext:value-type="float">
            <text:p>32</text:p>
          </table:table-cell>
          <table:table-cell office:value-type="string" calcext:value-type="string">
            <text:p>4GB</text:p>
          </table:table-cell>
          <table:table-cell table:formula="of:=NUMBERVALUE(LEFT([.E63];LEN([.E63])-2))*IF(ISERROR(SEARCH(&quot;MB&quot;;[.E63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G63];LEN([.G63])-2))*IF(ISERROR(SEARCH(&quot;MB&quot;;[.G63])) ;1024;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B</text:p>
          </table:table-cell>
          <table:table-cell office:value-type="string" calcext:value-type="string">
            <text:p>8GB</text:p>
          </table:table-cell>
          <table:table-cell table:formula="of:=NUMBERVALUE(LEFT([.N63];LEN([.N63])-2))*IF(ISERROR(SEARCH(&quot;MB&quot;;[.N63])) ;1024;1)" office:value-type="float" office:value="8192" calcext:value-type="float">
            <text:p>819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6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6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63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63]=&quot;on&quot;;1;0)" office:value-type="float" office:value="1" calcext:value-type="float">
            <text:p>1</text:p>
          </table:table-cell>
          <table:table-cell office:value-type="float" office:value="129.338125228882" calcext:value-type="float">
            <text:p>129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.377166986465" calcext:value-type="float">
            <text:p>130.38</text:p>
          </table:table-cell>
          <table:table-cell office:value-type="string" calcext:value-type="string">
            <text:p>1GB</text:p>
          </table:table-cell>
          <table:table-cell table:formula="of:=NUMBERVALUE(LEFT([.C64];LEN([.C64])-2))*IF(ISERROR(SEARCH(&quot;MB&quot;;[.C64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64];LEN([.E64])-2))*IF(ISERROR(SEARCH(&quot;MB&quot;;[.E64])) ;1024;1)" office:value-type="float" office:value="128" calcext:value-type="float">
            <text:p>128</text:p>
          </table:table-cell>
          <table:table-cell office:value-type="string" calcext:value-type="string">
            <text:p>512MB</text:p>
          </table:table-cell>
          <table:table-cell table:formula="of:=NUMBERVALUE(LEFT([.G64];LEN([.G64])-2))*IF(ISERROR(SEARCH(&quot;MB&quot;;[.G64])) ;1024;1)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4MB</text:p>
          </table:table-cell>
          <table:table-cell office:value-type="string" calcext:value-type="string">
            <text:p>32MB</text:p>
          </table:table-cell>
          <table:table-cell table:formula="of:=NUMBERVALUE(LEFT([.N64];LEN([.N64])-2))*IF(ISERROR(SEARCH(&quot;MB&quot;;[.N64])) ;1024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64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6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6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64]=&quot;on&quot;;1;0)" office:value-type="float" office:value="1" calcext:value-type="float">
            <text:p>1</text:p>
          </table:table-cell>
          <table:table-cell office:value-type="float" office:value="130.377166986465" calcext:value-type="float">
            <text:p>130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.294474363327" calcext:value-type="float">
            <text:p>131.29</text:p>
          </table:table-cell>
          <table:table-cell office:value-type="string" calcext:value-type="string">
            <text:p>1MB</text:p>
          </table:table-cell>
          <table:table-cell table:formula="of:=NUMBERVALUE(LEFT([.C65];LEN([.C65])-2))*IF(ISERROR(SEARCH(&quot;MB&quot;;[.C65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65];LEN([.E65])-2))*IF(ISERROR(SEARCH(&quot;MB&quot;;[.E65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65];LEN([.G65])-2))*IF(ISERROR(SEARCH(&quot;MB&quot;;[.G65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2MB</text:p>
          </table:table-cell>
          <table:table-cell table:formula="of:=NUMBERVALUE(LEFT([.N65];LEN([.N65])-2))*IF(ISERROR(SEARCH(&quot;MB&quot;;[.N65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65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6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6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65]=&quot;on&quot;;1;0)" office:value-type="float" office:value="1" calcext:value-type="float">
            <text:p>1</text:p>
          </table:table-cell>
          <table:table-cell office:value-type="float" office:value="131.294474363327" calcext:value-type="float">
            <text:p>131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.346112251282" calcext:value-type="float">
            <text:p>131.35</text:p>
          </table:table-cell>
          <table:table-cell office:value-type="string" calcext:value-type="string">
            <text:p>1MB</text:p>
          </table:table-cell>
          <table:table-cell table:formula="of:=NUMBERVALUE(LEFT([.C66];LEN([.C66])-2))*IF(ISERROR(SEARCH(&quot;MB&quot;;[.C66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66];LEN([.E66])-2))*IF(ISERROR(SEARCH(&quot;MB&quot;;[.E66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66];LEN([.G66])-2))*IF(ISERROR(SEARCH(&quot;MB&quot;;[.G66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66];LEN([.N66])-2))*IF(ISERROR(SEARCH(&quot;MB&quot;;[.N66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6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6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6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66]=&quot;on&quot;;1;0)" office:value-type="float" office:value="1" calcext:value-type="float">
            <text:p>1</text:p>
          </table:table-cell>
          <table:table-cell office:value-type="float" office:value="131.346112251282" calcext:value-type="float">
            <text:p>131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.627765893936" calcext:value-type="float">
            <text:p>133.63</text:p>
          </table:table-cell>
          <table:table-cell office:value-type="string" calcext:value-type="string">
            <text:p>8MB</text:p>
          </table:table-cell>
          <table:table-cell table:formula="of:=NUMBERVALUE(LEFT([.C67];LEN([.C67])-2))*IF(ISERROR(SEARCH(&quot;MB&quot;;[.C67])) ;1024;1)" office:value-type="float" office:value="8" calcext:value-type="float">
            <text:p>8</text:p>
          </table:table-cell>
          <table:table-cell office:value-type="string" calcext:value-type="string">
            <text:p>1GB</text:p>
          </table:table-cell>
          <table:table-cell table:formula="of:=NUMBERVALUE(LEFT([.E67];LEN([.E67])-2))*IF(ISERROR(SEARCH(&quot;MB&quot;;[.E67])) ;1024;1)" office:value-type="float" office:value="1024" calcext:value-type="float">
            <text:p>1024</text:p>
          </table:table-cell>
          <table:table-cell office:value-type="string" calcext:value-type="string">
            <text:p>64MB</text:p>
          </table:table-cell>
          <table:table-cell table:formula="of:=NUMBERVALUE(LEFT([.G67];LEN([.G67])-2))*IF(ISERROR(SEARCH(&quot;MB&quot;;[.G67])) ;1024;1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67];LEN([.N67])-2))*IF(ISERROR(SEARCH(&quot;MB&quot;;[.N67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ff</text:p>
          </table:table-cell>
          <table:table-cell table:formula="of:=IF([.Q6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6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6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67]=&quot;on&quot;;1;0)" office:value-type="float" office:value="0" calcext:value-type="float">
            <text:p>0</text:p>
          </table:table-cell>
          <table:table-cell office:value-type="float" office:value="133.627765893936" calcext:value-type="float">
            <text:p>133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.949769973755" calcext:value-type="float">
            <text:p>134.95</text:p>
          </table:table-cell>
          <table:table-cell office:value-type="string" calcext:value-type="string">
            <text:p>32MB</text:p>
          </table:table-cell>
          <table:table-cell table:formula="of:=NUMBERVALUE(LEFT([.C68];LEN([.C68])-2))*IF(ISERROR(SEARCH(&quot;MB&quot;;[.C68])) ;1024;1)" office:value-type="float" office:value="32" calcext:value-type="float">
            <text:p>32</text:p>
          </table:table-cell>
          <table:table-cell office:value-type="string" calcext:value-type="string">
            <text:p>1MB</text:p>
          </table:table-cell>
          <table:table-cell table:formula="of:=NUMBERVALUE(LEFT([.E68];LEN([.E68])-2))*IF(ISERROR(SEARCH(&quot;MB&quot;;[.E68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68];LEN([.G68])-2))*IF(ISERROR(SEARCH(&quot;MB&quot;;[.G68])) ;1024;1)"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1GB</text:p>
          </table:table-cell>
          <table:table-cell table:formula="of:=NUMBERVALUE(LEFT([.N68];LEN([.N68])-2))*IF(ISERROR(SEARCH(&quot;MB&quot;;[.N68])) ;1024;1)" office:value-type="float" office:value="1024" calcext:value-type="float">
            <text:p>102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6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6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6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68]=&quot;on&quot;;1;0)" office:value-type="float" office:value="0" calcext:value-type="float">
            <text:p>0</text:p>
          </table:table-cell>
          <table:table-cell office:value-type="float" office:value="134.949769973755" calcext:value-type="float">
            <text:p>134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.753500699997" calcext:value-type="float">
            <text:p>136.75</text:p>
          </table:table-cell>
          <table:table-cell office:value-type="string" calcext:value-type="string">
            <text:p>2MB</text:p>
          </table:table-cell>
          <table:table-cell table:formula="of:=NUMBERVALUE(LEFT([.C69];LEN([.C69])-2))*IF(ISERROR(SEARCH(&quot;MB&quot;;[.C69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E69];LEN([.E69])-2))*IF(ISERROR(SEARCH(&quot;MB&quot;;[.E69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G69];LEN([.G69])-2))*IF(ISERROR(SEARCH(&quot;MB&quot;;[.G69])) ;1024;1)"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1GB</text:p>
          </table:table-cell>
          <table:table-cell table:formula="of:=NUMBERVALUE(LEFT([.N69];LEN([.N69])-2))*IF(ISERROR(SEARCH(&quot;MB&quot;;[.N69])) ;1024;1)" office:value-type="float" office:value="1024" calcext:value-type="float">
            <text:p>102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6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6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6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69]=&quot;on&quot;;1;0)" office:value-type="float" office:value="0" calcext:value-type="float">
            <text:p>0</text:p>
          </table:table-cell>
          <table:table-cell office:value-type="float" office:value="136.753500699997" calcext:value-type="float">
            <text:p>136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.192276954651" calcext:value-type="float">
            <text:p>138.19</text:p>
          </table:table-cell>
          <table:table-cell office:value-type="string" calcext:value-type="string">
            <text:p>8MB</text:p>
          </table:table-cell>
          <table:table-cell table:formula="of:=NUMBERVALUE(LEFT([.C70];LEN([.C70])-2))*IF(ISERROR(SEARCH(&quot;MB&quot;;[.C70])) ;1024;1)" office:value-type="float" office:value="8" calcext:value-type="float">
            <text:p>8</text:p>
          </table:table-cell>
          <table:table-cell office:value-type="string" calcext:value-type="string">
            <text:p>64MB</text:p>
          </table:table-cell>
          <table:table-cell table:formula="of:=NUMBERVALUE(LEFT([.E70];LEN([.E70])-2))*IF(ISERROR(SEARCH(&quot;MB&quot;;[.E70])) ;1024;1)" office:value-type="float" office:value="64" calcext:value-type="float">
            <text:p>64</text:p>
          </table:table-cell>
          <table:table-cell office:value-type="string" calcext:value-type="string">
            <text:p>256MB</text:p>
          </table:table-cell>
          <table:table-cell table:formula="of:=NUMBERVALUE(LEFT([.G70];LEN([.G70])-2))*IF(ISERROR(SEARCH(&quot;MB&quot;;[.G70])) ;1024;1)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70];LEN([.N70])-2))*IF(ISERROR(SEARCH(&quot;MB&quot;;[.N70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7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7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7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70]=&quot;on&quot;;1;0)" office:value-type="float" office:value="1" calcext:value-type="float">
            <text:p>1</text:p>
          </table:table-cell>
          <table:table-cell office:value-type="float" office:value="138.192276954651" calcext:value-type="float">
            <text:p>138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.005669116974" calcext:value-type="float">
            <text:p>139.01</text:p>
          </table:table-cell>
          <table:table-cell office:value-type="string" calcext:value-type="string">
            <text:p>512MB</text:p>
          </table:table-cell>
          <table:table-cell table:formula="of:=NUMBERVALUE(LEFT([.C71];LEN([.C71])-2))*IF(ISERROR(SEARCH(&quot;MB&quot;;[.C71])) ;1024;1)" office:value-type="float" office:value="512" calcext:value-type="float">
            <text:p>512</text:p>
          </table:table-cell>
          <table:table-cell office:value-type="string" calcext:value-type="string">
            <text:p>128MB</text:p>
          </table:table-cell>
          <table:table-cell table:formula="of:=NUMBERVALUE(LEFT([.E71];LEN([.E71])-2))*IF(ISERROR(SEARCH(&quot;MB&quot;;[.E71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71];LEN([.G71])-2))*IF(ISERROR(SEARCH(&quot;MB&quot;;[.G71])) ;1024;1)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512MB</text:p>
          </table:table-cell>
          <table:table-cell table:formula="of:=NUMBERVALUE(LEFT([.N71];LEN([.N71])-2))*IF(ISERROR(SEARCH(&quot;MB&quot;;[.N71])) ;1024;1)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71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7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7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71]=&quot;on&quot;;1;0)" office:value-type="float" office:value="1" calcext:value-type="float">
            <text:p>1</text:p>
          </table:table-cell>
          <table:table-cell office:value-type="float" office:value="139.005669116974" calcext:value-type="float">
            <text:p>139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.125761985779" calcext:value-type="float">
            <text:p>140.13</text:p>
          </table:table-cell>
          <table:table-cell office:value-type="string" calcext:value-type="string">
            <text:p>1GB</text:p>
          </table:table-cell>
          <table:table-cell table:formula="of:=NUMBERVALUE(LEFT([.C72];LEN([.C72])-2))*IF(ISERROR(SEARCH(&quot;MB&quot;;[.C72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72];LEN([.E72])-2))*IF(ISERROR(SEARCH(&quot;MB&quot;;[.E72])) ;1024;1)" office:value-type="float" office:value="128" calcext:value-type="float">
            <text:p>128</text:p>
          </table:table-cell>
          <table:table-cell office:value-type="string" calcext:value-type="string">
            <text:p>16MB</text:p>
          </table:table-cell>
          <table:table-cell table:formula="of:=NUMBERVALUE(LEFT([.G72];LEN([.G72])-2))*IF(ISERROR(SEARCH(&quot;MB&quot;;[.G72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8GB</text:p>
          </table:table-cell>
          <table:table-cell table:formula="of:=NUMBERVALUE(LEFT([.N72];LEN([.N72])-2))*IF(ISERROR(SEARCH(&quot;MB&quot;;[.N72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7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7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7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72]=&quot;on&quot;;1;0)" office:value-type="float" office:value="1" calcext:value-type="float">
            <text:p>1</text:p>
          </table:table-cell>
          <table:table-cell office:value-type="float" office:value="140.125761985779" calcext:value-type="float">
            <text:p>140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.082973480225" calcext:value-type="float">
            <text:p>143.08</text:p>
          </table:table-cell>
          <table:table-cell office:value-type="string" calcext:value-type="string">
            <text:p>128MB</text:p>
          </table:table-cell>
          <table:table-cell table:formula="of:=NUMBERVALUE(LEFT([.C73];LEN([.C73])-2))*IF(ISERROR(SEARCH(&quot;MB&quot;;[.C73])) ;1024;1)" office:value-type="float" office:value="128" calcext:value-type="float">
            <text:p>128</text:p>
          </table:table-cell>
          <table:table-cell office:value-type="string" calcext:value-type="string">
            <text:p>2MB</text:p>
          </table:table-cell>
          <table:table-cell table:formula="of:=NUMBERVALUE(LEFT([.E73];LEN([.E73])-2))*IF(ISERROR(SEARCH(&quot;MB&quot;;[.E73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G73];LEN([.G73])-2))*IF(ISERROR(SEARCH(&quot;MB&quot;;[.G73])) ;1024;1)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8GB</text:p>
          </table:table-cell>
          <table:table-cell table:formula="of:=NUMBERVALUE(LEFT([.N73];LEN([.N73])-2))*IF(ISERROR(SEARCH(&quot;MB&quot;;[.N73])) ;1024;1)" office:value-type="float" office:value="8192" calcext:value-type="float">
            <text:p>819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7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7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7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73]=&quot;on&quot;;1;0)" office:value-type="float" office:value="0" calcext:value-type="float">
            <text:p>0</text:p>
          </table:table-cell>
          <table:table-cell office:value-type="float" office:value="143.082973480225" calcext:value-type="float">
            <text:p>143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.993308544159" calcext:value-type="float">
            <text:p>154.99</text:p>
          </table:table-cell>
          <table:table-cell office:value-type="string" calcext:value-type="string">
            <text:p>512MB</text:p>
          </table:table-cell>
          <table:table-cell table:formula="of:=NUMBERVALUE(LEFT([.C74];LEN([.C74])-2))*IF(ISERROR(SEARCH(&quot;MB&quot;;[.C74])) ;1024;1)" office:value-type="float" office:value="512" calcext:value-type="float">
            <text:p>512</text:p>
          </table:table-cell>
          <table:table-cell office:value-type="string" calcext:value-type="string">
            <text:p>32MB</text:p>
          </table:table-cell>
          <table:table-cell table:formula="of:=NUMBERVALUE(LEFT([.E74];LEN([.E74])-2))*IF(ISERROR(SEARCH(&quot;MB&quot;;[.E74])) ;1024;1)" office:value-type="float" office:value="32" calcext:value-type="float">
            <text:p>32</text:p>
          </table:table-cell>
          <table:table-cell office:value-type="string" calcext:value-type="string">
            <text:p>16MB</text:p>
          </table:table-cell>
          <table:table-cell table:formula="of:=NUMBERVALUE(LEFT([.G74];LEN([.G74])-2))*IF(ISERROR(SEARCH(&quot;MB&quot;;[.G74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8GB</text:p>
          </table:table-cell>
          <table:table-cell table:formula="of:=NUMBERVALUE(LEFT([.N74];LEN([.N74])-2))*IF(ISERROR(SEARCH(&quot;MB&quot;;[.N74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7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7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7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74]=&quot;on&quot;;1;0)" office:value-type="float" office:value="1" calcext:value-type="float">
            <text:p>1</text:p>
          </table:table-cell>
          <table:table-cell office:value-type="float" office:value="154.993308544159" calcext:value-type="float">
            <text:p>154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6.509030103683" calcext:value-type="float">
            <text:p>316.51</text:p>
          </table:table-cell>
          <table:table-cell office:value-type="string" calcext:value-type="string">
            <text:p>512MB</text:p>
          </table:table-cell>
          <table:table-cell table:formula="of:=NUMBERVALUE(LEFT([.C75];LEN([.C75])-2))*IF(ISERROR(SEARCH(&quot;MB&quot;;[.C75])) ;1024;1)" office:value-type="float" office:value="512" calcext:value-type="float">
            <text:p>512</text:p>
          </table:table-cell>
          <table:table-cell office:value-type="string" calcext:value-type="string">
            <text:p>64MB</text:p>
          </table:table-cell>
          <table:table-cell table:formula="of:=NUMBERVALUE(LEFT([.E75];LEN([.E75])-2))*IF(ISERROR(SEARCH(&quot;MB&quot;;[.E75])) ;1024;1)" office:value-type="float" office:value="64" calcext:value-type="float">
            <text:p>64</text:p>
          </table:table-cell>
          <table:table-cell office:value-type="string" calcext:value-type="string">
            <text:p>2GB</text:p>
          </table:table-cell>
          <table:table-cell table:formula="of:=NUMBERVALUE(LEFT([.G75];LEN([.G75])-2))*IF(ISERROR(SEARCH(&quot;MB&quot;;[.G75])) ;1024;1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12MB</text:p>
          </table:table-cell>
          <table:table-cell table:formula="of:=NUMBERVALUE(LEFT([.N75];LEN([.N75])-2))*IF(ISERROR(SEARCH(&quot;MB&quot;;[.N75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7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7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7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75]=&quot;on&quot;;1;0)" office:value-type="float" office:value="0" calcext:value-type="float">
            <text:p>0</text:p>
          </table:table-cell>
          <table:table-cell office:value-type="float" office:value="316.509030103683" calcext:value-type="float">
            <text:p>316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3.285911798477" calcext:value-type="float">
            <text:p>353.29</text:p>
          </table:table-cell>
          <table:table-cell office:value-type="string" calcext:value-type="string">
            <text:p>2GB</text:p>
          </table:table-cell>
          <table:table-cell table:formula="of:=NUMBERVALUE(LEFT([.C76];LEN([.C76])-2))*IF(ISERROR(SEARCH(&quot;MB&quot;;[.C76])) ;1024;1)" office:value-type="float" office:value="2048" calcext:value-type="float">
            <text:p>2048</text:p>
          </table:table-cell>
          <table:table-cell office:value-type="string" calcext:value-type="string">
            <text:p>128MB</text:p>
          </table:table-cell>
          <table:table-cell table:formula="of:=NUMBERVALUE(LEFT([.E76];LEN([.E76])-2))*IF(ISERROR(SEARCH(&quot;MB&quot;;[.E76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76];LEN([.G76])-2))*IF(ISERROR(SEARCH(&quot;MB&quot;;[.G76])) ;1024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64MB</text:p>
          </table:table-cell>
          <table:table-cell table:formula="of:=NUMBERVALUE(LEFT([.N76];LEN([.N76])-2))*IF(ISERROR(SEARCH(&quot;MB&quot;;[.N76])) ;1024;1)"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7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7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7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76]=&quot;on&quot;;1;0)" office:value-type="float" office:value="1" calcext:value-type="float">
            <text:p>1</text:p>
          </table:table-cell>
          <table:table-cell office:value-type="float" office:value="353.285911798477" calcext:value-type="float">
            <text:p>353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3.430423259735" calcext:value-type="float">
            <text:p>353.43</text:p>
          </table:table-cell>
          <table:table-cell office:value-type="string" calcext:value-type="string">
            <text:p>8GB</text:p>
          </table:table-cell>
          <table:table-cell table:formula="of:=NUMBERVALUE(LEFT([.C77];LEN([.C77])-2))*IF(ISERROR(SEARCH(&quot;MB&quot;;[.C77])) ;1024;1)" office:value-type="float" office:value="8192" calcext:value-type="float">
            <text:p>8192</text:p>
          </table:table-cell>
          <table:table-cell office:value-type="string" calcext:value-type="string">
            <text:p>512MB</text:p>
          </table:table-cell>
          <table:table-cell table:formula="of:=NUMBERVALUE(LEFT([.E77];LEN([.E77])-2))*IF(ISERROR(SEARCH(&quot;MB&quot;;[.E77])) ;1024;1)" office:value-type="float" office:value="512" calcext:value-type="float">
            <text:p>512</text:p>
          </table:table-cell>
          <table:table-cell office:value-type="string" calcext:value-type="string">
            <text:p>256MB</text:p>
          </table:table-cell>
          <table:table-cell table:formula="of:=NUMBERVALUE(LEFT([.G77];LEN([.G77])-2))*IF(ISERROR(SEARCH(&quot;MB&quot;;[.G77])) ;1024;1)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2MB</text:p>
          </table:table-cell>
          <table:table-cell table:formula="of:=NUMBERVALUE(LEFT([.N77];LEN([.N77])-2))*IF(ISERROR(SEARCH(&quot;MB&quot;;[.N77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7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7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7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77]=&quot;on&quot;;1;0)" office:value-type="float" office:value="0" calcext:value-type="float">
            <text:p>0</text:p>
          </table:table-cell>
          <table:table-cell office:value-type="float" office:value="353.430423259735" calcext:value-type="float">
            <text:p>353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6.578984498978" calcext:value-type="float">
            <text:p>456.58</text:p>
          </table:table-cell>
          <table:table-cell office:value-type="string" calcext:value-type="string">
            <text:p>8MB</text:p>
          </table:table-cell>
          <table:table-cell table:formula="of:=NUMBERVALUE(LEFT([.C78];LEN([.C78])-2))*IF(ISERROR(SEARCH(&quot;MB&quot;;[.C78])) ;1024;1)"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table:formula="of:=NUMBERVALUE(LEFT([.E78];LEN([.E78])-2))*IF(ISERROR(SEARCH(&quot;MB&quot;;[.E78])) ;1024;1)" office:value-type="float" office:value="4096" calcext:value-type="float">
            <text:p>4096</text:p>
          </table:table-cell>
          <table:table-cell office:value-type="string" calcext:value-type="string">
            <text:p>4GB</text:p>
          </table:table-cell>
          <table:table-cell table:formula="of:=NUMBERVALUE(LEFT([.G78];LEN([.G78])-2))*IF(ISERROR(SEARCH(&quot;MB&quot;;[.G78])) ;1024;1)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78];LEN([.N78])-2))*IF(ISERROR(SEARCH(&quot;MB&quot;;[.N78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7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7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7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78]=&quot;on&quot;;1;0)" office:value-type="float" office:value="0" calcext:value-type="float">
            <text:p>0</text:p>
          </table:table-cell>
          <table:table-cell office:value-type="float" office:value="456.578984498978" calcext:value-type="float">
            <text:p>456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.238099336624" calcext:value-type="float">
            <text:p>127.24</text:p>
          </table:table-cell>
          <table:table-cell office:value-type="string" calcext:value-type="string">
            <text:p>1GB</text:p>
          </table:table-cell>
          <table:table-cell table:formula="of:=NUMBERVALUE(LEFT([.C79];LEN([.C79])-2))*IF(ISERROR(SEARCH(&quot;MB&quot;;[.C79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79];LEN([.E79])-2))*IF(ISERROR(SEARCH(&quot;MB&quot;;[.E79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79];LEN([.G79])-2))*IF(ISERROR(SEARCH(&quot;MB&quot;;[.G79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79];LEN([.N79])-2))*IF(ISERROR(SEARCH(&quot;MB&quot;;[.N79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7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7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7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79]=&quot;on&quot;;1;0)" office:value-type="float" office:value="1" calcext:value-type="float">
            <text:p>1</text:p>
          </table:table-cell>
          <table:table-cell office:value-type="float" office:value="127.238099336624" calcext:value-type="float">
            <text:p>127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.116323232651" calcext:value-type="float">
            <text:p>128.12</text:p>
          </table:table-cell>
          <table:table-cell office:value-type="string" calcext:value-type="string">
            <text:p>8GB</text:p>
          </table:table-cell>
          <table:table-cell table:formula="of:=NUMBERVALUE(LEFT([.C80];LEN([.C80])-2))*IF(ISERROR(SEARCH(&quot;MB&quot;;[.C80])) ;1024;1)" office:value-type="float" office:value="8192" calcext:value-type="float">
            <text:p>8192</text:p>
          </table:table-cell>
          <table:table-cell office:value-type="string" calcext:value-type="string">
            <text:p>1GB</text:p>
          </table:table-cell>
          <table:table-cell table:formula="of:=NUMBERVALUE(LEFT([.E80];LEN([.E80])-2))*IF(ISERROR(SEARCH(&quot;MB&quot;;[.E80])) ;1024;1)" office:value-type="float" office:value="1024" calcext:value-type="float">
            <text:p>1024</text:p>
          </table:table-cell>
          <table:table-cell office:value-type="string" calcext:value-type="string">
            <text:p>4MB</text:p>
          </table:table-cell>
          <table:table-cell table:formula="of:=NUMBERVALUE(LEFT([.G80];LEN([.G80])-2))*IF(ISERROR(SEARCH(&quot;MB&quot;;[.G80])) ;1024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80];LEN([.N80])-2))*IF(ISERROR(SEARCH(&quot;MB&quot;;[.N80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8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8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8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80]=&quot;on&quot;;1;0)" office:value-type="float" office:value="1" calcext:value-type="float">
            <text:p>1</text:p>
          </table:table-cell>
          <table:table-cell office:value-type="float" office:value="128.116323232651" calcext:value-type="float">
            <text:p>128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.389133691788" calcext:value-type="float">
            <text:p>128.39</text:p>
          </table:table-cell>
          <table:table-cell office:value-type="string" calcext:value-type="string">
            <text:p>8MB</text:p>
          </table:table-cell>
          <table:table-cell table:formula="of:=NUMBERVALUE(LEFT([.C81];LEN([.C81])-2))*IF(ISERROR(SEARCH(&quot;MB&quot;;[.C81])) ;1024;1)" office:value-type="float" office:value="8" calcext:value-type="float">
            <text:p>8</text:p>
          </table:table-cell>
          <table:table-cell office:value-type="string" calcext:value-type="string">
            <text:p>1GB</text:p>
          </table:table-cell>
          <table:table-cell table:formula="of:=NUMBERVALUE(LEFT([.E81];LEN([.E81])-2))*IF(ISERROR(SEARCH(&quot;MB&quot;;[.E81])) ;1024;1)" office:value-type="float" office:value="1024" calcext:value-type="float">
            <text:p>1024</text:p>
          </table:table-cell>
          <table:table-cell office:value-type="string" calcext:value-type="string">
            <text:p>16MB</text:p>
          </table:table-cell>
          <table:table-cell table:formula="of:=NUMBERVALUE(LEFT([.G81];LEN([.G81])-2))*IF(ISERROR(SEARCH(&quot;MB&quot;;[.G81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81];LEN([.N81])-2))*IF(ISERROR(SEARCH(&quot;MB&quot;;[.N81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8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8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8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81]=&quot;on&quot;;1;0)" office:value-type="float" office:value="1" calcext:value-type="float">
            <text:p>1</text:p>
          </table:table-cell>
          <table:table-cell office:value-type="float" office:value="128.389133691788" calcext:value-type="float">
            <text:p>128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.321671247482" calcext:value-type="float">
            <text:p>129.32</text:p>
          </table:table-cell>
          <table:table-cell office:value-type="string" calcext:value-type="string">
            <text:p>1MB</text:p>
          </table:table-cell>
          <table:table-cell table:formula="of:=NUMBERVALUE(LEFT([.C82];LEN([.C82])-2))*IF(ISERROR(SEARCH(&quot;MB&quot;;[.C82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82];LEN([.E82])-2))*IF(ISERROR(SEARCH(&quot;MB&quot;;[.E82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82];LEN([.G82])-2))*IF(ISERROR(SEARCH(&quot;MB&quot;;[.G82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82];LEN([.N82])-2))*IF(ISERROR(SEARCH(&quot;MB&quot;;[.N82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8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8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8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82]=&quot;on&quot;;1;0)" office:value-type="float" office:value="0" calcext:value-type="float">
            <text:p>0</text:p>
          </table:table-cell>
          <table:table-cell office:value-type="float" office:value="129.321671247482" calcext:value-type="float">
            <text:p>129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.151181459427" calcext:value-type="float">
            <text:p>131.15</text:p>
          </table:table-cell>
          <table:table-cell office:value-type="string" calcext:value-type="string">
            <text:p>512MB</text:p>
          </table:table-cell>
          <table:table-cell table:formula="of:=NUMBERVALUE(LEFT([.C83];LEN([.C83])-2))*IF(ISERROR(SEARCH(&quot;MB&quot;;[.C83])) ;1024;1)" office:value-type="float" office:value="512" calcext:value-type="float">
            <text:p>512</text:p>
          </table:table-cell>
          <table:table-cell office:value-type="string" calcext:value-type="string">
            <text:p>64MB</text:p>
          </table:table-cell>
          <table:table-cell table:formula="of:=NUMBERVALUE(LEFT([.E83];LEN([.E83])-2))*IF(ISERROR(SEARCH(&quot;MB&quot;;[.E83])) ;1024;1)" office:value-type="float" office:value="64" calcext:value-type="float">
            <text:p>64</text:p>
          </table:table-cell>
          <table:table-cell office:value-type="string" calcext:value-type="string">
            <text:p>2GB</text:p>
          </table:table-cell>
          <table:table-cell table:formula="of:=NUMBERVALUE(LEFT([.G83];LEN([.G83])-2))*IF(ISERROR(SEARCH(&quot;MB&quot;;[.G83])) ;1024;1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12MB</text:p>
          </table:table-cell>
          <table:table-cell table:formula="of:=NUMBERVALUE(LEFT([.N83];LEN([.N83])-2))*IF(ISERROR(SEARCH(&quot;MB&quot;;[.N83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8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8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83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83]=&quot;on&quot;;1;0)" office:value-type="float" office:value="1" calcext:value-type="float">
            <text:p>1</text:p>
          </table:table-cell>
          <table:table-cell office:value-type="float" office:value="131.151181459427" calcext:value-type="float">
            <text:p>131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.23998093605" calcext:value-type="float">
            <text:p>131.24</text:p>
          </table:table-cell>
          <table:table-cell office:value-type="string" calcext:value-type="string">
            <text:p>1GB</text:p>
          </table:table-cell>
          <table:table-cell table:formula="of:=NUMBERVALUE(LEFT([.C84];LEN([.C84])-2))*IF(ISERROR(SEARCH(&quot;MB&quot;;[.C84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84];LEN([.E84])-2))*IF(ISERROR(SEARCH(&quot;MB&quot;;[.E84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84];LEN([.G84])-2))*IF(ISERROR(SEARCH(&quot;MB&quot;;[.G84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84];LEN([.N84])-2))*IF(ISERROR(SEARCH(&quot;MB&quot;;[.N84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8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8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8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84]=&quot;on&quot;;1;0)" office:value-type="float" office:value="1" calcext:value-type="float">
            <text:p>1</text:p>
          </table:table-cell>
          <table:table-cell office:value-type="float" office:value="131.23998093605" calcext:value-type="float">
            <text:p>131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.333520174026" calcext:value-type="float">
            <text:p>131.33</text:p>
          </table:table-cell>
          <table:table-cell office:value-type="string" calcext:value-type="string">
            <text:p>1MB</text:p>
          </table:table-cell>
          <table:table-cell table:formula="of:=NUMBERVALUE(LEFT([.C85];LEN([.C85])-2))*IF(ISERROR(SEARCH(&quot;MB&quot;;[.C85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85];LEN([.E85])-2))*IF(ISERROR(SEARCH(&quot;MB&quot;;[.E85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85];LEN([.G85])-2))*IF(ISERROR(SEARCH(&quot;MB&quot;;[.G85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2MB</text:p>
          </table:table-cell>
          <table:table-cell table:formula="of:=NUMBERVALUE(LEFT([.N85];LEN([.N85])-2))*IF(ISERROR(SEARCH(&quot;MB&quot;;[.N85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85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8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8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85]=&quot;on&quot;;1;0)" office:value-type="float" office:value="1" calcext:value-type="float">
            <text:p>1</text:p>
          </table:table-cell>
          <table:table-cell office:value-type="float" office:value="131.333520174026" calcext:value-type="float">
            <text:p>131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538485050201" calcext:value-type="float">
            <text:p>133.54</text:p>
          </table:table-cell>
          <table:table-cell office:value-type="string" calcext:value-type="string">
            <text:p>32MB</text:p>
          </table:table-cell>
          <table:table-cell table:formula="of:=NUMBERVALUE(LEFT([.C86];LEN([.C86])-2))*IF(ISERROR(SEARCH(&quot;MB&quot;;[.C86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E86];LEN([.E86])-2))*IF(ISERROR(SEARCH(&quot;MB&quot;;[.E86])) ;1024;1)" office:value-type="float" office:value="256" calcext:value-type="float">
            <text:p>256</text:p>
          </table:table-cell>
          <table:table-cell office:value-type="string" calcext:value-type="string">
            <text:p>8GB</text:p>
          </table:table-cell>
          <table:table-cell table:formula="of:=NUMBERVALUE(LEFT([.G86];LEN([.G86])-2))*IF(ISERROR(SEARCH(&quot;MB&quot;;[.G86])) ;1024;1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86];LEN([.N86])-2))*IF(ISERROR(SEARCH(&quot;MB&quot;;[.N86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8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8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8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86]=&quot;on&quot;;1;0)" office:value-type="float" office:value="1" calcext:value-type="float">
            <text:p>1</text:p>
          </table:table-cell>
          <table:table-cell office:value-type="float" office:value="133.538485050201" calcext:value-type="float">
            <text:p>133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.662168741226" calcext:value-type="float">
            <text:p>134.66</text:p>
          </table:table-cell>
          <table:table-cell office:value-type="string" calcext:value-type="string">
            <text:p>1GB</text:p>
          </table:table-cell>
          <table:table-cell table:formula="of:=NUMBERVALUE(LEFT([.C87];LEN([.C87])-2))*IF(ISERROR(SEARCH(&quot;MB&quot;;[.C87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87];LEN([.E87])-2))*IF(ISERROR(SEARCH(&quot;MB&quot;;[.E87])) ;1024;1)" office:value-type="float" office:value="128" calcext:value-type="float">
            <text:p>128</text:p>
          </table:table-cell>
          <table:table-cell office:value-type="string" calcext:value-type="string">
            <text:p>512MB</text:p>
          </table:table-cell>
          <table:table-cell table:formula="of:=NUMBERVALUE(LEFT([.G87];LEN([.G87])-2))*IF(ISERROR(SEARCH(&quot;MB&quot;;[.G87])) ;1024;1)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4MB</text:p>
          </table:table-cell>
          <table:table-cell office:value-type="string" calcext:value-type="string">
            <text:p>32MB</text:p>
          </table:table-cell>
          <table:table-cell table:formula="of:=NUMBERVALUE(LEFT([.N87];LEN([.N87])-2))*IF(ISERROR(SEARCH(&quot;MB&quot;;[.N87])) ;1024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87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8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8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87]=&quot;on&quot;;1;0)" office:value-type="float" office:value="1" calcext:value-type="float">
            <text:p>1</text:p>
          </table:table-cell>
          <table:table-cell office:value-type="float" office:value="134.662168741226" calcext:value-type="float">
            <text:p>134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.071746826172" calcext:value-type="float">
            <text:p>136.07</text:p>
          </table:table-cell>
          <table:table-cell office:value-type="string" calcext:value-type="string">
            <text:p>2MB</text:p>
          </table:table-cell>
          <table:table-cell table:formula="of:=NUMBERVALUE(LEFT([.C88];LEN([.C88])-2))*IF(ISERROR(SEARCH(&quot;MB&quot;;[.C88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E88];LEN([.E88])-2))*IF(ISERROR(SEARCH(&quot;MB&quot;;[.E88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G88];LEN([.G88])-2))*IF(ISERROR(SEARCH(&quot;MB&quot;;[.G88])) ;1024;1)"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1GB</text:p>
          </table:table-cell>
          <table:table-cell table:formula="of:=NUMBERVALUE(LEFT([.N88];LEN([.N88])-2))*IF(ISERROR(SEARCH(&quot;MB&quot;;[.N88])) ;1024;1)" office:value-type="float" office:value="1024" calcext:value-type="float">
            <text:p>102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8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8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8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88]=&quot;on&quot;;1;0)" office:value-type="float" office:value="0" calcext:value-type="float">
            <text:p>0</text:p>
          </table:table-cell>
          <table:table-cell office:value-type="float" office:value="136.071746826172" calcext:value-type="float">
            <text:p>136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.461819887161" calcext:value-type="float">
            <text:p>138.46</text:p>
          </table:table-cell>
          <table:table-cell office:value-type="string" calcext:value-type="string">
            <text:p>8MB</text:p>
          </table:table-cell>
          <table:table-cell table:formula="of:=NUMBERVALUE(LEFT([.C89];LEN([.C89])-2))*IF(ISERROR(SEARCH(&quot;MB&quot;;[.C89])) ;1024;1)" office:value-type="float" office:value="8" calcext:value-type="float">
            <text:p>8</text:p>
          </table:table-cell>
          <table:table-cell office:value-type="string" calcext:value-type="string">
            <text:p>64MB</text:p>
          </table:table-cell>
          <table:table-cell table:formula="of:=NUMBERVALUE(LEFT([.E89];LEN([.E89])-2))*IF(ISERROR(SEARCH(&quot;MB&quot;;[.E89])) ;1024;1)" office:value-type="float" office:value="64" calcext:value-type="float">
            <text:p>64</text:p>
          </table:table-cell>
          <table:table-cell office:value-type="string" calcext:value-type="string">
            <text:p>256MB</text:p>
          </table:table-cell>
          <table:table-cell table:formula="of:=NUMBERVALUE(LEFT([.G89];LEN([.G89])-2))*IF(ISERROR(SEARCH(&quot;MB&quot;;[.G89])) ;1024;1)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512MB</text:p>
          </table:table-cell>
          <table:table-cell table:formula="of:=NUMBERVALUE(LEFT([.N89];LEN([.N89])-2))*IF(ISERROR(SEARCH(&quot;MB&quot;;[.N89])) ;1024;1)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8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8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8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89]=&quot;on&quot;;1;0)" office:value-type="float" office:value="1" calcext:value-type="float">
            <text:p>1</text:p>
          </table:table-cell>
          <table:table-cell office:value-type="float" office:value="138.461819887161" calcext:value-type="float">
            <text:p>138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.961614131928" calcext:value-type="float">
            <text:p>140.96</text:p>
          </table:table-cell>
          <table:table-cell office:value-type="string" calcext:value-type="string">
            <text:p>32MB</text:p>
          </table:table-cell>
          <table:table-cell table:formula="of:=NUMBERVALUE(LEFT([.C90];LEN([.C90])-2))*IF(ISERROR(SEARCH(&quot;MB&quot;;[.C90])) ;1024;1)" office:value-type="float" office:value="32" calcext:value-type="float">
            <text:p>32</text:p>
          </table:table-cell>
          <table:table-cell office:value-type="string" calcext:value-type="string">
            <text:p>4GB</text:p>
          </table:table-cell>
          <table:table-cell table:formula="of:=NUMBERVALUE(LEFT([.E90];LEN([.E90])-2))*IF(ISERROR(SEARCH(&quot;MB&quot;;[.E90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G90];LEN([.G90])-2))*IF(ISERROR(SEARCH(&quot;MB&quot;;[.G90])) ;1024;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B</text:p>
          </table:table-cell>
          <table:table-cell office:value-type="string" calcext:value-type="string">
            <text:p>8GB</text:p>
          </table:table-cell>
          <table:table-cell table:formula="of:=NUMBERVALUE(LEFT([.N90];LEN([.N90])-2))*IF(ISERROR(SEARCH(&quot;MB&quot;;[.N90])) ;1024;1)" office:value-type="float" office:value="8192" calcext:value-type="float">
            <text:p>819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9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9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9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90]=&quot;on&quot;;1;0)" office:value-type="float" office:value="0" calcext:value-type="float">
            <text:p>0</text:p>
          </table:table-cell>
          <table:table-cell office:value-type="float" office:value="140.961614131928" calcext:value-type="float">
            <text:p>14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.776079177856" calcext:value-type="float">
            <text:p>146.78</text:p>
          </table:table-cell>
          <table:table-cell office:value-type="string" calcext:value-type="string">
            <text:p>128MB</text:p>
          </table:table-cell>
          <table:table-cell table:formula="of:=NUMBERVALUE(LEFT([.C91];LEN([.C91])-2))*IF(ISERROR(SEARCH(&quot;MB&quot;;[.C91])) ;1024;1)" office:value-type="float" office:value="128" calcext:value-type="float">
            <text:p>128</text:p>
          </table:table-cell>
          <table:table-cell office:value-type="string" calcext:value-type="string">
            <text:p>2MB</text:p>
          </table:table-cell>
          <table:table-cell table:formula="of:=NUMBERVALUE(LEFT([.E91];LEN([.E91])-2))*IF(ISERROR(SEARCH(&quot;MB&quot;;[.E91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G91];LEN([.G91])-2))*IF(ISERROR(SEARCH(&quot;MB&quot;;[.G91])) ;1024;1)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8GB</text:p>
          </table:table-cell>
          <table:table-cell table:formula="of:=NUMBERVALUE(LEFT([.N91];LEN([.N91])-2))*IF(ISERROR(SEARCH(&quot;MB&quot;;[.N91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9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9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9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91]=&quot;on&quot;;1;0)" office:value-type="float" office:value="1" calcext:value-type="float">
            <text:p>1</text:p>
          </table:table-cell>
          <table:table-cell office:value-type="float" office:value="146.776079177856" calcext:value-type="float">
            <text:p>146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.963180303574" calcext:value-type="float">
            <text:p>151.96</text:p>
          </table:table-cell>
          <table:table-cell office:value-type="string" calcext:value-type="string">
            <text:p>32MB</text:p>
          </table:table-cell>
          <table:table-cell table:formula="of:=NUMBERVALUE(LEFT([.C92];LEN([.C92])-2))*IF(ISERROR(SEARCH(&quot;MB&quot;;[.C92])) ;1024;1)" office:value-type="float" office:value="32" calcext:value-type="float">
            <text:p>32</text:p>
          </table:table-cell>
          <table:table-cell office:value-type="string" calcext:value-type="string">
            <text:p>1MB</text:p>
          </table:table-cell>
          <table:table-cell table:formula="of:=NUMBERVALUE(LEFT([.E92];LEN([.E92])-2))*IF(ISERROR(SEARCH(&quot;MB&quot;;[.E92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92];LEN([.G92])-2))*IF(ISERROR(SEARCH(&quot;MB&quot;;[.G92])) ;1024;1)"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1GB</text:p>
          </table:table-cell>
          <table:table-cell table:formula="of:=NUMBERVALUE(LEFT([.N92];LEN([.N92])-2))*IF(ISERROR(SEARCH(&quot;MB&quot;;[.N92])) ;1024;1)" office:value-type="float" office:value="1024" calcext:value-type="float">
            <text:p>102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92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9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9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92]=&quot;on&quot;;1;0)" office:value-type="float" office:value="0" calcext:value-type="float">
            <text:p>0</text:p>
          </table:table-cell>
          <table:table-cell office:value-type="float" office:value="151.963180303574" calcext:value-type="float">
            <text:p>151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.837541818619" calcext:value-type="float">
            <text:p>163.84</text:p>
          </table:table-cell>
          <table:table-cell office:value-type="string" calcext:value-type="string">
            <text:p>1GB</text:p>
          </table:table-cell>
          <table:table-cell table:formula="of:=NUMBERVALUE(LEFT([.C93];LEN([.C93])-2))*IF(ISERROR(SEARCH(&quot;MB&quot;;[.C93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93];LEN([.E93])-2))*IF(ISERROR(SEARCH(&quot;MB&quot;;[.E93])) ;1024;1)" office:value-type="float" office:value="128" calcext:value-type="float">
            <text:p>128</text:p>
          </table:table-cell>
          <table:table-cell office:value-type="string" calcext:value-type="string">
            <text:p>16MB</text:p>
          </table:table-cell>
          <table:table-cell table:formula="of:=NUMBERVALUE(LEFT([.G93];LEN([.G93])-2))*IF(ISERROR(SEARCH(&quot;MB&quot;;[.G93])) ;1024;1)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8GB</text:p>
          </table:table-cell>
          <table:table-cell table:formula="of:=NUMBERVALUE(LEFT([.N93];LEN([.N93])-2))*IF(ISERROR(SEARCH(&quot;MB&quot;;[.N93])) ;1024;1)" office:value-type="float" office:value="8192" calcext:value-type="float">
            <text:p>819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9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9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9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93]=&quot;on&quot;;1;0)" office:value-type="float" office:value="0" calcext:value-type="float">
            <text:p>0</text:p>
          </table:table-cell>
          <table:table-cell office:value-type="float" office:value="163.837541818619" calcext:value-type="float">
            <text:p>163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.759241580963" calcext:value-type="float">
            <text:p>165.76</text:p>
          </table:table-cell>
          <table:table-cell office:value-type="string" calcext:value-type="string">
            <text:p>512MB</text:p>
          </table:table-cell>
          <table:table-cell table:formula="of:=NUMBERVALUE(LEFT([.C94];LEN([.C94])-2))*IF(ISERROR(SEARCH(&quot;MB&quot;;[.C94])) ;1024;1)" office:value-type="float" office:value="512" calcext:value-type="float">
            <text:p>512</text:p>
          </table:table-cell>
          <table:table-cell office:value-type="string" calcext:value-type="string">
            <text:p>128MB</text:p>
          </table:table-cell>
          <table:table-cell table:formula="of:=NUMBERVALUE(LEFT([.E94];LEN([.E94])-2))*IF(ISERROR(SEARCH(&quot;MB&quot;;[.E94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94];LEN([.G94])-2))*IF(ISERROR(SEARCH(&quot;MB&quot;;[.G94])) ;1024;1)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94];LEN([.N94])-2))*IF(ISERROR(SEARCH(&quot;MB&quot;;[.N94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94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9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9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94]=&quot;on&quot;;1;0)" office:value-type="float" office:value="1" calcext:value-type="float">
            <text:p>1</text:p>
          </table:table-cell>
          <table:table-cell office:value-type="float" office:value="165.759241580963" calcext:value-type="float">
            <text:p>165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5.619965076447" calcext:value-type="float">
            <text:p>335.62</text:p>
          </table:table-cell>
          <table:table-cell office:value-type="string" calcext:value-type="string">
            <text:p>512MB</text:p>
          </table:table-cell>
          <table:table-cell table:formula="of:=NUMBERVALUE(LEFT([.C95];LEN([.C95])-2))*IF(ISERROR(SEARCH(&quot;MB&quot;;[.C95])) ;1024;1)" office:value-type="float" office:value="512" calcext:value-type="float">
            <text:p>512</text:p>
          </table:table-cell>
          <table:table-cell office:value-type="string" calcext:value-type="string">
            <text:p>32MB</text:p>
          </table:table-cell>
          <table:table-cell table:formula="of:=NUMBERVALUE(LEFT([.E95];LEN([.E95])-2))*IF(ISERROR(SEARCH(&quot;MB&quot;;[.E95])) ;1024;1)" office:value-type="float" office:value="32" calcext:value-type="float">
            <text:p>32</text:p>
          </table:table-cell>
          <table:table-cell office:value-type="string" calcext:value-type="string">
            <text:p>16MB</text:p>
          </table:table-cell>
          <table:table-cell table:formula="of:=NUMBERVALUE(LEFT([.G95];LEN([.G95])-2))*IF(ISERROR(SEARCH(&quot;MB&quot;;[.G95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8GB</text:p>
          </table:table-cell>
          <table:table-cell table:formula="of:=NUMBERVALUE(LEFT([.N95];LEN([.N95])-2))*IF(ISERROR(SEARCH(&quot;MB&quot;;[.N95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9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9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9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95]=&quot;on&quot;;1;0)" office:value-type="float" office:value="0" calcext:value-type="float">
            <text:p>0</text:p>
          </table:table-cell>
          <table:table-cell office:value-type="float" office:value="335.619965076447" calcext:value-type="float">
            <text:p>335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0.588413000107" calcext:value-type="float">
            <text:p>350.59</text:p>
          </table:table-cell>
          <table:table-cell office:value-type="string" calcext:value-type="string">
            <text:p>2GB</text:p>
          </table:table-cell>
          <table:table-cell table:formula="of:=NUMBERVALUE(LEFT([.C96];LEN([.C96])-2))*IF(ISERROR(SEARCH(&quot;MB&quot;;[.C96])) ;1024;1)" office:value-type="float" office:value="2048" calcext:value-type="float">
            <text:p>2048</text:p>
          </table:table-cell>
          <table:table-cell office:value-type="string" calcext:value-type="string">
            <text:p>128MB</text:p>
          </table:table-cell>
          <table:table-cell table:formula="of:=NUMBERVALUE(LEFT([.E96];LEN([.E96])-2))*IF(ISERROR(SEARCH(&quot;MB&quot;;[.E96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96];LEN([.G96])-2))*IF(ISERROR(SEARCH(&quot;MB&quot;;[.G96])) ;1024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64MB</text:p>
          </table:table-cell>
          <table:table-cell table:formula="of:=NUMBERVALUE(LEFT([.N96];LEN([.N96])-2))*IF(ISERROR(SEARCH(&quot;MB&quot;;[.N96])) ;1024;1)"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9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9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9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96]=&quot;on&quot;;1;0)" office:value-type="float" office:value="1" calcext:value-type="float">
            <text:p>1</text:p>
          </table:table-cell>
          <table:table-cell office:value-type="float" office:value="350.588413000107" calcext:value-type="float">
            <text:p>350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5.687237501144" calcext:value-type="float">
            <text:p>435.69</text:p>
          </table:table-cell>
          <table:table-cell office:value-type="string" calcext:value-type="string">
            <text:p>8GB</text:p>
          </table:table-cell>
          <table:table-cell table:formula="of:=NUMBERVALUE(LEFT([.C97];LEN([.C97])-2))*IF(ISERROR(SEARCH(&quot;MB&quot;;[.C97])) ;1024;1)" office:value-type="float" office:value="8192" calcext:value-type="float">
            <text:p>8192</text:p>
          </table:table-cell>
          <table:table-cell office:value-type="string" calcext:value-type="string">
            <text:p>512MB</text:p>
          </table:table-cell>
          <table:table-cell table:formula="of:=NUMBERVALUE(LEFT([.E97];LEN([.E97])-2))*IF(ISERROR(SEARCH(&quot;MB&quot;;[.E97])) ;1024;1)" office:value-type="float" office:value="512" calcext:value-type="float">
            <text:p>512</text:p>
          </table:table-cell>
          <table:table-cell office:value-type="string" calcext:value-type="string">
            <text:p>256MB</text:p>
          </table:table-cell>
          <table:table-cell table:formula="of:=NUMBERVALUE(LEFT([.G97];LEN([.G97])-2))*IF(ISERROR(SEARCH(&quot;MB&quot;;[.G97])) ;1024;1)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2MB</text:p>
          </table:table-cell>
          <table:table-cell table:formula="of:=NUMBERVALUE(LEFT([.N97];LEN([.N97])-2))*IF(ISERROR(SEARCH(&quot;MB&quot;;[.N97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9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9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9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97]=&quot;on&quot;;1;0)" office:value-type="float" office:value="0" calcext:value-type="float">
            <text:p>0</text:p>
          </table:table-cell>
          <table:table-cell office:value-type="float" office:value="435.687237501144" calcext:value-type="float">
            <text:p>435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.849668502808" calcext:value-type="float">
            <text:p>124.85</text:p>
          </table:table-cell>
          <table:table-cell office:value-type="string" calcext:value-type="string">
            <text:p>1GB</text:p>
          </table:table-cell>
          <table:table-cell table:formula="of:=NUMBERVALUE(LEFT([.C98];LEN([.C98])-2))*IF(ISERROR(SEARCH(&quot;MB&quot;;[.C98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98];LEN([.E98])-2))*IF(ISERROR(SEARCH(&quot;MB&quot;;[.E98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98];LEN([.G98])-2))*IF(ISERROR(SEARCH(&quot;MB&quot;;[.G98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98];LEN([.N98])-2))*IF(ISERROR(SEARCH(&quot;MB&quot;;[.N98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9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9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9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98]=&quot;on&quot;;1;0)" office:value-type="float" office:value="1" calcext:value-type="float">
            <text:p>1</text:p>
          </table:table-cell>
          <table:table-cell office:value-type="float" office:value="124.849668502808" calcext:value-type="float">
            <text:p>124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.894459009171" calcext:value-type="float">
            <text:p>125.89</text:p>
          </table:table-cell>
          <table:table-cell office:value-type="string" calcext:value-type="string">
            <text:p>1GB</text:p>
          </table:table-cell>
          <table:table-cell table:formula="of:=NUMBERVALUE(LEFT([.C99];LEN([.C99])-2))*IF(ISERROR(SEARCH(&quot;MB&quot;;[.C99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99];LEN([.E99])-2))*IF(ISERROR(SEARCH(&quot;MB&quot;;[.E99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99];LEN([.G99])-2))*IF(ISERROR(SEARCH(&quot;MB&quot;;[.G99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512MB</text:p>
          </table:table-cell>
          <table:table-cell table:formula="of:=NUMBERVALUE(LEFT([.N99];LEN([.N99])-2))*IF(ISERROR(SEARCH(&quot;MB&quot;;[.N99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9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9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9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99]=&quot;on&quot;;1;0)" office:value-type="float" office:value="1" calcext:value-type="float">
            <text:p>1</text:p>
          </table:table-cell>
          <table:table-cell office:value-type="float" office:value="125.894459009171" calcext:value-type="float">
            <text:p>125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.269487142563" calcext:value-type="float">
            <text:p>126.27</text:p>
          </table:table-cell>
          <table:table-cell office:value-type="string" calcext:value-type="string">
            <text:p>1GB</text:p>
          </table:table-cell>
          <table:table-cell table:formula="of:=NUMBERVALUE(LEFT([.C100];LEN([.C100])-2))*IF(ISERROR(SEARCH(&quot;MB&quot;;[.C100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00];LEN([.E100])-2))*IF(ISERROR(SEARCH(&quot;MB&quot;;[.E100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00];LEN([.G100])-2))*IF(ISERROR(SEARCH(&quot;MB&quot;;[.G100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00];LEN([.N100])-2))*IF(ISERROR(SEARCH(&quot;MB&quot;;[.N100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0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0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0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00]=&quot;on&quot;;1;0)" office:value-type="float" office:value="1" calcext:value-type="float">
            <text:p>1</text:p>
          </table:table-cell>
          <table:table-cell office:value-type="float" office:value="126.269487142563" calcext:value-type="float">
            <text:p>126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.942567586899" calcext:value-type="float">
            <text:p>126.94</text:p>
          </table:table-cell>
          <table:table-cell office:value-type="string" calcext:value-type="string">
            <text:p>8GB</text:p>
          </table:table-cell>
          <table:table-cell table:formula="of:=NUMBERVALUE(LEFT([.C101];LEN([.C101])-2))*IF(ISERROR(SEARCH(&quot;MB&quot;;[.C101])) ;1024;1)" office:value-type="float" office:value="8192" calcext:value-type="float">
            <text:p>8192</text:p>
          </table:table-cell>
          <table:table-cell office:value-type="string" calcext:value-type="string">
            <text:p>1GB</text:p>
          </table:table-cell>
          <table:table-cell table:formula="of:=NUMBERVALUE(LEFT([.E101];LEN([.E101])-2))*IF(ISERROR(SEARCH(&quot;MB&quot;;[.E101])) ;1024;1)" office:value-type="float" office:value="1024" calcext:value-type="float">
            <text:p>1024</text:p>
          </table:table-cell>
          <table:table-cell office:value-type="string" calcext:value-type="string">
            <text:p>4MB</text:p>
          </table:table-cell>
          <table:table-cell table:formula="of:=NUMBERVALUE(LEFT([.G101];LEN([.G101])-2))*IF(ISERROR(SEARCH(&quot;MB&quot;;[.G101])) ;1024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101];LEN([.N101])-2))*IF(ISERROR(SEARCH(&quot;MB&quot;;[.N101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0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0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0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01]=&quot;on&quot;;1;0)" office:value-type="float" office:value="1" calcext:value-type="float">
            <text:p>1</text:p>
          </table:table-cell>
          <table:table-cell office:value-type="float" office:value="126.942567586899" calcext:value-type="float">
            <text:p>126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351366996765" calcext:value-type="float">
            <text:p>128.35</text:p>
          </table:table-cell>
          <table:table-cell office:value-type="string" calcext:value-type="string">
            <text:p>8MB</text:p>
          </table:table-cell>
          <table:table-cell table:formula="of:=NUMBERVALUE(LEFT([.C102];LEN([.C102])-2))*IF(ISERROR(SEARCH(&quot;MB&quot;;[.C102])) ;1024;1)" office:value-type="float" office:value="8" calcext:value-type="float">
            <text:p>8</text:p>
          </table:table-cell>
          <table:table-cell office:value-type="string" calcext:value-type="string">
            <text:p>1GB</text:p>
          </table:table-cell>
          <table:table-cell table:formula="of:=NUMBERVALUE(LEFT([.E102];LEN([.E102])-2))*IF(ISERROR(SEARCH(&quot;MB&quot;;[.E102])) ;1024;1)" office:value-type="float" office:value="1024" calcext:value-type="float">
            <text:p>1024</text:p>
          </table:table-cell>
          <table:table-cell office:value-type="string" calcext:value-type="string">
            <text:p>16MB</text:p>
          </table:table-cell>
          <table:table-cell table:formula="of:=NUMBERVALUE(LEFT([.G102];LEN([.G102])-2))*IF(ISERROR(SEARCH(&quot;MB&quot;;[.G102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102];LEN([.N102])-2))*IF(ISERROR(SEARCH(&quot;MB&quot;;[.N102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0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0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0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02]=&quot;on&quot;;1;0)" office:value-type="float" office:value="0" calcext:value-type="float">
            <text:p>0</text:p>
          </table:table-cell>
          <table:table-cell office:value-type="float" office:value="128.351366996765" calcext:value-type="float">
            <text:p>128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.451761484146" calcext:value-type="float">
            <text:p>130.45</text:p>
          </table:table-cell>
          <table:table-cell office:value-type="string" calcext:value-type="string">
            <text:p>32MB</text:p>
          </table:table-cell>
          <table:table-cell table:formula="of:=NUMBERVALUE(LEFT([.C103];LEN([.C103])-2))*IF(ISERROR(SEARCH(&quot;MB&quot;;[.C103])) ;1024;1)" office:value-type="float" office:value="32" calcext:value-type="float">
            <text:p>32</text:p>
          </table:table-cell>
          <table:table-cell office:value-type="string" calcext:value-type="string">
            <text:p>4GB</text:p>
          </table:table-cell>
          <table:table-cell table:formula="of:=NUMBERVALUE(LEFT([.E103];LEN([.E103])-2))*IF(ISERROR(SEARCH(&quot;MB&quot;;[.E103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G103];LEN([.G103])-2))*IF(ISERROR(SEARCH(&quot;MB&quot;;[.G103])) ;1024;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B</text:p>
          </table:table-cell>
          <table:table-cell office:value-type="string" calcext:value-type="string">
            <text:p>8GB</text:p>
          </table:table-cell>
          <table:table-cell table:formula="of:=NUMBERVALUE(LEFT([.N103];LEN([.N103])-2))*IF(ISERROR(SEARCH(&quot;MB&quot;;[.N103])) ;1024;1)" office:value-type="float" office:value="8192" calcext:value-type="float">
            <text:p>819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10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0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0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03]=&quot;on&quot;;1;0)" office:value-type="float" office:value="0" calcext:value-type="float">
            <text:p>0</text:p>
          </table:table-cell>
          <table:table-cell office:value-type="float" office:value="130.451761484146" calcext:value-type="float">
            <text:p>130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.977589130402" calcext:value-type="float">
            <text:p>130.98</text:p>
          </table:table-cell>
          <table:table-cell office:value-type="string" calcext:value-type="string">
            <text:p>1GB</text:p>
          </table:table-cell>
          <table:table-cell table:formula="of:=NUMBERVALUE(LEFT([.C104];LEN([.C104])-2))*IF(ISERROR(SEARCH(&quot;MB&quot;;[.C104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104];LEN([.E104])-2))*IF(ISERROR(SEARCH(&quot;MB&quot;;[.E104])) ;1024;1)" office:value-type="float" office:value="128" calcext:value-type="float">
            <text:p>128</text:p>
          </table:table-cell>
          <table:table-cell office:value-type="string" calcext:value-type="string">
            <text:p>512MB</text:p>
          </table:table-cell>
          <table:table-cell table:formula="of:=NUMBERVALUE(LEFT([.G104];LEN([.G104])-2))*IF(ISERROR(SEARCH(&quot;MB&quot;;[.G104])) ;1024;1)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4MB</text:p>
          </table:table-cell>
          <table:table-cell office:value-type="string" calcext:value-type="string">
            <text:p>32MB</text:p>
          </table:table-cell>
          <table:table-cell table:formula="of:=NUMBERVALUE(LEFT([.N104];LEN([.N104])-2))*IF(ISERROR(SEARCH(&quot;MB&quot;;[.N104])) ;1024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Q10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0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0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04]=&quot;on&quot;;1;0)" office:value-type="float" office:value="0" calcext:value-type="float">
            <text:p>0</text:p>
          </table:table-cell>
          <table:table-cell office:value-type="float" office:value="130.977589130402" calcext:value-type="float">
            <text:p>13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.689550638199" calcext:value-type="float">
            <text:p>131.69</text:p>
          </table:table-cell>
          <table:table-cell office:value-type="string" calcext:value-type="string">
            <text:p>1MB</text:p>
          </table:table-cell>
          <table:table-cell table:formula="of:=NUMBERVALUE(LEFT([.C105];LEN([.C105])-2))*IF(ISERROR(SEARCH(&quot;MB&quot;;[.C105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105];LEN([.E105])-2))*IF(ISERROR(SEARCH(&quot;MB&quot;;[.E105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105];LEN([.G105])-2))*IF(ISERROR(SEARCH(&quot;MB&quot;;[.G105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105];LEN([.N105])-2))*IF(ISERROR(SEARCH(&quot;MB&quot;;[.N105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0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0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0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05]=&quot;on&quot;;1;0)" office:value-type="float" office:value="1" calcext:value-type="float">
            <text:p>1</text:p>
          </table:table-cell>
          <table:table-cell office:value-type="float" office:value="131.689550638199" calcext:value-type="float">
            <text:p>131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.731106758118" calcext:value-type="float">
            <text:p>131.73</text:p>
          </table:table-cell>
          <table:table-cell office:value-type="string" calcext:value-type="string">
            <text:p>1MB</text:p>
          </table:table-cell>
          <table:table-cell table:formula="of:=NUMBERVALUE(LEFT([.C106];LEN([.C106])-2))*IF(ISERROR(SEARCH(&quot;MB&quot;;[.C106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106];LEN([.E106])-2))*IF(ISERROR(SEARCH(&quot;MB&quot;;[.E106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106];LEN([.G106])-2))*IF(ISERROR(SEARCH(&quot;MB&quot;;[.G106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2MB</text:p>
          </table:table-cell>
          <table:table-cell table:formula="of:=NUMBERVALUE(LEFT([.N106];LEN([.N106])-2))*IF(ISERROR(SEARCH(&quot;MB&quot;;[.N106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10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0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0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06]=&quot;on&quot;;1;0)" office:value-type="float" office:value="1" calcext:value-type="float">
            <text:p>1</text:p>
          </table:table-cell>
          <table:table-cell office:value-type="float" office:value="131.731106758118" calcext:value-type="float">
            <text:p>131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.454480648041" calcext:value-type="float">
            <text:p>133.45</text:p>
          </table:table-cell>
          <table:table-cell office:value-type="string" calcext:value-type="string">
            <text:p>1GB</text:p>
          </table:table-cell>
          <table:table-cell table:formula="of:=NUMBERVALUE(LEFT([.C107];LEN([.C107])-2))*IF(ISERROR(SEARCH(&quot;MB&quot;;[.C107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107];LEN([.E107])-2))*IF(ISERROR(SEARCH(&quot;MB&quot;;[.E107])) ;1024;1)" office:value-type="float" office:value="128" calcext:value-type="float">
            <text:p>128</text:p>
          </table:table-cell>
          <table:table-cell office:value-type="string" calcext:value-type="string">
            <text:p>16MB</text:p>
          </table:table-cell>
          <table:table-cell table:formula="of:=NUMBERVALUE(LEFT([.G107];LEN([.G107])-2))*IF(ISERROR(SEARCH(&quot;MB&quot;;[.G107])) ;1024;1)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107];LEN([.N107])-2))*IF(ISERROR(SEARCH(&quot;MB&quot;;[.N107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07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0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0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07]=&quot;on&quot;;1;0)" office:value-type="float" office:value="1" calcext:value-type="float">
            <text:p>1</text:p>
          </table:table-cell>
          <table:table-cell office:value-type="float" office:value="133.454480648041" calcext:value-type="float">
            <text:p>133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.33763885498" calcext:value-type="float">
            <text:p>134.34</text:p>
          </table:table-cell>
          <table:table-cell office:value-type="string" calcext:value-type="string">
            <text:p>32MB</text:p>
          </table:table-cell>
          <table:table-cell table:formula="of:=NUMBERVALUE(LEFT([.C108];LEN([.C108])-2))*IF(ISERROR(SEARCH(&quot;MB&quot;;[.C108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E108];LEN([.E108])-2))*IF(ISERROR(SEARCH(&quot;MB&quot;;[.E108])) ;1024;1)" office:value-type="float" office:value="256" calcext:value-type="float">
            <text:p>256</text:p>
          </table:table-cell>
          <table:table-cell office:value-type="string" calcext:value-type="string">
            <text:p>8GB</text:p>
          </table:table-cell>
          <table:table-cell table:formula="of:=NUMBERVALUE(LEFT([.G108];LEN([.G108])-2))*IF(ISERROR(SEARCH(&quot;MB&quot;;[.G108])) ;1024;1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108];LEN([.N108])-2))*IF(ISERROR(SEARCH(&quot;MB&quot;;[.N108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0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0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0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08]=&quot;on&quot;;1;0)" office:value-type="float" office:value="1" calcext:value-type="float">
            <text:p>1</text:p>
          </table:table-cell>
          <table:table-cell office:value-type="float" office:value="134.33763885498" calcext:value-type="float">
            <text:p>134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.745139122009" calcext:value-type="float">
            <text:p>137.75</text:p>
          </table:table-cell>
          <table:table-cell office:value-type="string" calcext:value-type="string">
            <text:p>128MB</text:p>
          </table:table-cell>
          <table:table-cell table:formula="of:=NUMBERVALUE(LEFT([.C109];LEN([.C109])-2))*IF(ISERROR(SEARCH(&quot;MB&quot;;[.C109])) ;1024;1)" office:value-type="float" office:value="128" calcext:value-type="float">
            <text:p>128</text:p>
          </table:table-cell>
          <table:table-cell office:value-type="string" calcext:value-type="string">
            <text:p>2MB</text:p>
          </table:table-cell>
          <table:table-cell table:formula="of:=NUMBERVALUE(LEFT([.E109];LEN([.E109])-2))*IF(ISERROR(SEARCH(&quot;MB&quot;;[.E109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G109];LEN([.G109])-2))*IF(ISERROR(SEARCH(&quot;MB&quot;;[.G109])) ;1024;1)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1GB</text:p>
          </table:table-cell>
          <table:table-cell table:formula="of:=NUMBERVALUE(LEFT([.N109];LEN([.N109])-2))*IF(ISERROR(SEARCH(&quot;MB&quot;;[.N109])) ;1024;1)" office:value-type="float" office:value="1024" calcext:value-type="float">
            <text:p>102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0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0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0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09]=&quot;on&quot;;1;0)" office:value-type="float" office:value="0" calcext:value-type="float">
            <text:p>0</text:p>
          </table:table-cell>
          <table:table-cell office:value-type="float" office:value="137.745139122009" calcext:value-type="float">
            <text:p>137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8.245567321777" calcext:value-type="float">
            <text:p>138.25</text:p>
          </table:table-cell>
          <table:table-cell office:value-type="string" calcext:value-type="string">
            <text:p>512MB</text:p>
          </table:table-cell>
          <table:table-cell table:formula="of:=NUMBERVALUE(LEFT([.C110];LEN([.C110])-2))*IF(ISERROR(SEARCH(&quot;MB&quot;;[.C110])) ;1024;1)" office:value-type="float" office:value="512" calcext:value-type="float">
            <text:p>512</text:p>
          </table:table-cell>
          <table:table-cell office:value-type="string" calcext:value-type="string">
            <text:p>64MB</text:p>
          </table:table-cell>
          <table:table-cell table:formula="of:=NUMBERVALUE(LEFT([.E110];LEN([.E110])-2))*IF(ISERROR(SEARCH(&quot;MB&quot;;[.E110])) ;1024;1)" office:value-type="float" office:value="64" calcext:value-type="float">
            <text:p>64</text:p>
          </table:table-cell>
          <table:table-cell office:value-type="string" calcext:value-type="string">
            <text:p>2GB</text:p>
          </table:table-cell>
          <table:table-cell table:formula="of:=NUMBERVALUE(LEFT([.G110];LEN([.G110])-2))*IF(ISERROR(SEARCH(&quot;MB&quot;;[.G110])) ;1024;1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10];LEN([.N110])-2))*IF(ISERROR(SEARCH(&quot;MB&quot;;[.N110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1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1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1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10]=&quot;on&quot;;1;0)" office:value-type="float" office:value="1" calcext:value-type="float">
            <text:p>1</text:p>
          </table:table-cell>
          <table:table-cell office:value-type="float" office:value="138.245567321777" calcext:value-type="float">
            <text:p>138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8.451699018478" calcext:value-type="float">
            <text:p>138.45</text:p>
          </table:table-cell>
          <table:table-cell office:value-type="string" calcext:value-type="string">
            <text:p>8MB</text:p>
          </table:table-cell>
          <table:table-cell table:formula="of:=NUMBERVALUE(LEFT([.C111];LEN([.C111])-2))*IF(ISERROR(SEARCH(&quot;MB&quot;;[.C111])) ;1024;1)" office:value-type="float" office:value="8" calcext:value-type="float">
            <text:p>8</text:p>
          </table:table-cell>
          <table:table-cell office:value-type="string" calcext:value-type="string">
            <text:p>64MB</text:p>
          </table:table-cell>
          <table:table-cell table:formula="of:=NUMBERVALUE(LEFT([.E111];LEN([.E111])-2))*IF(ISERROR(SEARCH(&quot;MB&quot;;[.E111])) ;1024;1)" office:value-type="float" office:value="64" calcext:value-type="float">
            <text:p>64</text:p>
          </table:table-cell>
          <table:table-cell office:value-type="string" calcext:value-type="string">
            <text:p>256MB</text:p>
          </table:table-cell>
          <table:table-cell table:formula="of:=NUMBERVALUE(LEFT([.G111];LEN([.G111])-2))*IF(ISERROR(SEARCH(&quot;MB&quot;;[.G111])) ;1024;1)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512MB</text:p>
          </table:table-cell>
          <table:table-cell table:formula="of:=NUMBERVALUE(LEFT([.N111];LEN([.N111])-2))*IF(ISERROR(SEARCH(&quot;MB&quot;;[.N111])) ;1024;1)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111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1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1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11]=&quot;on&quot;;1;0)" office:value-type="float" office:value="1" calcext:value-type="float">
            <text:p>1</text:p>
          </table:table-cell>
          <table:table-cell office:value-type="float" office:value="138.451699018478" calcext:value-type="float">
            <text:p>138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8.580790996552" calcext:value-type="float">
            <text:p>138.58</text:p>
          </table:table-cell>
          <table:table-cell office:value-type="string" calcext:value-type="string">
            <text:p>2MB</text:p>
          </table:table-cell>
          <table:table-cell table:formula="of:=NUMBERVALUE(LEFT([.C112];LEN([.C112])-2))*IF(ISERROR(SEARCH(&quot;MB&quot;;[.C112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E112];LEN([.E112])-2))*IF(ISERROR(SEARCH(&quot;MB&quot;;[.E112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G112];LEN([.G112])-2))*IF(ISERROR(SEARCH(&quot;MB&quot;;[.G112])) ;1024;1)"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1GB</text:p>
          </table:table-cell>
          <table:table-cell table:formula="of:=NUMBERVALUE(LEFT([.N112];LEN([.N112])-2))*IF(ISERROR(SEARCH(&quot;MB&quot;;[.N112])) ;1024;1)" office:value-type="float" office:value="1024" calcext:value-type="float">
            <text:p>102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12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1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1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12]=&quot;on&quot;;1;0)" office:value-type="float" office:value="1" calcext:value-type="float">
            <text:p>1</text:p>
          </table:table-cell>
          <table:table-cell office:value-type="float" office:value="138.580790996552" calcext:value-type="float">
            <text:p>138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9.606062412262" calcext:value-type="float">
            <text:p>149.61</text:p>
          </table:table-cell>
          <table:table-cell office:value-type="string" calcext:value-type="string">
            <text:p>512MB</text:p>
          </table:table-cell>
          <table:table-cell table:formula="of:=NUMBERVALUE(LEFT([.C113];LEN([.C113])-2))*IF(ISERROR(SEARCH(&quot;MB&quot;;[.C113])) ;1024;1)" office:value-type="float" office:value="512" calcext:value-type="float">
            <text:p>512</text:p>
          </table:table-cell>
          <table:table-cell office:value-type="string" calcext:value-type="string">
            <text:p>128MB</text:p>
          </table:table-cell>
          <table:table-cell table:formula="of:=NUMBERVALUE(LEFT([.E113];LEN([.E113])-2))*IF(ISERROR(SEARCH(&quot;MB&quot;;[.E113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113];LEN([.G113])-2))*IF(ISERROR(SEARCH(&quot;MB&quot;;[.G113])) ;1024;1)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8GB</text:p>
          </table:table-cell>
          <table:table-cell table:formula="of:=NUMBERVALUE(LEFT([.N113];LEN([.N113])-2))*IF(ISERROR(SEARCH(&quot;MB&quot;;[.N113])) ;1024;1)" office:value-type="float" office:value="8192" calcext:value-type="float">
            <text:p>819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11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1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1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13]=&quot;on&quot;;1;0)" office:value-type="float" office:value="0" calcext:value-type="float">
            <text:p>0</text:p>
          </table:table-cell>
          <table:table-cell office:value-type="float" office:value="149.606062412262" calcext:value-type="float">
            <text:p>149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9.924123764038" calcext:value-type="float">
            <text:p>149.92</text:p>
          </table:table-cell>
          <table:table-cell office:value-type="string" calcext:value-type="string">
            <text:p>32MB</text:p>
          </table:table-cell>
          <table:table-cell table:formula="of:=NUMBERVALUE(LEFT([.C114];LEN([.C114])-2))*IF(ISERROR(SEARCH(&quot;MB&quot;;[.C114])) ;1024;1)" office:value-type="float" office:value="32" calcext:value-type="float">
            <text:p>32</text:p>
          </table:table-cell>
          <table:table-cell office:value-type="string" calcext:value-type="string">
            <text:p>1MB</text:p>
          </table:table-cell>
          <table:table-cell table:formula="of:=NUMBERVALUE(LEFT([.E114];LEN([.E114])-2))*IF(ISERROR(SEARCH(&quot;MB&quot;;[.E114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114];LEN([.G114])-2))*IF(ISERROR(SEARCH(&quot;MB&quot;;[.G114])) ;1024;1)"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8GB</text:p>
          </table:table-cell>
          <table:table-cell table:formula="of:=NUMBERVALUE(LEFT([.N114];LEN([.N114])-2))*IF(ISERROR(SEARCH(&quot;MB&quot;;[.N114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1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1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1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14]=&quot;on&quot;;1;0)" office:value-type="float" office:value="1" calcext:value-type="float">
            <text:p>1</text:p>
          </table:table-cell>
          <table:table-cell office:value-type="float" office:value="149.924123764038" calcext:value-type="float">
            <text:p>149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2.026082038879" calcext:value-type="float">
            <text:p>372.03</text:p>
          </table:table-cell>
          <table:table-cell office:value-type="string" calcext:value-type="string">
            <text:p>512MB</text:p>
          </table:table-cell>
          <table:table-cell table:formula="of:=NUMBERVALUE(LEFT([.C115];LEN([.C115])-2))*IF(ISERROR(SEARCH(&quot;MB&quot;;[.C115])) ;1024;1)" office:value-type="float" office:value="512" calcext:value-type="float">
            <text:p>512</text:p>
          </table:table-cell>
          <table:table-cell office:value-type="string" calcext:value-type="string">
            <text:p>32MB</text:p>
          </table:table-cell>
          <table:table-cell table:formula="of:=NUMBERVALUE(LEFT([.E115];LEN([.E115])-2))*IF(ISERROR(SEARCH(&quot;MB&quot;;[.E115])) ;1024;1)" office:value-type="float" office:value="32" calcext:value-type="float">
            <text:p>32</text:p>
          </table:table-cell>
          <table:table-cell office:value-type="string" calcext:value-type="string">
            <text:p>16MB</text:p>
          </table:table-cell>
          <table:table-cell table:formula="of:=NUMBERVALUE(LEFT([.G115];LEN([.G115])-2))*IF(ISERROR(SEARCH(&quot;MB&quot;;[.G115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8GB</text:p>
          </table:table-cell>
          <table:table-cell table:formula="of:=NUMBERVALUE(LEFT([.N115];LEN([.N115])-2))*IF(ISERROR(SEARCH(&quot;MB&quot;;[.N115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1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1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115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115]=&quot;on&quot;;1;0)" office:value-type="float" office:value="1" calcext:value-type="float">
            <text:p>1</text:p>
          </table:table-cell>
          <table:table-cell office:value-type="float" office:value="372.026082038879" calcext:value-type="float">
            <text:p>372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1.398936510086" calcext:value-type="float">
            <text:p>391.40</text:p>
          </table:table-cell>
          <table:table-cell office:value-type="string" calcext:value-type="string">
            <text:p>2GB</text:p>
          </table:table-cell>
          <table:table-cell table:formula="of:=NUMBERVALUE(LEFT([.C116];LEN([.C116])-2))*IF(ISERROR(SEARCH(&quot;MB&quot;;[.C116])) ;1024;1)" office:value-type="float" office:value="2048" calcext:value-type="float">
            <text:p>2048</text:p>
          </table:table-cell>
          <table:table-cell office:value-type="string" calcext:value-type="string">
            <text:p>128MB</text:p>
          </table:table-cell>
          <table:table-cell table:formula="of:=NUMBERVALUE(LEFT([.E116];LEN([.E116])-2))*IF(ISERROR(SEARCH(&quot;MB&quot;;[.E116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116];LEN([.G116])-2))*IF(ISERROR(SEARCH(&quot;MB&quot;;[.G116])) ;1024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64MB</text:p>
          </table:table-cell>
          <table:table-cell table:formula="of:=NUMBERVALUE(LEFT([.N116];LEN([.N116])-2))*IF(ISERROR(SEARCH(&quot;MB&quot;;[.N116])) ;1024;1)"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11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1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11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116]=&quot;on&quot;;1;0)" office:value-type="float" office:value="0" calcext:value-type="float">
            <text:p>0</text:p>
          </table:table-cell>
          <table:table-cell office:value-type="float" office:value="391.398936510086" calcext:value-type="float">
            <text:p>391.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.37822508812" calcext:value-type="float">
            <text:p>127.38</text:p>
          </table:table-cell>
          <table:table-cell office:value-type="string" calcext:value-type="string">
            <text:p>1GB</text:p>
          </table:table-cell>
          <table:table-cell table:formula="of:=NUMBERVALUE(LEFT([.C117];LEN([.C117])-2))*IF(ISERROR(SEARCH(&quot;MB&quot;;[.C117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17];LEN([.E117])-2))*IF(ISERROR(SEARCH(&quot;MB&quot;;[.E117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17];LEN([.G117])-2))*IF(ISERROR(SEARCH(&quot;MB&quot;;[.G117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17];LEN([.N117])-2))*IF(ISERROR(SEARCH(&quot;MB&quot;;[.N117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1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1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1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17]=&quot;on&quot;;1;0)" office:value-type="float" office:value="1" calcext:value-type="float">
            <text:p>1</text:p>
          </table:table-cell>
          <table:table-cell office:value-type="float" office:value="127.37822508812" calcext:value-type="float">
            <text:p>127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.590720415115" calcext:value-type="float">
            <text:p>127.59</text:p>
          </table:table-cell>
          <table:table-cell office:value-type="string" calcext:value-type="string">
            <text:p>8GB</text:p>
          </table:table-cell>
          <table:table-cell table:formula="of:=NUMBERVALUE(LEFT([.C118];LEN([.C118])-2))*IF(ISERROR(SEARCH(&quot;MB&quot;;[.C118])) ;1024;1)" office:value-type="float" office:value="8192" calcext:value-type="float">
            <text:p>8192</text:p>
          </table:table-cell>
          <table:table-cell office:value-type="string" calcext:value-type="string">
            <text:p>1GB</text:p>
          </table:table-cell>
          <table:table-cell table:formula="of:=NUMBERVALUE(LEFT([.E118];LEN([.E118])-2))*IF(ISERROR(SEARCH(&quot;MB&quot;;[.E118])) ;1024;1)" office:value-type="float" office:value="1024" calcext:value-type="float">
            <text:p>1024</text:p>
          </table:table-cell>
          <table:table-cell office:value-type="string" calcext:value-type="string">
            <text:p>4MB</text:p>
          </table:table-cell>
          <table:table-cell table:formula="of:=NUMBERVALUE(LEFT([.G118];LEN([.G118])-2))*IF(ISERROR(SEARCH(&quot;MB&quot;;[.G118])) ;1024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18];LEN([.N118])-2))*IF(ISERROR(SEARCH(&quot;MB&quot;;[.N118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1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1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1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18]=&quot;on&quot;;1;0)" office:value-type="float" office:value="1" calcext:value-type="float">
            <text:p>1</text:p>
          </table:table-cell>
          <table:table-cell office:value-type="float" office:value="127.590720415115" calcext:value-type="float">
            <text:p>127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.887835979462" calcext:value-type="float">
            <text:p>127.89</text:p>
          </table:table-cell>
          <table:table-cell office:value-type="string" calcext:value-type="string">
            <text:p>1GB</text:p>
          </table:table-cell>
          <table:table-cell table:formula="of:=NUMBERVALUE(LEFT([.C119];LEN([.C119])-2))*IF(ISERROR(SEARCH(&quot;MB&quot;;[.C119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19];LEN([.E119])-2))*IF(ISERROR(SEARCH(&quot;MB&quot;;[.E119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19];LEN([.G119])-2))*IF(ISERROR(SEARCH(&quot;MB&quot;;[.G119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119];LEN([.N119])-2))*IF(ISERROR(SEARCH(&quot;MB&quot;;[.N119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1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1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1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19]=&quot;on&quot;;1;0)" office:value-type="float" office:value="1" calcext:value-type="float">
            <text:p>1</text:p>
          </table:table-cell>
          <table:table-cell office:value-type="float" office:value="127.887835979462" calcext:value-type="float">
            <text:p>127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.585249900818" calcext:value-type="float">
            <text:p>128.59</text:p>
          </table:table-cell>
          <table:table-cell office:value-type="string" calcext:value-type="string">
            <text:p>1GB</text:p>
          </table:table-cell>
          <table:table-cell table:formula="of:=NUMBERVALUE(LEFT([.C120];LEN([.C120])-2))*IF(ISERROR(SEARCH(&quot;MB&quot;;[.C120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20];LEN([.E120])-2))*IF(ISERROR(SEARCH(&quot;MB&quot;;[.E120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20];LEN([.G120])-2))*IF(ISERROR(SEARCH(&quot;MB&quot;;[.G120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512MB</text:p>
          </table:table-cell>
          <table:table-cell table:formula="of:=NUMBERVALUE(LEFT([.N120];LEN([.N120])-2))*IF(ISERROR(SEARCH(&quot;MB&quot;;[.N120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2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2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2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20]=&quot;on&quot;;1;0)" office:value-type="float" office:value="1" calcext:value-type="float">
            <text:p>1</text:p>
          </table:table-cell>
          <table:table-cell office:value-type="float" office:value="128.585249900818" calcext:value-type="float">
            <text:p>128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.240526914597" calcext:value-type="float">
            <text:p>129.24</text:p>
          </table:table-cell>
          <table:table-cell office:value-type="string" calcext:value-type="string">
            <text:p>1GB</text:p>
          </table:table-cell>
          <table:table-cell table:formula="of:=NUMBERVALUE(LEFT([.C121];LEN([.C121])-2))*IF(ISERROR(SEARCH(&quot;MB&quot;;[.C121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121];LEN([.E121])-2))*IF(ISERROR(SEARCH(&quot;MB&quot;;[.E121])) ;1024;1)" office:value-type="float" office:value="128" calcext:value-type="float">
            <text:p>128</text:p>
          </table:table-cell>
          <table:table-cell office:value-type="string" calcext:value-type="string">
            <text:p>512MB</text:p>
          </table:table-cell>
          <table:table-cell table:formula="of:=NUMBERVALUE(LEFT([.G121];LEN([.G121])-2))*IF(ISERROR(SEARCH(&quot;MB&quot;;[.G121])) ;1024;1)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4MB</text:p>
          </table:table-cell>
          <table:table-cell office:value-type="string" calcext:value-type="string">
            <text:p>32MB</text:p>
          </table:table-cell>
          <table:table-cell table:formula="of:=NUMBERVALUE(LEFT([.N121];LEN([.N121])-2))*IF(ISERROR(SEARCH(&quot;MB&quot;;[.N121])) ;1024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Q12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2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2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21]=&quot;on&quot;;1;0)" office:value-type="float" office:value="1" calcext:value-type="float">
            <text:p>1</text:p>
          </table:table-cell>
          <table:table-cell office:value-type="float" office:value="129.240526914597" calcext:value-type="float">
            <text:p>129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.194752931595" calcext:value-type="float">
            <text:p>132.19</text:p>
          </table:table-cell>
          <table:table-cell office:value-type="string" calcext:value-type="string">
            <text:p>32MB</text:p>
          </table:table-cell>
          <table:table-cell table:formula="of:=NUMBERVALUE(LEFT([.C122];LEN([.C122])-2))*IF(ISERROR(SEARCH(&quot;MB&quot;;[.C122])) ;1024;1)" office:value-type="float" office:value="32" calcext:value-type="float">
            <text:p>32</text:p>
          </table:table-cell>
          <table:table-cell office:value-type="string" calcext:value-type="string">
            <text:p>4GB</text:p>
          </table:table-cell>
          <table:table-cell table:formula="of:=NUMBERVALUE(LEFT([.E122];LEN([.E122])-2))*IF(ISERROR(SEARCH(&quot;MB&quot;;[.E122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G122];LEN([.G122])-2))*IF(ISERROR(SEARCH(&quot;MB&quot;;[.G122])) ;1024;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B</text:p>
          </table:table-cell>
          <table:table-cell office:value-type="string" calcext:value-type="string">
            <text:p>8GB</text:p>
          </table:table-cell>
          <table:table-cell table:formula="of:=NUMBERVALUE(LEFT([.N122];LEN([.N122])-2))*IF(ISERROR(SEARCH(&quot;MB&quot;;[.N122])) ;1024;1)" office:value-type="float" office:value="8192" calcext:value-type="float">
            <text:p>819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122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2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2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22]=&quot;on&quot;;1;0)" office:value-type="float" office:value="0" calcext:value-type="float">
            <text:p>0</text:p>
          </table:table-cell>
          <table:table-cell office:value-type="float" office:value="132.194752931595" calcext:value-type="float">
            <text:p>132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.206025600433" calcext:value-type="float">
            <text:p>132.21</text:p>
          </table:table-cell>
          <table:table-cell office:value-type="string" calcext:value-type="string">
            <text:p>1GB</text:p>
          </table:table-cell>
          <table:table-cell table:formula="of:=NUMBERVALUE(LEFT([.C123];LEN([.C123])-2))*IF(ISERROR(SEARCH(&quot;MB&quot;;[.C123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23];LEN([.E123])-2))*IF(ISERROR(SEARCH(&quot;MB&quot;;[.E123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23];LEN([.G123])-2))*IF(ISERROR(SEARCH(&quot;MB&quot;;[.G123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23];LEN([.N123])-2))*IF(ISERROR(SEARCH(&quot;MB&quot;;[.N123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2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2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23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23]=&quot;on&quot;;1;0)" office:value-type="float" office:value="1" calcext:value-type="float">
            <text:p>1</text:p>
          </table:table-cell>
          <table:table-cell office:value-type="float" office:value="132.206025600433" calcext:value-type="float">
            <text:p>132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.272746086121" calcext:value-type="float">
            <text:p>133.27</text:p>
          </table:table-cell>
          <table:table-cell office:value-type="string" calcext:value-type="string">
            <text:p>1GB</text:p>
          </table:table-cell>
          <table:table-cell table:formula="of:=NUMBERVALUE(LEFT([.C124];LEN([.C124])-2))*IF(ISERROR(SEARCH(&quot;MB&quot;;[.C124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124];LEN([.E124])-2))*IF(ISERROR(SEARCH(&quot;MB&quot;;[.E124])) ;1024;1)" office:value-type="float" office:value="128" calcext:value-type="float">
            <text:p>128</text:p>
          </table:table-cell>
          <table:table-cell office:value-type="string" calcext:value-type="string">
            <text:p>2GB</text:p>
          </table:table-cell>
          <table:table-cell table:formula="of:=NUMBERVALUE(LEFT([.G124];LEN([.G124])-2))*IF(ISERROR(SEARCH(&quot;MB&quot;;[.G124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2MB</text:p>
          </table:table-cell>
          <table:table-cell table:formula="of:=NUMBERVALUE(LEFT([.N124];LEN([.N124])-2))*IF(ISERROR(SEARCH(&quot;MB&quot;;[.N124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124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2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2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24]=&quot;on&quot;;1;0)" office:value-type="float" office:value="1" calcext:value-type="float">
            <text:p>1</text:p>
          </table:table-cell>
          <table:table-cell office:value-type="float" office:value="133.272746086121" calcext:value-type="float">
            <text:p>133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.306618452072" calcext:value-type="float">
            <text:p>134.31</text:p>
          </table:table-cell>
          <table:table-cell office:value-type="string" calcext:value-type="string">
            <text:p>1MB</text:p>
          </table:table-cell>
          <table:table-cell table:formula="of:=NUMBERVALUE(LEFT([.C125];LEN([.C125])-2))*IF(ISERROR(SEARCH(&quot;MB&quot;;[.C125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125];LEN([.E125])-2))*IF(ISERROR(SEARCH(&quot;MB&quot;;[.E125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125];LEN([.G125])-2))*IF(ISERROR(SEARCH(&quot;MB&quot;;[.G125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125];LEN([.N125])-2))*IF(ISERROR(SEARCH(&quot;MB&quot;;[.N125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2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2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2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25]=&quot;on&quot;;1;0)" office:value-type="float" office:value="0" calcext:value-type="float">
            <text:p>0</text:p>
          </table:table-cell>
          <table:table-cell office:value-type="float" office:value="134.306618452072" calcext:value-type="float">
            <text:p>134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.867714643478" calcext:value-type="float">
            <text:p>134.87</text:p>
          </table:table-cell>
          <table:table-cell office:value-type="string" calcext:value-type="string">
            <text:p>8MB</text:p>
          </table:table-cell>
          <table:table-cell table:formula="of:=NUMBERVALUE(LEFT([.C126];LEN([.C126])-2))*IF(ISERROR(SEARCH(&quot;MB&quot;;[.C126])) ;1024;1)" office:value-type="float" office:value="8" calcext:value-type="float">
            <text:p>8</text:p>
          </table:table-cell>
          <table:table-cell office:value-type="string" calcext:value-type="string">
            <text:p>1GB</text:p>
          </table:table-cell>
          <table:table-cell table:formula="of:=NUMBERVALUE(LEFT([.E126];LEN([.E126])-2))*IF(ISERROR(SEARCH(&quot;MB&quot;;[.E126])) ;1024;1)" office:value-type="float" office:value="1024" calcext:value-type="float">
            <text:p>1024</text:p>
          </table:table-cell>
          <table:table-cell office:value-type="string" calcext:value-type="string">
            <text:p>16MB</text:p>
          </table:table-cell>
          <table:table-cell table:formula="of:=NUMBERVALUE(LEFT([.G126];LEN([.G126])-2))*IF(ISERROR(SEARCH(&quot;MB&quot;;[.G126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126];LEN([.N126])-2))*IF(ISERROR(SEARCH(&quot;MB&quot;;[.N126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2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2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2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26]=&quot;on&quot;;1;0)" office:value-type="float" office:value="0" calcext:value-type="float">
            <text:p>0</text:p>
          </table:table-cell>
          <table:table-cell office:value-type="float" office:value="134.867714643478" calcext:value-type="float">
            <text:p>134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.384767055511" calcext:value-type="float">
            <text:p>137.38</text:p>
          </table:table-cell>
          <table:table-cell office:value-type="string" calcext:value-type="string">
            <text:p>32MB</text:p>
          </table:table-cell>
          <table:table-cell table:formula="of:=NUMBERVALUE(LEFT([.C127];LEN([.C127])-2))*IF(ISERROR(SEARCH(&quot;MB&quot;;[.C127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E127];LEN([.E127])-2))*IF(ISERROR(SEARCH(&quot;MB&quot;;[.E127])) ;1024;1)" office:value-type="float" office:value="256" calcext:value-type="float">
            <text:p>256</text:p>
          </table:table-cell>
          <table:table-cell office:value-type="string" calcext:value-type="string">
            <text:p>8GB</text:p>
          </table:table-cell>
          <table:table-cell table:formula="of:=NUMBERVALUE(LEFT([.G127];LEN([.G127])-2))*IF(ISERROR(SEARCH(&quot;MB&quot;;[.G127])) ;1024;1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127];LEN([.N127])-2))*IF(ISERROR(SEARCH(&quot;MB&quot;;[.N127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27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2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2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27]=&quot;on&quot;;1;0)" office:value-type="float" office:value="1" calcext:value-type="float">
            <text:p>1</text:p>
          </table:table-cell>
          <table:table-cell office:value-type="float" office:value="137.384767055511" calcext:value-type="float">
            <text:p>137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.713217973709" calcext:value-type="float">
            <text:p>137.71</text:p>
          </table:table-cell>
          <table:table-cell office:value-type="string" calcext:value-type="string">
            <text:p>512MB</text:p>
          </table:table-cell>
          <table:table-cell table:formula="of:=NUMBERVALUE(LEFT([.C128];LEN([.C128])-2))*IF(ISERROR(SEARCH(&quot;MB&quot;;[.C128])) ;1024;1)" office:value-type="float" office:value="512" calcext:value-type="float">
            <text:p>512</text:p>
          </table:table-cell>
          <table:table-cell office:value-type="string" calcext:value-type="string">
            <text:p>64MB</text:p>
          </table:table-cell>
          <table:table-cell table:formula="of:=NUMBERVALUE(LEFT([.E128];LEN([.E128])-2))*IF(ISERROR(SEARCH(&quot;MB&quot;;[.E128])) ;1024;1)" office:value-type="float" office:value="64" calcext:value-type="float">
            <text:p>64</text:p>
          </table:table-cell>
          <table:table-cell office:value-type="string" calcext:value-type="string">
            <text:p>2GB</text:p>
          </table:table-cell>
          <table:table-cell table:formula="of:=NUMBERVALUE(LEFT([.G128];LEN([.G128])-2))*IF(ISERROR(SEARCH(&quot;MB&quot;;[.G128])) ;1024;1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28];LEN([.N128])-2))*IF(ISERROR(SEARCH(&quot;MB&quot;;[.N128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2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2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2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28]=&quot;on&quot;;1;0)" office:value-type="float" office:value="1" calcext:value-type="float">
            <text:p>1</text:p>
          </table:table-cell>
          <table:table-cell office:value-type="float" office:value="137.713217973709" calcext:value-type="float">
            <text:p>137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.307868480682" calcext:value-type="float">
            <text:p>138.31</text:p>
          </table:table-cell>
          <table:table-cell office:value-type="string" calcext:value-type="string">
            <text:p>8MB</text:p>
          </table:table-cell>
          <table:table-cell table:formula="of:=NUMBERVALUE(LEFT([.C129];LEN([.C129])-2))*IF(ISERROR(SEARCH(&quot;MB&quot;;[.C129])) ;1024;1)" office:value-type="float" office:value="8" calcext:value-type="float">
            <text:p>8</text:p>
          </table:table-cell>
          <table:table-cell office:value-type="string" calcext:value-type="string">
            <text:p>64MB</text:p>
          </table:table-cell>
          <table:table-cell table:formula="of:=NUMBERVALUE(LEFT([.E129];LEN([.E129])-2))*IF(ISERROR(SEARCH(&quot;MB&quot;;[.E129])) ;1024;1)" office:value-type="float" office:value="64" calcext:value-type="float">
            <text:p>64</text:p>
          </table:table-cell>
          <table:table-cell office:value-type="string" calcext:value-type="string">
            <text:p>256MB</text:p>
          </table:table-cell>
          <table:table-cell table:formula="of:=NUMBERVALUE(LEFT([.G129];LEN([.G129])-2))*IF(ISERROR(SEARCH(&quot;MB&quot;;[.G129])) ;1024;1)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512MB</text:p>
          </table:table-cell>
          <table:table-cell table:formula="of:=NUMBERVALUE(LEFT([.N129];LEN([.N129])-2))*IF(ISERROR(SEARCH(&quot;MB&quot;;[.N129])) ;1024;1)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12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2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2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29]=&quot;on&quot;;1;0)" office:value-type="float" office:value="1" calcext:value-type="float">
            <text:p>1</text:p>
          </table:table-cell>
          <table:table-cell office:value-type="float" office:value="138.307868480682" calcext:value-type="float">
            <text:p>138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.043599367142" calcext:value-type="float">
            <text:p>142.04</text:p>
          </table:table-cell>
          <table:table-cell office:value-type="string" calcext:value-type="string">
            <text:p>1MB</text:p>
          </table:table-cell>
          <table:table-cell table:formula="of:=NUMBERVALUE(LEFT([.C130];LEN([.C130])-2))*IF(ISERROR(SEARCH(&quot;MB&quot;;[.C130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130];LEN([.E130])-2))*IF(ISERROR(SEARCH(&quot;MB&quot;;[.E130])) ;1024;1)" office:value-type="float" office:value="256" calcext:value-type="float">
            <text:p>256</text:p>
          </table:table-cell>
          <table:table-cell office:value-type="string" calcext:value-type="string">
            <text:p>16MB</text:p>
          </table:table-cell>
          <table:table-cell table:formula="of:=NUMBERVALUE(LEFT([.G130];LEN([.G130])-2))*IF(ISERROR(SEARCH(&quot;MB&quot;;[.G130])) ;1024;1)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130];LEN([.N130])-2))*IF(ISERROR(SEARCH(&quot;MB&quot;;[.N130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3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3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3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30]=&quot;on&quot;;1;0)" office:value-type="float" office:value="1" calcext:value-type="float">
            <text:p>1</text:p>
          </table:table-cell>
          <table:table-cell office:value-type="float" office:value="142.043599367142" calcext:value-type="float">
            <text:p>142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.365254402161" calcext:value-type="float">
            <text:p>144.37</text:p>
          </table:table-cell>
          <table:table-cell office:value-type="string" calcext:value-type="string">
            <text:p>512MB</text:p>
          </table:table-cell>
          <table:table-cell table:formula="of:=NUMBERVALUE(LEFT([.C131];LEN([.C131])-2))*IF(ISERROR(SEARCH(&quot;MB&quot;;[.C131])) ;1024;1)" office:value-type="float" office:value="512" calcext:value-type="float">
            <text:p>512</text:p>
          </table:table-cell>
          <table:table-cell office:value-type="string" calcext:value-type="string">
            <text:p>32MB</text:p>
          </table:table-cell>
          <table:table-cell table:formula="of:=NUMBERVALUE(LEFT([.E131];LEN([.E131])-2))*IF(ISERROR(SEARCH(&quot;MB&quot;;[.E131])) ;1024;1)" office:value-type="float" office:value="32" calcext:value-type="float">
            <text:p>32</text:p>
          </table:table-cell>
          <table:table-cell office:value-type="string" calcext:value-type="string">
            <text:p>16MB</text:p>
          </table:table-cell>
          <table:table-cell table:formula="of:=NUMBERVALUE(LEFT([.G131];LEN([.G131])-2))*IF(ISERROR(SEARCH(&quot;MB&quot;;[.G131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8GB</text:p>
          </table:table-cell>
          <table:table-cell table:formula="of:=NUMBERVALUE(LEFT([.N131];LEN([.N131])-2))*IF(ISERROR(SEARCH(&quot;MB&quot;;[.N131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3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3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3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31]=&quot;on&quot;;1;0)" office:value-type="float" office:value="1" calcext:value-type="float">
            <text:p>1</text:p>
          </table:table-cell>
          <table:table-cell office:value-type="float" office:value="144.365254402161" calcext:value-type="float">
            <text:p>144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.579538345337" calcext:value-type="float">
            <text:p>145.58</text:p>
          </table:table-cell>
          <table:table-cell office:value-type="string" calcext:value-type="string">
            <text:p>2MB</text:p>
          </table:table-cell>
          <table:table-cell table:formula="of:=NUMBERVALUE(LEFT([.C132];LEN([.C132])-2))*IF(ISERROR(SEARCH(&quot;MB&quot;;[.C132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E132];LEN([.E132])-2))*IF(ISERROR(SEARCH(&quot;MB&quot;;[.E132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G132];LEN([.G132])-2))*IF(ISERROR(SEARCH(&quot;MB&quot;;[.G132])) ;1024;1)"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1GB</text:p>
          </table:table-cell>
          <table:table-cell table:formula="of:=NUMBERVALUE(LEFT([.N132];LEN([.N132])-2))*IF(ISERROR(SEARCH(&quot;MB&quot;;[.N132])) ;1024;1)" office:value-type="float" office:value="1024" calcext:value-type="float">
            <text:p>102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132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3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3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32]=&quot;on&quot;;1;0)" office:value-type="float" office:value="0" calcext:value-type="float">
            <text:p>0</text:p>
          </table:table-cell>
          <table:table-cell office:value-type="float" office:value="145.579538345337" calcext:value-type="float">
            <text:p>145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.470453977585" calcext:value-type="float">
            <text:p>147.47</text:p>
          </table:table-cell>
          <table:table-cell office:value-type="string" calcext:value-type="string">
            <text:p>128MB</text:p>
          </table:table-cell>
          <table:table-cell table:formula="of:=NUMBERVALUE(LEFT([.C133];LEN([.C133])-2))*IF(ISERROR(SEARCH(&quot;MB&quot;;[.C133])) ;1024;1)" office:value-type="float" office:value="128" calcext:value-type="float">
            <text:p>128</text:p>
          </table:table-cell>
          <table:table-cell office:value-type="string" calcext:value-type="string">
            <text:p>2MB</text:p>
          </table:table-cell>
          <table:table-cell table:formula="of:=NUMBERVALUE(LEFT([.E133];LEN([.E133])-2))*IF(ISERROR(SEARCH(&quot;MB&quot;;[.E133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G133];LEN([.G133])-2))*IF(ISERROR(SEARCH(&quot;MB&quot;;[.G133])) ;1024;1)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1GB</text:p>
          </table:table-cell>
          <table:table-cell table:formula="of:=NUMBERVALUE(LEFT([.N133];LEN([.N133])-2))*IF(ISERROR(SEARCH(&quot;MB&quot;;[.N133])) ;1024;1)" office:value-type="float" office:value="1024" calcext:value-type="float">
            <text:p>102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3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3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3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33]=&quot;on&quot;;1;0)" office:value-type="float" office:value="0" calcext:value-type="float">
            <text:p>0</text:p>
          </table:table-cell>
          <table:table-cell office:value-type="float" office:value="147.470453977585" calcext:value-type="float">
            <text:p>147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3.833067178726" calcext:value-type="float">
            <text:p>163.83</text:p>
          </table:table-cell>
          <table:table-cell office:value-type="string" calcext:value-type="string">
            <text:p>512MB</text:p>
          </table:table-cell>
          <table:table-cell table:formula="of:=NUMBERVALUE(LEFT([.C134];LEN([.C134])-2))*IF(ISERROR(SEARCH(&quot;MB&quot;;[.C134])) ;1024;1)" office:value-type="float" office:value="512" calcext:value-type="float">
            <text:p>512</text:p>
          </table:table-cell>
          <table:table-cell office:value-type="string" calcext:value-type="string">
            <text:p>128MB</text:p>
          </table:table-cell>
          <table:table-cell table:formula="of:=NUMBERVALUE(LEFT([.E134];LEN([.E134])-2))*IF(ISERROR(SEARCH(&quot;MB&quot;;[.E134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134];LEN([.G134])-2))*IF(ISERROR(SEARCH(&quot;MB&quot;;[.G134])) ;1024;1)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8GB</text:p>
          </table:table-cell>
          <table:table-cell table:formula="of:=NUMBERVALUE(LEFT([.N134];LEN([.N134])-2))*IF(ISERROR(SEARCH(&quot;MB&quot;;[.N134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34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3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3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34]=&quot;on&quot;;1;0)" office:value-type="float" office:value="1" calcext:value-type="float">
            <text:p>1</text:p>
          </table:table-cell>
          <table:table-cell office:value-type="float" office:value="163.833067178726" calcext:value-type="float">
            <text:p>163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1.905751466751" calcext:value-type="float">
            <text:p>501.91</text:p>
          </table:table-cell>
          <table:table-cell office:value-type="string" calcext:value-type="string">
            <text:p>32MB</text:p>
          </table:table-cell>
          <table:table-cell table:formula="of:=NUMBERVALUE(LEFT([.C135];LEN([.C135])-2))*IF(ISERROR(SEARCH(&quot;MB&quot;;[.C135])) ;1024;1)" office:value-type="float" office:value="32" calcext:value-type="float">
            <text:p>32</text:p>
          </table:table-cell>
          <table:table-cell office:value-type="string" calcext:value-type="string">
            <text:p>1MB</text:p>
          </table:table-cell>
          <table:table-cell table:formula="of:=NUMBERVALUE(LEFT([.E135];LEN([.E135])-2))*IF(ISERROR(SEARCH(&quot;MB&quot;;[.E135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135];LEN([.G135])-2))*IF(ISERROR(SEARCH(&quot;MB&quot;;[.G135])) ;1024;1)"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8GB</text:p>
          </table:table-cell>
          <table:table-cell table:formula="of:=NUMBERVALUE(LEFT([.N135];LEN([.N135])-2))*IF(ISERROR(SEARCH(&quot;MB&quot;;[.N135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3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3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135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135]=&quot;on&quot;;1;0)" office:value-type="float" office:value="1" calcext:value-type="float">
            <text:p>1</text:p>
          </table:table-cell>
          <table:table-cell office:value-type="float" office:value="501.905751466751" calcext:value-type="float">
            <text:p>501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.707257270813" calcext:value-type="float">
            <text:p>125.71</text:p>
          </table:table-cell>
          <table:table-cell office:value-type="string" calcext:value-type="string">
            <text:p>1GB</text:p>
          </table:table-cell>
          <table:table-cell table:formula="of:=NUMBERVALUE(LEFT([.C136];LEN([.C136])-2))*IF(ISERROR(SEARCH(&quot;MB&quot;;[.C136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36];LEN([.E136])-2))*IF(ISERROR(SEARCH(&quot;MB&quot;;[.E136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36];LEN([.G136])-2))*IF(ISERROR(SEARCH(&quot;MB&quot;;[.G136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136];LEN([.N136])-2))*IF(ISERROR(SEARCH(&quot;MB&quot;;[.N136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3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3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3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36]=&quot;on&quot;;1;0)" office:value-type="float" office:value="1" calcext:value-type="float">
            <text:p>1</text:p>
          </table:table-cell>
          <table:table-cell office:value-type="float" office:value="125.707257270813" calcext:value-type="float">
            <text:p>125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.200741767883" calcext:value-type="float">
            <text:p>127.20</text:p>
          </table:table-cell>
          <table:table-cell office:value-type="string" calcext:value-type="string">
            <text:p>1GB</text:p>
          </table:table-cell>
          <table:table-cell table:formula="of:=NUMBERVALUE(LEFT([.C137];LEN([.C137])-2))*IF(ISERROR(SEARCH(&quot;MB&quot;;[.C137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37];LEN([.E137])-2))*IF(ISERROR(SEARCH(&quot;MB&quot;;[.E137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37];LEN([.G137])-2))*IF(ISERROR(SEARCH(&quot;MB&quot;;[.G137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512MB</text:p>
          </table:table-cell>
          <table:table-cell table:formula="of:=NUMBERVALUE(LEFT([.N137];LEN([.N137])-2))*IF(ISERROR(SEARCH(&quot;MB&quot;;[.N137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3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3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3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37]=&quot;on&quot;;1;0)" office:value-type="float" office:value="1" calcext:value-type="float">
            <text:p>1</text:p>
          </table:table-cell>
          <table:table-cell office:value-type="float" office:value="127.200741767883" calcext:value-type="float">
            <text:p>127.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.86675286293" calcext:value-type="float">
            <text:p>127.87</text:p>
          </table:table-cell>
          <table:table-cell office:value-type="string" calcext:value-type="string">
            <text:p>1GB</text:p>
          </table:table-cell>
          <table:table-cell table:formula="of:=NUMBERVALUE(LEFT([.C138];LEN([.C138])-2))*IF(ISERROR(SEARCH(&quot;MB&quot;;[.C138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38];LEN([.E138])-2))*IF(ISERROR(SEARCH(&quot;MB&quot;;[.E138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38];LEN([.G138])-2))*IF(ISERROR(SEARCH(&quot;MB&quot;;[.G138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38];LEN([.N138])-2))*IF(ISERROR(SEARCH(&quot;MB&quot;;[.N138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3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3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3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38]=&quot;on&quot;;1;0)" office:value-type="float" office:value="1" calcext:value-type="float">
            <text:p>1</text:p>
          </table:table-cell>
          <table:table-cell office:value-type="float" office:value="127.86675286293" calcext:value-type="float">
            <text:p>127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.649507522583" calcext:value-type="float">
            <text:p>128.65</text:p>
          </table:table-cell>
          <table:table-cell office:value-type="string" calcext:value-type="string">
            <text:p>1GB</text:p>
          </table:table-cell>
          <table:table-cell table:formula="of:=NUMBERVALUE(LEFT([.C139];LEN([.C139])-2))*IF(ISERROR(SEARCH(&quot;MB&quot;;[.C139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39];LEN([.E139])-2))*IF(ISERROR(SEARCH(&quot;MB&quot;;[.E139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39];LEN([.G139])-2))*IF(ISERROR(SEARCH(&quot;MB&quot;;[.G139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39];LEN([.N139])-2))*IF(ISERROR(SEARCH(&quot;MB&quot;;[.N139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3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3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3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39]=&quot;on&quot;;1;0)" office:value-type="float" office:value="1" calcext:value-type="float">
            <text:p>1</text:p>
          </table:table-cell>
          <table:table-cell office:value-type="float" office:value="128.649507522583" calcext:value-type="float">
            <text:p>128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.59176492691" calcext:value-type="float">
            <text:p>129.59</text:p>
          </table:table-cell>
          <table:table-cell office:value-type="string" calcext:value-type="string">
            <text:p>8GB</text:p>
          </table:table-cell>
          <table:table-cell table:formula="of:=NUMBERVALUE(LEFT([.C140];LEN([.C140])-2))*IF(ISERROR(SEARCH(&quot;MB&quot;;[.C140])) ;1024;1)" office:value-type="float" office:value="8192" calcext:value-type="float">
            <text:p>8192</text:p>
          </table:table-cell>
          <table:table-cell office:value-type="string" calcext:value-type="string">
            <text:p>1GB</text:p>
          </table:table-cell>
          <table:table-cell table:formula="of:=NUMBERVALUE(LEFT([.E140];LEN([.E140])-2))*IF(ISERROR(SEARCH(&quot;MB&quot;;[.E140])) ;1024;1)" office:value-type="float" office:value="1024" calcext:value-type="float">
            <text:p>1024</text:p>
          </table:table-cell>
          <table:table-cell office:value-type="string" calcext:value-type="string">
            <text:p>4MB</text:p>
          </table:table-cell>
          <table:table-cell table:formula="of:=NUMBERVALUE(LEFT([.G140];LEN([.G140])-2))*IF(ISERROR(SEARCH(&quot;MB&quot;;[.G140])) ;1024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40];LEN([.N140])-2))*IF(ISERROR(SEARCH(&quot;MB&quot;;[.N140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4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4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4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40]=&quot;on&quot;;1;0)" office:value-type="float" office:value="1" calcext:value-type="float">
            <text:p>1</text:p>
          </table:table-cell>
          <table:table-cell office:value-type="float" office:value="129.59176492691" calcext:value-type="float">
            <text:p>129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.664250135422" calcext:value-type="float">
            <text:p>129.66</text:p>
          </table:table-cell>
          <table:table-cell office:value-type="string" calcext:value-type="string">
            <text:p>1GB</text:p>
          </table:table-cell>
          <table:table-cell table:formula="of:=NUMBERVALUE(LEFT([.C141];LEN([.C141])-2))*IF(ISERROR(SEARCH(&quot;MB&quot;;[.C141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41];LEN([.E141])-2))*IF(ISERROR(SEARCH(&quot;MB&quot;;[.E141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41];LEN([.G141])-2))*IF(ISERROR(SEARCH(&quot;MB&quot;;[.G141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41];LEN([.N141])-2))*IF(ISERROR(SEARCH(&quot;MB&quot;;[.N141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4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4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4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41]=&quot;on&quot;;1;0)" office:value-type="float" office:value="1" calcext:value-type="float">
            <text:p>1</text:p>
          </table:table-cell>
          <table:table-cell office:value-type="float" office:value="129.664250135422" calcext:value-type="float">
            <text:p>129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.672400712967" calcext:value-type="float">
            <text:p>131.67</text:p>
          </table:table-cell>
          <table:table-cell office:value-type="string" calcext:value-type="string">
            <text:p>32MB</text:p>
          </table:table-cell>
          <table:table-cell table:formula="of:=NUMBERVALUE(LEFT([.C142];LEN([.C142])-2))*IF(ISERROR(SEARCH(&quot;MB&quot;;[.C142])) ;1024;1)" office:value-type="float" office:value="32" calcext:value-type="float">
            <text:p>32</text:p>
          </table:table-cell>
          <table:table-cell office:value-type="string" calcext:value-type="string">
            <text:p>4GB</text:p>
          </table:table-cell>
          <table:table-cell table:formula="of:=NUMBERVALUE(LEFT([.E142];LEN([.E142])-2))*IF(ISERROR(SEARCH(&quot;MB&quot;;[.E142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G142];LEN([.G142])-2))*IF(ISERROR(SEARCH(&quot;MB&quot;;[.G142])) ;1024;1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4MB</text:p>
          </table:table-cell>
          <table:table-cell office:value-type="string" calcext:value-type="string">
            <text:p>32MB</text:p>
          </table:table-cell>
          <table:table-cell table:formula="of:=NUMBERVALUE(LEFT([.N142];LEN([.N142])-2))*IF(ISERROR(SEARCH(&quot;MB&quot;;[.N142])) ;1024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Q14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4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4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42]=&quot;on&quot;;1;0)" office:value-type="float" office:value="1" calcext:value-type="float">
            <text:p>1</text:p>
          </table:table-cell>
          <table:table-cell office:value-type="float" office:value="131.672400712967" calcext:value-type="float">
            <text:p>131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.650670528412" calcext:value-type="float">
            <text:p>132.65</text:p>
          </table:table-cell>
          <table:table-cell office:value-type="string" calcext:value-type="string">
            <text:p>2MB</text:p>
          </table:table-cell>
          <table:table-cell table:formula="of:=NUMBERVALUE(LEFT([.C143];LEN([.C143])-2))*IF(ISERROR(SEARCH(&quot;MB&quot;;[.C143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E143];LEN([.E143])-2))*IF(ISERROR(SEARCH(&quot;MB&quot;;[.E143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G143];LEN([.G143])-2))*IF(ISERROR(SEARCH(&quot;MB&quot;;[.G143])) ;1024;1)"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1GB</text:p>
          </table:table-cell>
          <table:table-cell table:formula="of:=NUMBERVALUE(LEFT([.N143];LEN([.N143])-2))*IF(ISERROR(SEARCH(&quot;MB&quot;;[.N143])) ;1024;1)" office:value-type="float" office:value="1024" calcext:value-type="float">
            <text:p>102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14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4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4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43]=&quot;on&quot;;1;0)" office:value-type="float" office:value="0" calcext:value-type="float">
            <text:p>0</text:p>
          </table:table-cell>
          <table:table-cell office:value-type="float" office:value="132.650670528412" calcext:value-type="float">
            <text:p>132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.932945728302" calcext:value-type="float">
            <text:p>132.93</text:p>
          </table:table-cell>
          <table:table-cell office:value-type="string" calcext:value-type="string">
            <text:p>8MB</text:p>
          </table:table-cell>
          <table:table-cell table:formula="of:=NUMBERVALUE(LEFT([.C144];LEN([.C144])-2))*IF(ISERROR(SEARCH(&quot;MB&quot;;[.C144])) ;1024;1)" office:value-type="float" office:value="8" calcext:value-type="float">
            <text:p>8</text:p>
          </table:table-cell>
          <table:table-cell office:value-type="string" calcext:value-type="string">
            <text:p>1GB</text:p>
          </table:table-cell>
          <table:table-cell table:formula="of:=NUMBERVALUE(LEFT([.E144];LEN([.E144])-2))*IF(ISERROR(SEARCH(&quot;MB&quot;;[.E144])) ;1024;1)" office:value-type="float" office:value="1024" calcext:value-type="float">
            <text:p>1024</text:p>
          </table:table-cell>
          <table:table-cell office:value-type="string" calcext:value-type="string">
            <text:p>16MB</text:p>
          </table:table-cell>
          <table:table-cell table:formula="of:=NUMBERVALUE(LEFT([.G144];LEN([.G144])-2))*IF(ISERROR(SEARCH(&quot;MB&quot;;[.G144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144];LEN([.N144])-2))*IF(ISERROR(SEARCH(&quot;MB&quot;;[.N144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4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4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4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44]=&quot;on&quot;;1;0)" office:value-type="float" office:value="0" calcext:value-type="float">
            <text:p>0</text:p>
          </table:table-cell>
          <table:table-cell office:value-type="float" office:value="132.932945728302" calcext:value-type="float">
            <text:p>132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.184119701386" calcext:value-type="float">
            <text:p>133.18</text:p>
          </table:table-cell>
          <table:table-cell office:value-type="string" calcext:value-type="string">
            <text:p>1GB</text:p>
          </table:table-cell>
          <table:table-cell table:formula="of:=NUMBERVALUE(LEFT([.C145];LEN([.C145])-2))*IF(ISERROR(SEARCH(&quot;MB&quot;;[.C145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145];LEN([.E145])-2))*IF(ISERROR(SEARCH(&quot;MB&quot;;[.E145])) ;1024;1)" office:value-type="float" office:value="128" calcext:value-type="float">
            <text:p>128</text:p>
          </table:table-cell>
          <table:table-cell office:value-type="string" calcext:value-type="string">
            <text:p>512MB</text:p>
          </table:table-cell>
          <table:table-cell table:formula="of:=NUMBERVALUE(LEFT([.G145];LEN([.G145])-2))*IF(ISERROR(SEARCH(&quot;MB&quot;;[.G145])) ;1024;1)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B</text:p>
          </table:table-cell>
          <table:table-cell office:value-type="string" calcext:value-type="string">
            <text:p>8GB</text:p>
          </table:table-cell>
          <table:table-cell table:formula="of:=NUMBERVALUE(LEFT([.N145];LEN([.N145])-2))*IF(ISERROR(SEARCH(&quot;MB&quot;;[.N145])) ;1024;1)" office:value-type="float" office:value="8192" calcext:value-type="float">
            <text:p>819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145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4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4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45]=&quot;on&quot;;1;0)" office:value-type="float" office:value="0" calcext:value-type="float">
            <text:p>0</text:p>
          </table:table-cell>
          <table:table-cell office:value-type="float" office:value="133.184119701386" calcext:value-type="float">
            <text:p>133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.223522186279" calcext:value-type="float">
            <text:p>133.22</text:p>
          </table:table-cell>
          <table:table-cell office:value-type="string" calcext:value-type="string">
            <text:p>128MB</text:p>
          </table:table-cell>
          <table:table-cell table:formula="of:=NUMBERVALUE(LEFT([.C146];LEN([.C146])-2))*IF(ISERROR(SEARCH(&quot;MB&quot;;[.C146])) ;1024;1)" office:value-type="float" office:value="128" calcext:value-type="float">
            <text:p>128</text:p>
          </table:table-cell>
          <table:table-cell office:value-type="string" calcext:value-type="string">
            <text:p>2MB</text:p>
          </table:table-cell>
          <table:table-cell table:formula="of:=NUMBERVALUE(LEFT([.E146];LEN([.E146])-2))*IF(ISERROR(SEARCH(&quot;MB&quot;;[.E146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G146];LEN([.G146])-2))*IF(ISERROR(SEARCH(&quot;MB&quot;;[.G146])) ;1024;1)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1GB</text:p>
          </table:table-cell>
          <table:table-cell table:formula="of:=NUMBERVALUE(LEFT([.N146];LEN([.N146])-2))*IF(ISERROR(SEARCH(&quot;MB&quot;;[.N146])) ;1024;1)" office:value-type="float" office:value="1024" calcext:value-type="float">
            <text:p>102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4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4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4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46]=&quot;on&quot;;1;0)" office:value-type="float" office:value="1" calcext:value-type="float">
            <text:p>1</text:p>
          </table:table-cell>
          <table:table-cell office:value-type="float" office:value="133.223522186279" calcext:value-type="float">
            <text:p>133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4.031332492828" calcext:value-type="float">
            <text:p>134.03</text:p>
          </table:table-cell>
          <table:table-cell office:value-type="string" calcext:value-type="string">
            <text:p>32MB</text:p>
          </table:table-cell>
          <table:table-cell table:formula="of:=NUMBERVALUE(LEFT([.C147];LEN([.C147])-2))*IF(ISERROR(SEARCH(&quot;MB&quot;;[.C147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E147];LEN([.E147])-2))*IF(ISERROR(SEARCH(&quot;MB&quot;;[.E147])) ;1024;1)" office:value-type="float" office:value="256" calcext:value-type="float">
            <text:p>256</text:p>
          </table:table-cell>
          <table:table-cell office:value-type="string" calcext:value-type="string">
            <text:p>8GB</text:p>
          </table:table-cell>
          <table:table-cell table:formula="of:=NUMBERVALUE(LEFT([.G147];LEN([.G147])-2))*IF(ISERROR(SEARCH(&quot;MB&quot;;[.G147])) ;1024;1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147];LEN([.N147])-2))*IF(ISERROR(SEARCH(&quot;MB&quot;;[.N147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47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4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4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47]=&quot;on&quot;;1;0)" office:value-type="float" office:value="1" calcext:value-type="float">
            <text:p>1</text:p>
          </table:table-cell>
          <table:table-cell office:value-type="float" office:value="134.031332492828" calcext:value-type="float">
            <text:p>134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.394777774811" calcext:value-type="float">
            <text:p>137.39</text:p>
          </table:table-cell>
          <table:table-cell office:value-type="string" calcext:value-type="string">
            <text:p>1GB</text:p>
          </table:table-cell>
          <table:table-cell table:formula="of:=NUMBERVALUE(LEFT([.C148];LEN([.C148])-2))*IF(ISERROR(SEARCH(&quot;MB&quot;;[.C148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148];LEN([.E148])-2))*IF(ISERROR(SEARCH(&quot;MB&quot;;[.E148])) ;1024;1)" office:value-type="float" office:value="128" calcext:value-type="float">
            <text:p>128</text:p>
          </table:table-cell>
          <table:table-cell office:value-type="string" calcext:value-type="string">
            <text:p>2GB</text:p>
          </table:table-cell>
          <table:table-cell table:formula="of:=NUMBERVALUE(LEFT([.G148];LEN([.G148])-2))*IF(ISERROR(SEARCH(&quot;MB&quot;;[.G148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2MB</text:p>
          </table:table-cell>
          <table:table-cell table:formula="of:=NUMBERVALUE(LEFT([.N148];LEN([.N148])-2))*IF(ISERROR(SEARCH(&quot;MB&quot;;[.N148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14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4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4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48]=&quot;on&quot;;1;0)" office:value-type="float" office:value="1" calcext:value-type="float">
            <text:p>1</text:p>
          </table:table-cell>
          <table:table-cell office:value-type="float" office:value="137.394777774811" calcext:value-type="float">
            <text:p>137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8.428092002869" calcext:value-type="float">
            <text:p>138.43</text:p>
          </table:table-cell>
          <table:table-cell office:value-type="string" calcext:value-type="string">
            <text:p>8MB</text:p>
          </table:table-cell>
          <table:table-cell table:formula="of:=NUMBERVALUE(LEFT([.C149];LEN([.C149])-2))*IF(ISERROR(SEARCH(&quot;MB&quot;;[.C149])) ;1024;1)" office:value-type="float" office:value="8" calcext:value-type="float">
            <text:p>8</text:p>
          </table:table-cell>
          <table:table-cell office:value-type="string" calcext:value-type="string">
            <text:p>64MB</text:p>
          </table:table-cell>
          <table:table-cell table:formula="of:=NUMBERVALUE(LEFT([.E149];LEN([.E149])-2))*IF(ISERROR(SEARCH(&quot;MB&quot;;[.E149])) ;1024;1)" office:value-type="float" office:value="64" calcext:value-type="float">
            <text:p>64</text:p>
          </table:table-cell>
          <table:table-cell office:value-type="string" calcext:value-type="string">
            <text:p>16MB</text:p>
          </table:table-cell>
          <table:table-cell table:formula="of:=NUMBERVALUE(LEFT([.G149];LEN([.G149])-2))*IF(ISERROR(SEARCH(&quot;MB&quot;;[.G149])) ;1024;1)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149];LEN([.N149])-2))*IF(ISERROR(SEARCH(&quot;MB&quot;;[.N149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4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4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4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49]=&quot;on&quot;;1;0)" office:value-type="float" office:value="1" calcext:value-type="float">
            <text:p>1</text:p>
          </table:table-cell>
          <table:table-cell office:value-type="float" office:value="138.428092002869" calcext:value-type="float">
            <text:p>138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8.780677556992" calcext:value-type="float">
            <text:p>138.78</text:p>
          </table:table-cell>
          <table:table-cell office:value-type="string" calcext:value-type="string">
            <text:p>512MB</text:p>
          </table:table-cell>
          <table:table-cell table:formula="of:=NUMBERVALUE(LEFT([.C150];LEN([.C150])-2))*IF(ISERROR(SEARCH(&quot;MB&quot;;[.C150])) ;1024;1)" office:value-type="float" office:value="512" calcext:value-type="float">
            <text:p>512</text:p>
          </table:table-cell>
          <table:table-cell office:value-type="string" calcext:value-type="string">
            <text:p>32MB</text:p>
          </table:table-cell>
          <table:table-cell table:formula="of:=NUMBERVALUE(LEFT([.E150];LEN([.E150])-2))*IF(ISERROR(SEARCH(&quot;MB&quot;;[.E150])) ;1024;1)" office:value-type="float" office:value="32" calcext:value-type="float">
            <text:p>32</text:p>
          </table:table-cell>
          <table:table-cell office:value-type="string" calcext:value-type="string">
            <text:p>16MB</text:p>
          </table:table-cell>
          <table:table-cell table:formula="of:=NUMBERVALUE(LEFT([.G150];LEN([.G150])-2))*IF(ISERROR(SEARCH(&quot;MB&quot;;[.G150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8GB</text:p>
          </table:table-cell>
          <table:table-cell table:formula="of:=NUMBERVALUE(LEFT([.N150];LEN([.N150])-2))*IF(ISERROR(SEARCH(&quot;MB&quot;;[.N150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5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5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5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50]=&quot;on&quot;;1;0)" office:value-type="float" office:value="1" calcext:value-type="float">
            <text:p>1</text:p>
          </table:table-cell>
          <table:table-cell office:value-type="float" office:value="138.780677556992" calcext:value-type="float">
            <text:p>138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.145270586014" calcext:value-type="float">
            <text:p>139.15</text:p>
          </table:table-cell>
          <table:table-cell office:value-type="string" calcext:value-type="string">
            <text:p>512MB</text:p>
          </table:table-cell>
          <table:table-cell table:formula="of:=NUMBERVALUE(LEFT([.C151];LEN([.C151])-2))*IF(ISERROR(SEARCH(&quot;MB&quot;;[.C151])) ;1024;1)" office:value-type="float" office:value="512" calcext:value-type="float">
            <text:p>512</text:p>
          </table:table-cell>
          <table:table-cell office:value-type="string" calcext:value-type="string">
            <text:p>128MB</text:p>
          </table:table-cell>
          <table:table-cell table:formula="of:=NUMBERVALUE(LEFT([.E151];LEN([.E151])-2))*IF(ISERROR(SEARCH(&quot;MB&quot;;[.E151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151];LEN([.G151])-2))*IF(ISERROR(SEARCH(&quot;MB&quot;;[.G151])) ;1024;1)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8GB</text:p>
          </table:table-cell>
          <table:table-cell table:formula="of:=NUMBERVALUE(LEFT([.N151];LEN([.N151])-2))*IF(ISERROR(SEARCH(&quot;MB&quot;;[.N151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51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5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5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51]=&quot;on&quot;;1;0)" office:value-type="float" office:value="0" calcext:value-type="float">
            <text:p>0</text:p>
          </table:table-cell>
          <table:table-cell office:value-type="float" office:value="139.145270586014" calcext:value-type="float">
            <text:p>13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.72074842453" calcext:value-type="float">
            <text:p>139.72</text:p>
          </table:table-cell>
          <table:table-cell office:value-type="string" calcext:value-type="string">
            <text:p>1MB</text:p>
          </table:table-cell>
          <table:table-cell table:formula="of:=NUMBERVALUE(LEFT([.C152];LEN([.C152])-2))*IF(ISERROR(SEARCH(&quot;MB&quot;;[.C152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152];LEN([.E152])-2))*IF(ISERROR(SEARCH(&quot;MB&quot;;[.E152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152];LEN([.G152])-2))*IF(ISERROR(SEARCH(&quot;MB&quot;;[.G152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152];LEN([.N152])-2))*IF(ISERROR(SEARCH(&quot;MB&quot;;[.N152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5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5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5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52]=&quot;on&quot;;1;0)" office:value-type="float" office:value="0" calcext:value-type="float">
            <text:p>0</text:p>
          </table:table-cell>
          <table:table-cell office:value-type="float" office:value="139.72074842453" calcext:value-type="float">
            <text:p>139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.422083377838" calcext:value-type="float">
            <text:p>141.42</text:p>
          </table:table-cell>
          <table:table-cell office:value-type="string" calcext:value-type="string">
            <text:p>1MB</text:p>
          </table:table-cell>
          <table:table-cell table:formula="of:=NUMBERVALUE(LEFT([.C153];LEN([.C153])-2))*IF(ISERROR(SEARCH(&quot;MB&quot;;[.C153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153];LEN([.E153])-2))*IF(ISERROR(SEARCH(&quot;MB&quot;;[.E153])) ;1024;1)" office:value-type="float" office:value="256" calcext:value-type="float">
            <text:p>256</text:p>
          </table:table-cell>
          <table:table-cell office:value-type="string" calcext:value-type="string">
            <text:p>256MB</text:p>
          </table:table-cell>
          <table:table-cell table:formula="of:=NUMBERVALUE(LEFT([.G153];LEN([.G153])-2))*IF(ISERROR(SEARCH(&quot;MB&quot;;[.G153])) ;1024;1)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512MB</text:p>
          </table:table-cell>
          <table:table-cell table:formula="of:=NUMBERVALUE(LEFT([.N153];LEN([.N153])-2))*IF(ISERROR(SEARCH(&quot;MB&quot;;[.N153])) ;1024;1)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15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5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53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53]=&quot;on&quot;;1;0)" office:value-type="float" office:value="1" calcext:value-type="float">
            <text:p>1</text:p>
          </table:table-cell>
          <table:table-cell office:value-type="float" office:value="141.422083377838" calcext:value-type="float">
            <text:p>141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.08337020874" calcext:value-type="float">
            <text:p>142.08</text:p>
          </table:table-cell>
          <table:table-cell office:value-type="string" calcext:value-type="string">
            <text:p>512MB</text:p>
          </table:table-cell>
          <table:table-cell table:formula="of:=NUMBERVALUE(LEFT([.C154];LEN([.C154])-2))*IF(ISERROR(SEARCH(&quot;MB&quot;;[.C154])) ;1024;1)" office:value-type="float" office:value="512" calcext:value-type="float">
            <text:p>512</text:p>
          </table:table-cell>
          <table:table-cell office:value-type="string" calcext:value-type="string">
            <text:p>64MB</text:p>
          </table:table-cell>
          <table:table-cell table:formula="of:=NUMBERVALUE(LEFT([.E154];LEN([.E154])-2))*IF(ISERROR(SEARCH(&quot;MB&quot;;[.E154])) ;1024;1)" office:value-type="float" office:value="64" calcext:value-type="float">
            <text:p>64</text:p>
          </table:table-cell>
          <table:table-cell office:value-type="string" calcext:value-type="string">
            <text:p>2GB</text:p>
          </table:table-cell>
          <table:table-cell table:formula="of:=NUMBERVALUE(LEFT([.G154];LEN([.G154])-2))*IF(ISERROR(SEARCH(&quot;MB&quot;;[.G154])) ;1024;1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54];LEN([.N154])-2))*IF(ISERROR(SEARCH(&quot;MB&quot;;[.N154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5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5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5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54]=&quot;on&quot;;1;0)" office:value-type="float" office:value="1" calcext:value-type="float">
            <text:p>1</text:p>
          </table:table-cell>
          <table:table-cell office:value-type="float" office:value="142.08337020874" calcext:value-type="float">
            <text:p>142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.813202381134" calcext:value-type="float">
            <text:p>127.81</text:p>
          </table:table-cell>
          <table:table-cell office:value-type="string" calcext:value-type="string">
            <text:p>8GB</text:p>
          </table:table-cell>
          <table:table-cell table:formula="of:=NUMBERVALUE(LEFT([.C155];LEN([.C155])-2))*IF(ISERROR(SEARCH(&quot;MB&quot;;[.C155])) ;1024;1)" office:value-type="float" office:value="8192" calcext:value-type="float">
            <text:p>8192</text:p>
          </table:table-cell>
          <table:table-cell office:value-type="string" calcext:value-type="string">
            <text:p>1GB</text:p>
          </table:table-cell>
          <table:table-cell table:formula="of:=NUMBERVALUE(LEFT([.E155];LEN([.E155])-2))*IF(ISERROR(SEARCH(&quot;MB&quot;;[.E155])) ;1024;1)" office:value-type="float" office:value="1024" calcext:value-type="float">
            <text:p>1024</text:p>
          </table:table-cell>
          <table:table-cell office:value-type="string" calcext:value-type="string">
            <text:p>4MB</text:p>
          </table:table-cell>
          <table:table-cell table:formula="of:=NUMBERVALUE(LEFT([.G155];LEN([.G155])-2))*IF(ISERROR(SEARCH(&quot;MB&quot;;[.G155])) ;1024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55];LEN([.N155])-2))*IF(ISERROR(SEARCH(&quot;MB&quot;;[.N155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5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5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5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55]=&quot;on&quot;;1;0)" office:value-type="float" office:value="1" calcext:value-type="float">
            <text:p>1</text:p>
          </table:table-cell>
          <table:table-cell office:value-type="float" office:value="127.813202381134" calcext:value-type="float">
            <text:p>127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.344908475876" calcext:value-type="float">
            <text:p>128.34</text:p>
          </table:table-cell>
          <table:table-cell office:value-type="string" calcext:value-type="string">
            <text:p>1GB</text:p>
          </table:table-cell>
          <table:table-cell table:formula="of:=NUMBERVALUE(LEFT([.C156];LEN([.C156])-2))*IF(ISERROR(SEARCH(&quot;MB&quot;;[.C156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56];LEN([.E156])-2))*IF(ISERROR(SEARCH(&quot;MB&quot;;[.E156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56];LEN([.G156])-2))*IF(ISERROR(SEARCH(&quot;MB&quot;;[.G156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512MB</text:p>
          </table:table-cell>
          <table:table-cell table:formula="of:=NUMBERVALUE(LEFT([.N156];LEN([.N156])-2))*IF(ISERROR(SEARCH(&quot;MB&quot;;[.N156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ff</text:p>
          </table:table-cell>
          <table:table-cell table:formula="of:=IF([.Q15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5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5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56]=&quot;on&quot;;1;0)" office:value-type="float" office:value="1" calcext:value-type="float">
            <text:p>1</text:p>
          </table:table-cell>
          <table:table-cell office:value-type="float" office:value="128.344908475876" calcext:value-type="float">
            <text:p>128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.191151857376" calcext:value-type="float">
            <text:p>129.19</text:p>
          </table:table-cell>
          <table:table-cell office:value-type="string" calcext:value-type="string">
            <text:p>1MB</text:p>
          </table:table-cell>
          <table:table-cell table:formula="of:=NUMBERVALUE(LEFT([.C157];LEN([.C157])-2))*IF(ISERROR(SEARCH(&quot;MB&quot;;[.C157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157];LEN([.E157])-2))*IF(ISERROR(SEARCH(&quot;MB&quot;;[.E157])) ;1024;1)" office:value-type="float" office:value="256" calcext:value-type="float">
            <text:p>256</text:p>
          </table:table-cell>
          <table:table-cell office:value-type="string" calcext:value-type="string">
            <text:p>2GB</text:p>
          </table:table-cell>
          <table:table-cell table:formula="of:=NUMBERVALUE(LEFT([.G157];LEN([.G157])-2))*IF(ISERROR(SEARCH(&quot;MB&quot;;[.G157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157];LEN([.N157])-2))*IF(ISERROR(SEARCH(&quot;MB&quot;;[.N157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5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5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5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57]=&quot;on&quot;;1;0)" office:value-type="float" office:value="1" calcext:value-type="float">
            <text:p>1</text:p>
          </table:table-cell>
          <table:table-cell office:value-type="float" office:value="129.191151857376" calcext:value-type="float">
            <text:p>129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.520332574844" calcext:value-type="float">
            <text:p>131.52</text:p>
          </table:table-cell>
          <table:table-cell office:value-type="string" calcext:value-type="string">
            <text:p>1GB</text:p>
          </table:table-cell>
          <table:table-cell table:formula="of:=NUMBERVALUE(LEFT([.C158];LEN([.C158])-2))*IF(ISERROR(SEARCH(&quot;MB&quot;;[.C158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158];LEN([.E158])-2))*IF(ISERROR(SEARCH(&quot;MB&quot;;[.E158])) ;1024;1)" office:value-type="float" office:value="128" calcext:value-type="float">
            <text:p>128</text:p>
          </table:table-cell>
          <table:table-cell office:value-type="string" calcext:value-type="string">
            <text:p>512MB</text:p>
          </table:table-cell>
          <table:table-cell table:formula="of:=NUMBERVALUE(LEFT([.G158];LEN([.G158])-2))*IF(ISERROR(SEARCH(&quot;MB&quot;;[.G158])) ;1024;1)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B</text:p>
          </table:table-cell>
          <table:table-cell office:value-type="string" calcext:value-type="string">
            <text:p>8GB</text:p>
          </table:table-cell>
          <table:table-cell table:formula="of:=NUMBERVALUE(LEFT([.N158];LEN([.N158])-2))*IF(ISERROR(SEARCH(&quot;MB&quot;;[.N158])) ;1024;1)" office:value-type="float" office:value="8192" calcext:value-type="float">
            <text:p>819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15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5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5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58]=&quot;on&quot;;1;0)" office:value-type="float" office:value="0" calcext:value-type="float">
            <text:p>0</text:p>
          </table:table-cell>
          <table:table-cell office:value-type="float" office:value="131.520332574844" calcext:value-type="float">
            <text:p>131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.243706226349" calcext:value-type="float">
            <text:p>132.24</text:p>
          </table:table-cell>
          <table:table-cell office:value-type="string" calcext:value-type="string">
            <text:p>8MB</text:p>
          </table:table-cell>
          <table:table-cell table:formula="of:=NUMBERVALUE(LEFT([.C159];LEN([.C159])-2))*IF(ISERROR(SEARCH(&quot;MB&quot;;[.C159])) ;1024;1)" office:value-type="float" office:value="8" calcext:value-type="float">
            <text:p>8</text:p>
          </table:table-cell>
          <table:table-cell office:value-type="string" calcext:value-type="string">
            <text:p>1GB</text:p>
          </table:table-cell>
          <table:table-cell table:formula="of:=NUMBERVALUE(LEFT([.E159];LEN([.E159])-2))*IF(ISERROR(SEARCH(&quot;MB&quot;;[.E159])) ;1024;1)" office:value-type="float" office:value="1024" calcext:value-type="float">
            <text:p>1024</text:p>
          </table:table-cell>
          <table:table-cell office:value-type="string" calcext:value-type="string">
            <text:p>16MB</text:p>
          </table:table-cell>
          <table:table-cell table:formula="of:=NUMBERVALUE(LEFT([.G159];LEN([.G159])-2))*IF(ISERROR(SEARCH(&quot;MB&quot;;[.G159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159];LEN([.N159])-2))*IF(ISERROR(SEARCH(&quot;MB&quot;;[.N159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15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5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5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59]=&quot;on&quot;;1;0)" office:value-type="float" office:value="0" calcext:value-type="float">
            <text:p>0</text:p>
          </table:table-cell>
          <table:table-cell office:value-type="float" office:value="132.243706226349" calcext:value-type="float">
            <text:p>132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.925624132156" calcext:value-type="float">
            <text:p>132.93</text:p>
          </table:table-cell>
          <table:table-cell office:value-type="string" calcext:value-type="string">
            <text:p>32MB</text:p>
          </table:table-cell>
          <table:table-cell table:formula="of:=NUMBERVALUE(LEFT([.C160];LEN([.C160])-2))*IF(ISERROR(SEARCH(&quot;MB&quot;;[.C160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E160];LEN([.E160])-2))*IF(ISERROR(SEARCH(&quot;MB&quot;;[.E160])) ;1024;1)" office:value-type="float" office:value="256" calcext:value-type="float">
            <text:p>256</text:p>
          </table:table-cell>
          <table:table-cell office:value-type="string" calcext:value-type="string">
            <text:p>8GB</text:p>
          </table:table-cell>
          <table:table-cell table:formula="of:=NUMBERVALUE(LEFT([.G160];LEN([.G160])-2))*IF(ISERROR(SEARCH(&quot;MB&quot;;[.G160])) ;1024;1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B</text:p>
          </table:table-cell>
          <table:table-cell office:value-type="string" calcext:value-type="string">
            <text:p>16MB</text:p>
          </table:table-cell>
          <table:table-cell table:formula="of:=NUMBERVALUE(LEFT([.N160];LEN([.N160])-2))*IF(ISERROR(SEARCH(&quot;MB&quot;;[.N160])) ;1024;1)"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6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6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6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60]=&quot;on&quot;;1;0)" office:value-type="float" office:value="1" calcext:value-type="float">
            <text:p>1</text:p>
          </table:table-cell>
          <table:table-cell office:value-type="float" office:value="132.925624132156" calcext:value-type="float">
            <text:p>132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.15322303772" calcext:value-type="float">
            <text:p>133.15</text:p>
          </table:table-cell>
          <table:table-cell office:value-type="string" calcext:value-type="string">
            <text:p>1GB</text:p>
          </table:table-cell>
          <table:table-cell table:formula="of:=NUMBERVALUE(LEFT([.C161];LEN([.C161])-2))*IF(ISERROR(SEARCH(&quot;MB&quot;;[.C161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61];LEN([.E161])-2))*IF(ISERROR(SEARCH(&quot;MB&quot;;[.E161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61];LEN([.G161])-2))*IF(ISERROR(SEARCH(&quot;MB&quot;;[.G161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61];LEN([.N161])-2))*IF(ISERROR(SEARCH(&quot;MB&quot;;[.N161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6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6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6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61]=&quot;on&quot;;1;0)" office:value-type="float" office:value="1" calcext:value-type="float">
            <text:p>1</text:p>
          </table:table-cell>
          <table:table-cell office:value-type="float" office:value="133.15322303772" calcext:value-type="float">
            <text:p>133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.289933919907" calcext:value-type="float">
            <text:p>133.29</text:p>
          </table:table-cell>
          <table:table-cell office:value-type="string" calcext:value-type="string">
            <text:p>1GB</text:p>
          </table:table-cell>
          <table:table-cell table:formula="of:=NUMBERVALUE(LEFT([.C162];LEN([.C162])-2))*IF(ISERROR(SEARCH(&quot;MB&quot;;[.C162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62];LEN([.E162])-2))*IF(ISERROR(SEARCH(&quot;MB&quot;;[.E162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62];LEN([.G162])-2))*IF(ISERROR(SEARCH(&quot;MB&quot;;[.G162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162];LEN([.N162])-2))*IF(ISERROR(SEARCH(&quot;MB&quot;;[.N162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6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6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6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62]=&quot;on&quot;;1;0)" office:value-type="float" office:value="1" calcext:value-type="float">
            <text:p>1</text:p>
          </table:table-cell>
          <table:table-cell office:value-type="float" office:value="133.289933919907" calcext:value-type="float">
            <text:p>133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.577819108963" calcext:value-type="float">
            <text:p>134.58</text:p>
          </table:table-cell>
          <table:table-cell office:value-type="string" calcext:value-type="string">
            <text:p>1GB</text:p>
          </table:table-cell>
          <table:table-cell table:formula="of:=NUMBERVALUE(LEFT([.C163];LEN([.C163])-2))*IF(ISERROR(SEARCH(&quot;MB&quot;;[.C163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63];LEN([.E163])-2))*IF(ISERROR(SEARCH(&quot;MB&quot;;[.E163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63];LEN([.G163])-2))*IF(ISERROR(SEARCH(&quot;MB&quot;;[.G163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63];LEN([.N163])-2))*IF(ISERROR(SEARCH(&quot;MB&quot;;[.N163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6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6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63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63]=&quot;on&quot;;1;0)" office:value-type="float" office:value="1" calcext:value-type="float">
            <text:p>1</text:p>
          </table:table-cell>
          <table:table-cell office:value-type="float" office:value="134.577819108963" calcext:value-type="float">
            <text:p>134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.979650497437" calcext:value-type="float">
            <text:p>134.98</text:p>
          </table:table-cell>
          <table:table-cell office:value-type="string" calcext:value-type="string">
            <text:p>512MB</text:p>
          </table:table-cell>
          <table:table-cell table:formula="of:=NUMBERVALUE(LEFT([.C164];LEN([.C164])-2))*IF(ISERROR(SEARCH(&quot;MB&quot;;[.C164])) ;1024;1)" office:value-type="float" office:value="512" calcext:value-type="float">
            <text:p>512</text:p>
          </table:table-cell>
          <table:table-cell office:value-type="string" calcext:value-type="string">
            <text:p>128MB</text:p>
          </table:table-cell>
          <table:table-cell table:formula="of:=NUMBERVALUE(LEFT([.E164];LEN([.E164])-2))*IF(ISERROR(SEARCH(&quot;MB&quot;;[.E164])) ;1024;1)" office:value-type="float" office:value="128" calcext:value-type="float">
            <text:p>128</text:p>
          </table:table-cell>
          <table:table-cell office:value-type="string" calcext:value-type="string">
            <text:p>1MB</text:p>
          </table:table-cell>
          <table:table-cell table:formula="of:=NUMBERVALUE(LEFT([.G164];LEN([.G164])-2))*IF(ISERROR(SEARCH(&quot;MB&quot;;[.G164])) ;1024;1)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8GB</text:p>
          </table:table-cell>
          <table:table-cell table:formula="of:=NUMBERVALUE(LEFT([.N164];LEN([.N164])-2))*IF(ISERROR(SEARCH(&quot;MB&quot;;[.N164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6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6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6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64]=&quot;on&quot;;1;0)" office:value-type="float" office:value="1" calcext:value-type="float">
            <text:p>1</text:p>
          </table:table-cell>
          <table:table-cell office:value-type="float" office:value="134.979650497437" calcext:value-type="float">
            <text:p>134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.369049072266" calcext:value-type="float">
            <text:p>135.37</text:p>
          </table:table-cell>
          <table:table-cell office:value-type="string" calcext:value-type="string">
            <text:p>1GB</text:p>
          </table:table-cell>
          <table:table-cell table:formula="of:=NUMBERVALUE(LEFT([.C165];LEN([.C165])-2))*IF(ISERROR(SEARCH(&quot;MB&quot;;[.C165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65];LEN([.E165])-2))*IF(ISERROR(SEARCH(&quot;MB&quot;;[.E165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65];LEN([.G165])-2))*IF(ISERROR(SEARCH(&quot;MB&quot;;[.G165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MB</text:p>
          </table:table-cell>
          <table:table-cell table:formula="of:=NUMBERVALUE(LEFT([.N165];LEN([.N165])-2))*IF(ISERROR(SEARCH(&quot;MB&quot;;[.N165])) ;1024;1)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6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6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6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65]=&quot;on&quot;;1;0)" office:value-type="float" office:value="1" calcext:value-type="float">
            <text:p>1</text:p>
          </table:table-cell>
          <table:table-cell office:value-type="float" office:value="135.369049072266" calcext:value-type="float">
            <text:p>135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.271576881409" calcext:value-type="float">
            <text:p>137.27</text:p>
          </table:table-cell>
          <table:table-cell office:value-type="string" calcext:value-type="string">
            <text:p>2MB</text:p>
          </table:table-cell>
          <table:table-cell table:formula="of:=NUMBERVALUE(LEFT([.C166];LEN([.C166])-2))*IF(ISERROR(SEARCH(&quot;MB&quot;;[.C166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E166];LEN([.E166])-2))*IF(ISERROR(SEARCH(&quot;MB&quot;;[.E166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G166];LEN([.G166])-2))*IF(ISERROR(SEARCH(&quot;MB&quot;;[.G166])) ;1024;1)"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B</text:p>
          </table:table-cell>
          <table:table-cell office:value-type="string" calcext:value-type="string">
            <text:p>1GB</text:p>
          </table:table-cell>
          <table:table-cell table:formula="of:=NUMBERVALUE(LEFT([.N166];LEN([.N166])-2))*IF(ISERROR(SEARCH(&quot;MB&quot;;[.N166])) ;1024;1)" office:value-type="float" office:value="1024" calcext:value-type="float">
            <text:p>102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166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6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6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66]=&quot;on&quot;;1;0)" office:value-type="float" office:value="0" calcext:value-type="float">
            <text:p>0</text:p>
          </table:table-cell>
          <table:table-cell office:value-type="float" office:value="137.271576881409" calcext:value-type="float">
            <text:p>137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.507143974304" calcext:value-type="float">
            <text:p>137.51</text:p>
          </table:table-cell>
          <table:table-cell office:value-type="string" calcext:value-type="string">
            <text:p>32MB</text:p>
          </table:table-cell>
          <table:table-cell table:formula="of:=NUMBERVALUE(LEFT([.C167];LEN([.C167])-2))*IF(ISERROR(SEARCH(&quot;MB&quot;;[.C167])) ;1024;1)" office:value-type="float" office:value="32" calcext:value-type="float">
            <text:p>32</text:p>
          </table:table-cell>
          <table:table-cell office:value-type="string" calcext:value-type="string">
            <text:p>4GB</text:p>
          </table:table-cell>
          <table:table-cell table:formula="of:=NUMBERVALUE(LEFT([.E167];LEN([.E167])-2))*IF(ISERROR(SEARCH(&quot;MB&quot;;[.E167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G167];LEN([.G167])-2))*IF(ISERROR(SEARCH(&quot;MB&quot;;[.G167])) ;1024;1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4MB</text:p>
          </table:table-cell>
          <table:table-cell office:value-type="string" calcext:value-type="string">
            <text:p>32MB</text:p>
          </table:table-cell>
          <table:table-cell table:formula="of:=NUMBERVALUE(LEFT([.N167];LEN([.N167])-2))*IF(ISERROR(SEARCH(&quot;MB&quot;;[.N167])) ;1024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Q16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6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6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67]=&quot;on&quot;;1;0)" office:value-type="float" office:value="1" calcext:value-type="float">
            <text:p>1</text:p>
          </table:table-cell>
          <table:table-cell office:value-type="float" office:value="137.507143974304" calcext:value-type="float">
            <text:p>137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.571259498596" calcext:value-type="float">
            <text:p>137.57</text:p>
          </table:table-cell>
          <table:table-cell office:value-type="string" calcext:value-type="string">
            <text:p>1GB</text:p>
          </table:table-cell>
          <table:table-cell table:formula="of:=NUMBERVALUE(LEFT([.C168];LEN([.C168])-2))*IF(ISERROR(SEARCH(&quot;MB&quot;;[.C168])) ;1024;1)" office:value-type="float" office:value="1024" calcext:value-type="float">
            <text:p>1024</text:p>
          </table:table-cell>
          <table:table-cell office:value-type="string" calcext:value-type="string">
            <text:p>128MB</text:p>
          </table:table-cell>
          <table:table-cell table:formula="of:=NUMBERVALUE(LEFT([.E168];LEN([.E168])-2))*IF(ISERROR(SEARCH(&quot;MB&quot;;[.E168])) ;1024;1)" office:value-type="float" office:value="128" calcext:value-type="float">
            <text:p>128</text:p>
          </table:table-cell>
          <table:table-cell office:value-type="string" calcext:value-type="string">
            <text:p>2GB</text:p>
          </table:table-cell>
          <table:table-cell table:formula="of:=NUMBERVALUE(LEFT([.G168];LEN([.G168])-2))*IF(ISERROR(SEARCH(&quot;MB&quot;;[.G168])) ;1024;1)"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12MB</text:p>
          </table:table-cell>
          <table:table-cell table:formula="of:=NUMBERVALUE(LEFT([.N168];LEN([.N168])-2))*IF(ISERROR(SEARCH(&quot;MB&quot;;[.N168])) ;1024;1)" office:value-type="float" office:value="512" calcext:value-type="float">
            <text:p>5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6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6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6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68]=&quot;on&quot;;1;0)" office:value-type="float" office:value="1" calcext:value-type="float">
            <text:p>1</text:p>
          </table:table-cell>
          <table:table-cell office:value-type="float" office:value="137.571259498596" calcext:value-type="float">
            <text:p>137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.087864160538" calcext:value-type="float">
            <text:p>138.09</text:p>
          </table:table-cell>
          <table:table-cell office:value-type="string" calcext:value-type="string">
            <text:p>8MB</text:p>
          </table:table-cell>
          <table:table-cell table:formula="of:=NUMBERVALUE(LEFT([.C169];LEN([.C169])-2))*IF(ISERROR(SEARCH(&quot;MB&quot;;[.C169])) ;1024;1)" office:value-type="float" office:value="8" calcext:value-type="float">
            <text:p>8</text:p>
          </table:table-cell>
          <table:table-cell office:value-type="string" calcext:value-type="string">
            <text:p>64MB</text:p>
          </table:table-cell>
          <table:table-cell table:formula="of:=NUMBERVALUE(LEFT([.E169];LEN([.E169])-2))*IF(ISERROR(SEARCH(&quot;MB&quot;;[.E169])) ;1024;1)" office:value-type="float" office:value="64" calcext:value-type="float">
            <text:p>64</text:p>
          </table:table-cell>
          <table:table-cell office:value-type="string" calcext:value-type="string">
            <text:p>16MB</text:p>
          </table:table-cell>
          <table:table-cell table:formula="of:=NUMBERVALUE(LEFT([.G169];LEN([.G169])-2))*IF(ISERROR(SEARCH(&quot;MB&quot;;[.G169])) ;1024;1)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6MB</text:p>
          </table:table-cell>
          <table:table-cell office:value-type="string" calcext:value-type="string">
            <text:p>2MB</text:p>
          </table:table-cell>
          <table:table-cell table:formula="of:=NUMBERVALUE(LEFT([.N169];LEN([.N169])-2))*IF(ISERROR(SEARCH(&quot;MB&quot;;[.N169])) ;1024;1)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169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6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6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69]=&quot;on&quot;;1;0)" office:value-type="float" office:value="1" calcext:value-type="float">
            <text:p>1</text:p>
          </table:table-cell>
          <table:table-cell office:value-type="float" office:value="138.087864160538" calcext:value-type="float">
            <text:p>138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.124292850494" calcext:value-type="float">
            <text:p>140.12</text:p>
          </table:table-cell>
          <table:table-cell office:value-type="string" calcext:value-type="string">
            <text:p>1GB</text:p>
          </table:table-cell>
          <table:table-cell table:formula="of:=NUMBERVALUE(LEFT([.C170];LEN([.C170])-2))*IF(ISERROR(SEARCH(&quot;MB&quot;;[.C170])) ;1024;1)" office:value-type="float" office:value="1024" calcext:value-type="float">
            <text:p>1024</text:p>
          </table:table-cell>
          <table:table-cell office:value-type="string" calcext:value-type="string">
            <text:p>2GB</text:p>
          </table:table-cell>
          <table:table-cell table:formula="of:=NUMBERVALUE(LEFT([.E170];LEN([.E170])-2))*IF(ISERROR(SEARCH(&quot;MB&quot;;[.E170])) ;1024;1)" office:value-type="float" office:value="2048" calcext:value-type="float">
            <text:p>2048</text:p>
          </table:table-cell>
          <table:table-cell office:value-type="string" calcext:value-type="string">
            <text:p>4GB</text:p>
          </table:table-cell>
          <table:table-cell table:formula="of:=NUMBERVALUE(LEFT([.G170];LEN([.G170])-2))*IF(ISERROR(SEARCH(&quot;MB&quot;;[.G170])) ;1024;1)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512MB</text:p>
          </table:table-cell>
          <table:table-cell table:formula="of:=NUMBERVALUE(LEFT([.N170];LEN([.N170])-2))*IF(ISERROR(SEARCH(&quot;MB&quot;;[.N170])) ;1024;1)" office:value-type="float" office:value="512" calcext:value-type="float">
            <text:p>5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n</text:p>
          </table:table-cell>
          <table:table-cell table:formula="of:=IF([.Q17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7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7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70]=&quot;on&quot;;1;0)" office:value-type="float" office:value="1" calcext:value-type="float">
            <text:p>1</text:p>
          </table:table-cell>
          <table:table-cell office:value-type="float" office:value="140.124292850494" calcext:value-type="float">
            <text:p>140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.089925050735" calcext:value-type="float">
            <text:p>151.09</text:p>
          </table:table-cell>
          <table:table-cell office:value-type="string" calcext:value-type="string">
            <text:p>128MB</text:p>
          </table:table-cell>
          <table:table-cell table:formula="of:=NUMBERVALUE(LEFT([.C171];LEN([.C171])-2))*IF(ISERROR(SEARCH(&quot;MB&quot;;[.C171])) ;1024;1)" office:value-type="float" office:value="128" calcext:value-type="float">
            <text:p>128</text:p>
          </table:table-cell>
          <table:table-cell office:value-type="string" calcext:value-type="string">
            <text:p>2MB</text:p>
          </table:table-cell>
          <table:table-cell table:formula="of:=NUMBERVALUE(LEFT([.E171];LEN([.E171])-2))*IF(ISERROR(SEARCH(&quot;MB&quot;;[.E171])) ;1024;1)" office:value-type="float" office:value="2" calcext:value-type="float">
            <text:p>2</text:p>
          </table:table-cell>
          <table:table-cell office:value-type="string" calcext:value-type="string">
            <text:p>32MB</text:p>
          </table:table-cell>
          <table:table-cell table:formula="of:=NUMBERVALUE(LEFT([.G171];LEN([.G171])-2))*IF(ISERROR(SEARCH(&quot;MB&quot;;[.G171])) ;1024;1)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8MB</text:p>
          </table:table-cell>
          <table:table-cell office:value-type="string" calcext:value-type="string">
            <text:p>1GB</text:p>
          </table:table-cell>
          <table:table-cell table:formula="of:=NUMBERVALUE(LEFT([.N171];LEN([.N171])-2))*IF(ISERROR(SEARCH(&quot;MB&quot;;[.N171])) ;1024;1)" office:value-type="float" office:value="1024" calcext:value-type="float">
            <text:p>102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71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71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7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71]=&quot;on&quot;;1;0)" office:value-type="float" office:value="1" calcext:value-type="float">
            <text:p>1</text:p>
          </table:table-cell>
          <table:table-cell office:value-type="float" office:value="151.089925050735" calcext:value-type="float">
            <text:p>151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.20863866806" calcext:value-type="float">
            <text:p>156.21</text:p>
          </table:table-cell>
          <table:table-cell office:value-type="string" calcext:value-type="string">
            <text:p>1MB</text:p>
          </table:table-cell>
          <table:table-cell table:formula="of:=NUMBERVALUE(LEFT([.C172];LEN([.C172])-2))*IF(ISERROR(SEARCH(&quot;MB&quot;;[.C172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172];LEN([.E172])-2))*IF(ISERROR(SEARCH(&quot;MB&quot;;[.E172])) ;1024;1)" office:value-type="float" office:value="256" calcext:value-type="float">
            <text:p>256</text:p>
          </table:table-cell>
          <table:table-cell office:value-type="string" calcext:value-type="string">
            <text:p>256MB</text:p>
          </table:table-cell>
          <table:table-cell table:formula="of:=NUMBERVALUE(LEFT([.G172];LEN([.G172])-2))*IF(ISERROR(SEARCH(&quot;MB&quot;;[.G172])) ;1024;1)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512MB</text:p>
          </table:table-cell>
          <table:table-cell table:formula="of:=NUMBERVALUE(LEFT([.N172];LEN([.N172])-2))*IF(ISERROR(SEARCH(&quot;MB&quot;;[.N172])) ;1024;1)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Q17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7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7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72]=&quot;on&quot;;1;0)" office:value-type="float" office:value="0" calcext:value-type="float">
            <text:p>0</text:p>
          </table:table-cell>
          <table:table-cell office:value-type="float" office:value="156.20863866806" calcext:value-type="float">
            <text:p>156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.840079069138" calcext:value-type="float">
            <text:p>159.84</text:p>
          </table:table-cell>
          <table:table-cell office:value-type="string" calcext:value-type="string">
            <text:p>512MB</text:p>
          </table:table-cell>
          <table:table-cell table:formula="of:=NUMBERVALUE(LEFT([.C173];LEN([.C173])-2))*IF(ISERROR(SEARCH(&quot;MB&quot;;[.C173])) ;1024;1)" office:value-type="float" office:value="512" calcext:value-type="float">
            <text:p>512</text:p>
          </table:table-cell>
          <table:table-cell office:value-type="string" calcext:value-type="string">
            <text:p>32MB</text:p>
          </table:table-cell>
          <table:table-cell table:formula="of:=NUMBERVALUE(LEFT([.E173];LEN([.E173])-2))*IF(ISERROR(SEARCH(&quot;MB&quot;;[.E173])) ;1024;1)" office:value-type="float" office:value="32" calcext:value-type="float">
            <text:p>32</text:p>
          </table:table-cell>
          <table:table-cell office:value-type="string" calcext:value-type="string">
            <text:p>16MB</text:p>
          </table:table-cell>
          <table:table-cell table:formula="of:=NUMBERVALUE(LEFT([.G173];LEN([.G173])-2))*IF(ISERROR(SEARCH(&quot;MB&quot;;[.G173])) ;1024;1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8GB</text:p>
          </table:table-cell>
          <table:table-cell table:formula="of:=NUMBERVALUE(LEFT([.N173];LEN([.N173])-2))*IF(ISERROR(SEARCH(&quot;MB&quot;;[.N173])) ;1024;1)" office:value-type="float" office:value="8192" calcext:value-type="float">
            <text:p>819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7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73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7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73]=&quot;on&quot;;1;0)" office:value-type="float" office:value="0" calcext:value-type="float">
            <text:p>0</text:p>
          </table:table-cell>
          <table:table-cell office:value-type="float" office:value="159.840079069138" calcext:value-type="float">
            <text:p>159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.694095134735" calcext:value-type="float">
            <text:p>130.69</text:p>
          </table:table-cell>
          <table:table-cell office:value-type="string" calcext:value-type="string">
            <text:p>8MB</text:p>
          </table:table-cell>
          <table:table-cell table:formula="of:=NUMBERVALUE(LEFT([.C174];LEN([.C174])-2))*IF(ISERROR(SEARCH(&quot;MB&quot;;[.C174])) ;1024;1)" office:value-type="float" office:value="8" calcext:value-type="float">
            <text:p>8</text:p>
          </table:table-cell>
          <table:table-cell office:value-type="string" calcext:value-type="string">
            <text:p>1MB</text:p>
          </table:table-cell>
          <table:table-cell table:formula="of:=NUMBERVALUE(LEFT([.E174];LEN([.E174])-2))*IF(ISERROR(SEARCH(&quot;MB&quot;;[.E174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174];LEN([.G174])-2))*IF(ISERROR(SEARCH(&quot;MB&quot;;[.G174])) ;1024;1)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2, 'MB')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17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7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7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74]=&quot;on&quot;;1;0)" office:value-type="float" office:value="0" calcext:value-type="float">
            <text:p>0</text:p>
          </table:table-cell>
          <table:table-cell office:value-type="float" office:value="130.694095134735" calcext:value-type="float">
            <text:p>130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.007875204086" calcext:value-type="float">
            <text:p>132.01</text:p>
          </table:table-cell>
          <table:table-cell office:value-type="string" calcext:value-type="string">
            <text:p>128MB</text:p>
          </table:table-cell>
          <table:table-cell table:formula="of:=NUMBERVALUE(LEFT([.C175];LEN([.C175])-2))*IF(ISERROR(SEARCH(&quot;MB&quot;;[.C175])) ;1024;1)" office:value-type="float" office:value="128" calcext:value-type="float">
            <text:p>128</text:p>
          </table:table-cell>
          <table:table-cell office:value-type="string" calcext:value-type="string">
            <text:p>256MB</text:p>
          </table:table-cell>
          <table:table-cell table:formula="of:=NUMBERVALUE(LEFT([.E175];LEN([.E175])-2))*IF(ISERROR(SEARCH(&quot;MB&quot;;[.E175])) ;1024;1)" office:value-type="float" office:value="256" calcext:value-type="float">
            <text:p>256</text:p>
          </table:table-cell>
          <table:table-cell office:value-type="string" calcext:value-type="string">
            <text:p>1MB</text:p>
          </table:table-cell>
          <table:table-cell table:formula="of:=NUMBERVALUE(LEFT([.G175];LEN([.G175])-2))*IF(ISERROR(SEARCH(&quot;MB&quot;;[.G175])) ;1024;1)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12, 'MB')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75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7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7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75]=&quot;on&quot;;1;0)" office:value-type="float" office:value="0" calcext:value-type="float">
            <text:p>0</text:p>
          </table:table-cell>
          <table:table-cell office:value-type="float" office:value="132.007875204086" calcext:value-type="float">
            <text:p>132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.781195640564" calcext:value-type="float">
            <text:p>139.78</text:p>
          </table:table-cell>
          <table:table-cell office:value-type="string" calcext:value-type="string">
            <text:p>4MB</text:p>
          </table:table-cell>
          <table:table-cell table:formula="of:=NUMBERVALUE(LEFT([.C176];LEN([.C176])-2))*IF(ISERROR(SEARCH(&quot;MB&quot;;[.C176])) ;1024;1)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table:formula="of:=NUMBERVALUE(LEFT([.E176];LEN([.E176])-2))*IF(ISERROR(SEARCH(&quot;MB&quot;;[.E176])) ;1024;1)" office:value-type="float" office:value="512" calcext:value-type="float">
            <text:p>512</text:p>
          </table:table-cell>
          <table:table-cell office:value-type="string" calcext:value-type="string">
            <text:p>256MB</text:p>
          </table:table-cell>
          <table:table-cell table:formula="of:=NUMBERVALUE(LEFT([.G176];LEN([.G176])-2))*IF(ISERROR(SEARCH(&quot;MB&quot;;[.G176])) ;1024;1)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4, 'MB')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7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7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7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76]=&quot;on&quot;;1;0)" office:value-type="float" office:value="1" calcext:value-type="float">
            <text:p>1</text:p>
          </table:table-cell>
          <table:table-cell office:value-type="float" office:value="139.781195640564" calcext:value-type="float">
            <text:p>139.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.854095458984" calcext:value-type="float">
            <text:p>153.85</text:p>
          </table:table-cell>
          <table:table-cell office:value-type="string" calcext:value-type="string">
            <text:p>4GB</text:p>
          </table:table-cell>
          <table:table-cell table:formula="of:=NUMBERVALUE(LEFT([.C177];LEN([.C177])-2))*IF(ISERROR(SEARCH(&quot;MB&quot;;[.C177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E177];LEN([.E177])-2))*IF(ISERROR(SEARCH(&quot;MB&quot;;[.E177])) ;1024;1)" office:value-type="float" office:value="4" calcext:value-type="float">
            <text:p>4</text:p>
          </table:table-cell>
          <table:table-cell office:value-type="string" calcext:value-type="string">
            <text:p>64MB</text:p>
          </table:table-cell>
          <table:table-cell table:formula="of:=NUMBERVALUE(LEFT([.G177];LEN([.G177])-2))*IF(ISERROR(SEARCH(&quot;MB&quot;;[.G177])) ;1024;1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2, 'MB'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Q17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7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7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77]=&quot;on&quot;;1;0)" office:value-type="float" office:value="0" calcext:value-type="float">
            <text:p>0</text:p>
          </table:table-cell>
          <table:table-cell office:value-type="float" office:value="153.854095458984" calcext:value-type="float">
            <text:p>153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.636727333069" calcext:value-type="float">
            <text:p>155.64</text:p>
          </table:table-cell>
          <table:table-cell office:value-type="string" calcext:value-type="string">
            <text:p>1MB</text:p>
          </table:table-cell>
          <table:table-cell table:formula="of:=NUMBERVALUE(LEFT([.C178];LEN([.C178])-2))*IF(ISERROR(SEARCH(&quot;MB&quot;;[.C178])) ;1024;1)" office:value-type="float" office:value="1" calcext:value-type="float">
            <text:p>1</text:p>
          </table:table-cell>
          <table:table-cell office:value-type="string" calcext:value-type="string">
            <text:p>256MB</text:p>
          </table:table-cell>
          <table:table-cell table:formula="of:=NUMBERVALUE(LEFT([.E178];LEN([.E178])-2))*IF(ISERROR(SEARCH(&quot;MB&quot;;[.E178])) ;1024;1)" office:value-type="float" office:value="256" calcext:value-type="float">
            <text:p>256</text:p>
          </table:table-cell>
          <table:table-cell office:value-type="string" calcext:value-type="string">
            <text:p>256MB</text:p>
          </table:table-cell>
          <table:table-cell table:formula="of:=NUMBERVALUE(LEFT([.G178];LEN([.G178])-2))*IF(ISERROR(SEARCH(&quot;MB&quot;;[.G178])) ;1024;1)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6, 'MB')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7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7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7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78]=&quot;on&quot;;1;0)" office:value-type="float" office:value="0" calcext:value-type="float">
            <text:p>0</text:p>
          </table:table-cell>
          <table:table-cell office:value-type="float" office:value="155.636727333069" calcext:value-type="float">
            <text:p>155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.882072925568" calcext:value-type="float">
            <text:p>161.88</text:p>
          </table:table-cell>
          <table:table-cell office:value-type="string" calcext:value-type="string">
            <text:p>16MB</text:p>
          </table:table-cell>
          <table:table-cell table:formula="of:=NUMBERVALUE(LEFT([.C179];LEN([.C179])-2))*IF(ISERROR(SEARCH(&quot;MB&quot;;[.C179])) ;1024;1)" office:value-type="float" office:value="16" calcext:value-type="float">
            <text:p>16</text:p>
          </table:table-cell>
          <table:table-cell office:value-type="string" calcext:value-type="string">
            <text:p>16MB</text:p>
          </table:table-cell>
          <table:table-cell table:formula="of:=NUMBERVALUE(LEFT([.E179];LEN([.E179])-2))*IF(ISERROR(SEARCH(&quot;MB&quot;;[.E179])) ;1024;1)" office:value-type="float" office:value="16" calcext:value-type="float">
            <text:p>16</text:p>
          </table:table-cell>
          <table:table-cell office:value-type="string" calcext:value-type="string">
            <text:p>64MB</text:p>
          </table:table-cell>
          <table:table-cell table:formula="of:=NUMBERVALUE(LEFT([.G179];LEN([.G179])-2))*IF(ISERROR(SEARCH(&quot;MB&quot;;[.G179])) ;1024;1)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12, 'MB')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7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7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7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79]=&quot;on&quot;;1;0)" office:value-type="float" office:value="0" calcext:value-type="float">
            <text:p>0</text:p>
          </table:table-cell>
          <table:table-cell office:value-type="float" office:value="161.882072925568" calcext:value-type="float">
            <text:p>161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.877802610397" calcext:value-type="float">
            <text:p>409.88</text:p>
          </table:table-cell>
          <table:table-cell office:value-type="string" calcext:value-type="string">
            <text:p>4GB</text:p>
          </table:table-cell>
          <table:table-cell table:formula="of:=NUMBERVALUE(LEFT([.C180];LEN([.C180])-2))*IF(ISERROR(SEARCH(&quot;MB&quot;;[.C180])) ;1024;1)" office:value-type="float" office:value="4096" calcext:value-type="float">
            <text:p>4096</text:p>
          </table:table-cell>
          <table:table-cell office:value-type="string" calcext:value-type="string">
            <text:p>64MB</text:p>
          </table:table-cell>
          <table:table-cell table:formula="of:=NUMBERVALUE(LEFT([.E180];LEN([.E180])-2))*IF(ISERROR(SEARCH(&quot;MB&quot;;[.E180])) ;1024;1)" office:value-type="float" office:value="64" calcext:value-type="float">
            <text:p>64</text:p>
          </table:table-cell>
          <table:table-cell office:value-type="string" calcext:value-type="string">
            <text:p>128MB</text:p>
          </table:table-cell>
          <table:table-cell table:formula="of:=NUMBERVALUE(LEFT([.G180];LEN([.G180])-2))*IF(ISERROR(SEARCH(&quot;MB&quot;;[.G180])) ;1024;1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64, 'MB')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8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8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18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180]=&quot;on&quot;;1;0)" office:value-type="float" office:value="1" calcext:value-type="float">
            <text:p>1</text:p>
          </table:table-cell>
          <table:table-cell office:value-type="float" office:value="409.877802610397" calcext:value-type="float">
            <text:p>409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.463308811188" calcext:value-type="float">
            <text:p>435.46</text:p>
          </table:table-cell>
          <table:table-cell office:value-type="string" calcext:value-type="string">
            <text:p>256MB</text:p>
          </table:table-cell>
          <table:table-cell table:formula="of:=NUMBERVALUE(LEFT([.C181];LEN([.C181])-2))*IF(ISERROR(SEARCH(&quot;MB&quot;;[.C181])) ;1024;1)" office:value-type="float" office:value="256" calcext:value-type="float">
            <text:p>256</text:p>
          </table:table-cell>
          <table:table-cell office:value-type="string" calcext:value-type="string">
            <text:p>512MB</text:p>
          </table:table-cell>
          <table:table-cell table:formula="of:=NUMBERVALUE(LEFT([.E181];LEN([.E181])-2))*IF(ISERROR(SEARCH(&quot;MB&quot;;[.E181])) ;1024;1)" office:value-type="float" office:value="512" calcext:value-type="float">
            <text:p>512</text:p>
          </table:table-cell>
          <table:table-cell office:value-type="string" calcext:value-type="string">
            <text:p>8MB</text:p>
          </table:table-cell>
          <table:table-cell table:formula="of:=NUMBERVALUE(LEFT([.G181];LEN([.G181])-2))*IF(ISERROR(SEARCH(&quot;MB&quot;;[.G181])) ;1024;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'MB')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8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8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181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181]=&quot;on&quot;;1;0)" office:value-type="float" office:value="1" calcext:value-type="float">
            <text:p>1</text:p>
          </table:table-cell>
          <table:table-cell office:value-type="float" office:value="435.463308811188" calcext:value-type="float">
            <text:p>435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8.203341007233" calcext:value-type="float">
            <text:p>708.20</text:p>
          </table:table-cell>
          <table:table-cell office:value-type="string" calcext:value-type="string">
            <text:p>8MB</text:p>
          </table:table-cell>
          <table:table-cell table:formula="of:=NUMBERVALUE(LEFT([.C182];LEN([.C182])-2))*IF(ISERROR(SEARCH(&quot;MB&quot;;[.C182])) ;1024;1)" office:value-type="float" office:value="8" calcext:value-type="float">
            <text:p>8</text:p>
          </table:table-cell>
          <table:table-cell office:value-type="string" calcext:value-type="string">
            <text:p>32MB</text:p>
          </table:table-cell>
          <table:table-cell table:formula="of:=NUMBERVALUE(LEFT([.E182];LEN([.E182])-2))*IF(ISERROR(SEARCH(&quot;MB&quot;;[.E182])) ;1024;1)" office:value-type="float" office:value="32" calcext:value-type="float">
            <text:p>32</text:p>
          </table:table-cell>
          <table:table-cell office:value-type="string" calcext:value-type="string">
            <text:p>256MB</text:p>
          </table:table-cell>
          <table:table-cell table:formula="of:=NUMBERVALUE(LEFT([.G182];LEN([.G182])-2))*IF(ISERROR(SEARCH(&quot;MB&quot;;[.G182])) ;1024;1)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8, 'MB')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18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8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182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W182]=&quot;on&quot;;1;0)" office:value-type="float" office:value="0" calcext:value-type="float">
            <text:p>0</text:p>
          </table:table-cell>
          <table:table-cell office:value-type="float" office:value="708.203341007233" calcext:value-type="float">
            <text:p>708.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4.002979278564" calcext:value-type="float">
            <text:p>794.00</text:p>
          </table:table-cell>
          <table:table-cell office:value-type="string" calcext:value-type="string">
            <text:p>16MB</text:p>
          </table:table-cell>
          <table:table-cell table:formula="of:=NUMBERVALUE(LEFT([.C183];LEN([.C183])-2))*IF(ISERROR(SEARCH(&quot;MB&quot;;[.C183])) ;1024;1)" office:value-type="float" office:value="16" calcext:value-type="float">
            <text:p>16</text:p>
          </table:table-cell>
          <table:table-cell office:value-type="string" calcext:value-type="string">
            <text:p>16MB</text:p>
          </table:table-cell>
          <table:table-cell table:formula="of:=NUMBERVALUE(LEFT([.E183];LEN([.E183])-2))*IF(ISERROR(SEARCH(&quot;MB&quot;;[.E183])) ;1024;1)" office:value-type="float" office:value="16" calcext:value-type="float">
            <text:p>16</text:p>
          </table:table-cell>
          <table:table-cell office:value-type="string" calcext:value-type="string">
            <text:p>32MB</text:p>
          </table:table-cell>
          <table:table-cell table:formula="of:=NUMBERVALUE(LEFT([.G183];LEN([.G183])-2))*IF(ISERROR(SEARCH(&quot;MB&quot;;[.G183])) ;1024;1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8, 'MB')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string" calcext:value-type="string">
            <text:p>on</text:p>
          </table:table-cell>
          <table:table-cell table:formula="of:=IF([.Q18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8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U183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183]=&quot;on&quot;;1;0)" office:value-type="float" office:value="1" calcext:value-type="float">
            <text:p>1</text:p>
          </table:table-cell>
          <table:table-cell office:value-type="float" office:value="794.002979278564" calcext:value-type="float">
            <text:p>794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.051337242126" calcext:value-type="float">
            <text:p>136.05</text:p>
          </table:table-cell>
          <table:table-cell office:value-type="string" calcext:value-type="string">
            <text:p>4MB</text:p>
          </table:table-cell>
          <table:table-cell table:formula="of:=NUMBERVALUE(LEFT([.C184];LEN([.C184])-2))*IF(ISERROR(SEARCH(&quot;MB&quot;;[.C184])) ;1024;1)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table:formula="of:=NUMBERVALUE(LEFT([.E184];LEN([.E184])-2))*IF(ISERROR(SEARCH(&quot;MB&quot;;[.E184])) ;1024;1)" office:value-type="float" office:value="512" calcext:value-type="float">
            <text:p>512</text:p>
          </table:table-cell>
          <table:table-cell office:value-type="string" calcext:value-type="string">
            <text:p>256MB</text:p>
          </table:table-cell>
          <table:table-cell table:formula="of:=NUMBERVALUE(LEFT([.G184];LEN([.G184])-2))*IF(ISERROR(SEARCH(&quot;MB&quot;;[.G184])) ;1024;1)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4, 'MB'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Q18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8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8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84]=&quot;on&quot;;1;0)" office:value-type="float" office:value="0" calcext:value-type="float">
            <text:p>0</text:p>
          </table:table-cell>
          <table:table-cell office:value-type="float" office:value="136.051337242126" calcext:value-type="float">
            <text:p>136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.796891212463" calcext:value-type="float">
            <text:p>138.80</text:p>
          </table:table-cell>
          <table:table-cell office:value-type="string" calcext:value-type="string">
            <text:p>1MB</text:p>
          </table:table-cell>
          <table:table-cell table:formula="of:=NUMBERVALUE(LEFT([.C185];LEN([.C185])-2))*IF(ISERROR(SEARCH(&quot;MB&quot;;[.C185])) ;1024;1)" office:value-type="float" office:value="1" calcext:value-type="float">
            <text:p>1</text:p>
          </table:table-cell>
          <table:table-cell office:value-type="string" calcext:value-type="string">
            <text:p>16MB</text:p>
          </table:table-cell>
          <table:table-cell table:formula="of:=NUMBERVALUE(LEFT([.E185];LEN([.E185])-2))*IF(ISERROR(SEARCH(&quot;MB&quot;;[.E185])) ;1024;1)" office:value-type="float" office:value="16" calcext:value-type="float">
            <text:p>16</text:p>
          </table:table-cell>
          <table:table-cell office:value-type="string" calcext:value-type="string">
            <text:p>64MB</text:p>
          </table:table-cell>
          <table:table-cell table:formula="of:=NUMBERVALUE(LEFT([.G185];LEN([.G185])-2))*IF(ISERROR(SEARCH(&quot;MB&quot;;[.G185])) ;1024;1)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12, 'MB')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8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8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8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85]=&quot;on&quot;;1;0)" office:value-type="float" office:value="0" calcext:value-type="float">
            <text:p>0</text:p>
          </table:table-cell>
          <table:table-cell office:value-type="float" office:value="138.796891212463" calcext:value-type="float">
            <text:p>138.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.349165439606" calcext:value-type="float">
            <text:p>139.35</text:p>
          </table:table-cell>
          <table:table-cell office:value-type="string" calcext:value-type="string">
            <text:p>16MB</text:p>
          </table:table-cell>
          <table:table-cell table:formula="of:=NUMBERVALUE(LEFT([.C186];LEN([.C186])-2))*IF(ISERROR(SEARCH(&quot;MB&quot;;[.C186])) ;1024;1)" office:value-type="float" office:value="16" calcext:value-type="float">
            <text:p>16</text:p>
          </table:table-cell>
          <table:table-cell office:value-type="string" calcext:value-type="string">
            <text:p>256MB</text:p>
          </table:table-cell>
          <table:table-cell table:formula="of:=NUMBERVALUE(LEFT([.E186];LEN([.E186])-2))*IF(ISERROR(SEARCH(&quot;MB&quot;;[.E186])) ;1024;1)" office:value-type="float" office:value="256" calcext:value-type="float">
            <text:p>256</text:p>
          </table:table-cell>
          <table:table-cell office:value-type="string" calcext:value-type="string">
            <text:p>256MB</text:p>
          </table:table-cell>
          <table:table-cell table:formula="of:=NUMBERVALUE(LEFT([.G186];LEN([.G186])-2))*IF(ISERROR(SEARCH(&quot;MB&quot;;[.G186])) ;1024;1)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6, 'MB')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8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8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8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86]=&quot;on&quot;;1;0)" office:value-type="float" office:value="0" calcext:value-type="float">
            <text:p>0</text:p>
          </table:table-cell>
          <table:table-cell office:value-type="float" office:value="139.349165439606" calcext:value-type="float">
            <text:p>139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.690093517303" calcext:value-type="float">
            <text:p>146.69</text:p>
          </table:table-cell>
          <table:table-cell office:value-type="string" calcext:value-type="string">
            <text:p>8MB</text:p>
          </table:table-cell>
          <table:table-cell table:formula="of:=NUMBERVALUE(LEFT([.C187];LEN([.C187])-2))*IF(ISERROR(SEARCH(&quot;MB&quot;;[.C187])) ;1024;1)" office:value-type="float" office:value="8" calcext:value-type="float">
            <text:p>8</text:p>
          </table:table-cell>
          <table:table-cell office:value-type="string" calcext:value-type="string">
            <text:p>1MB</text:p>
          </table:table-cell>
          <table:table-cell table:formula="of:=NUMBERVALUE(LEFT([.E187];LEN([.E187])-2))*IF(ISERROR(SEARCH(&quot;MB&quot;;[.E187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187];LEN([.G187])-2))*IF(ISERROR(SEARCH(&quot;MB&quot;;[.G187])) ;1024;1)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2, 'MB')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18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8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8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87]=&quot;on&quot;;1;0)" office:value-type="float" office:value="0" calcext:value-type="float">
            <text:p>0</text:p>
          </table:table-cell>
          <table:table-cell office:value-type="float" office:value="146.690093517303" calcext:value-type="float">
            <text:p>146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.987862586975" calcext:value-type="float">
            <text:p>147.99</text:p>
          </table:table-cell>
          <table:table-cell office:value-type="string" calcext:value-type="string">
            <text:p>8MB</text:p>
          </table:table-cell>
          <table:table-cell table:formula="of:=NUMBERVALUE(LEFT([.C188];LEN([.C188])-2))*IF(ISERROR(SEARCH(&quot;MB&quot;;[.C188])) ;1024;1)" office:value-type="float" office:value="8" calcext:value-type="float">
            <text:p>8</text:p>
          </table:table-cell>
          <table:table-cell office:value-type="string" calcext:value-type="string">
            <text:p>1MB</text:p>
          </table:table-cell>
          <table:table-cell table:formula="of:=NUMBERVALUE(LEFT([.E188];LEN([.E188])-2))*IF(ISERROR(SEARCH(&quot;MB&quot;;[.E188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188];LEN([.G188])-2))*IF(ISERROR(SEARCH(&quot;MB&quot;;[.G188])) ;1024;1)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2, 'MB')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188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18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8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88]=&quot;on&quot;;1;0)" office:value-type="float" office:value="0" calcext:value-type="float">
            <text:p>0</text:p>
          </table:table-cell>
          <table:table-cell office:value-type="float" office:value="147.987862586975" calcext:value-type="float">
            <text:p>147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.053433895111" calcext:value-type="float">
            <text:p>151.05</text:p>
          </table:table-cell>
          <table:table-cell office:value-type="string" calcext:value-type="string">
            <text:p>4GB</text:p>
          </table:table-cell>
          <table:table-cell table:formula="of:=NUMBERVALUE(LEFT([.C189];LEN([.C189])-2))*IF(ISERROR(SEARCH(&quot;MB&quot;;[.C189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E189];LEN([.E189])-2))*IF(ISERROR(SEARCH(&quot;MB&quot;;[.E189])) ;1024;1)" office:value-type="float" office:value="4" calcext:value-type="float">
            <text:p>4</text:p>
          </table:table-cell>
          <table:table-cell office:value-type="string" calcext:value-type="string">
            <text:p>64MB</text:p>
          </table:table-cell>
          <table:table-cell table:formula="of:=NUMBERVALUE(LEFT([.G189];LEN([.G189])-2))*IF(ISERROR(SEARCH(&quot;MB&quot;;[.G189])) ;1024;1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2, 'MB')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8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8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8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89]=&quot;on&quot;;1;0)" office:value-type="float" office:value="1" calcext:value-type="float">
            <text:p>1</text:p>
          </table:table-cell>
          <table:table-cell office:value-type="float" office:value="151.053433895111" calcext:value-type="float">
            <text:p>151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.742101192474" calcext:value-type="float">
            <text:p>164.74</text:p>
          </table:table-cell>
          <table:table-cell office:value-type="string" calcext:value-type="string">
            <text:p>128MB</text:p>
          </table:table-cell>
          <table:table-cell table:formula="of:=NUMBERVALUE(LEFT([.C190];LEN([.C190])-2))*IF(ISERROR(SEARCH(&quot;MB&quot;;[.C190])) ;1024;1)" office:value-type="float" office:value="128" calcext:value-type="float">
            <text:p>128</text:p>
          </table:table-cell>
          <table:table-cell office:value-type="string" calcext:value-type="string">
            <text:p>256MB</text:p>
          </table:table-cell>
          <table:table-cell table:formula="of:=NUMBERVALUE(LEFT([.E190];LEN([.E190])-2))*IF(ISERROR(SEARCH(&quot;MB&quot;;[.E190])) ;1024;1)" office:value-type="float" office:value="256" calcext:value-type="float">
            <text:p>256</text:p>
          </table:table-cell>
          <table:table-cell office:value-type="string" calcext:value-type="string">
            <text:p>1MB</text:p>
          </table:table-cell>
          <table:table-cell table:formula="of:=NUMBERVALUE(LEFT([.G190];LEN([.G190])-2))*IF(ISERROR(SEARCH(&quot;MB&quot;;[.G190])) ;1024;1)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12, 'MB')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19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9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9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90]=&quot;on&quot;;1;0)" office:value-type="float" office:value="0" calcext:value-type="float">
            <text:p>0</text:p>
          </table:table-cell>
          <table:table-cell office:value-type="float" office:value="164.742101192474" calcext:value-type="float">
            <text:p>164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.740686655045" calcext:value-type="float">
            <text:p>356.74</text:p>
          </table:table-cell>
          <table:table-cell office:value-type="string" calcext:value-type="string">
            <text:p>4GB</text:p>
          </table:table-cell>
          <table:table-cell table:formula="of:=NUMBERVALUE(LEFT([.C191];LEN([.C191])-2))*IF(ISERROR(SEARCH(&quot;MB&quot;;[.C191])) ;1024;1)" office:value-type="float" office:value="4096" calcext:value-type="float">
            <text:p>4096</text:p>
          </table:table-cell>
          <table:table-cell office:value-type="string" calcext:value-type="string">
            <text:p>512MB</text:p>
          </table:table-cell>
          <table:table-cell table:formula="of:=NUMBERVALUE(LEFT([.E191];LEN([.E191])-2))*IF(ISERROR(SEARCH(&quot;MB&quot;;[.E191])) ;1024;1)" office:value-type="float" office:value="512" calcext:value-type="float">
            <text:p>512</text:p>
          </table:table-cell>
          <table:table-cell office:value-type="string" calcext:value-type="string">
            <text:p>8MB</text:p>
          </table:table-cell>
          <table:table-cell table:formula="of:=NUMBERVALUE(LEFT([.G191];LEN([.G191])-2))*IF(ISERROR(SEARCH(&quot;MB&quot;;[.G191])) ;1024;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'MB')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9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9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191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191]=&quot;on&quot;;1;0)" office:value-type="float" office:value="1" calcext:value-type="float">
            <text:p>1</text:p>
          </table:table-cell>
          <table:table-cell office:value-type="float" office:value="356.740686655045" calcext:value-type="float">
            <text:p>356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.567425012589" calcext:value-type="float">
            <text:p>505.57</text:p>
          </table:table-cell>
          <table:table-cell office:value-type="string" calcext:value-type="string">
            <text:p>256MB</text:p>
          </table:table-cell>
          <table:table-cell table:formula="of:=NUMBERVALUE(LEFT([.C192];LEN([.C192])-2))*IF(ISERROR(SEARCH(&quot;MB&quot;;[.C192])) ;1024;1)" office:value-type="float" office:value="256" calcext:value-type="float">
            <text:p>256</text:p>
          </table:table-cell>
          <table:table-cell office:value-type="string" calcext:value-type="string">
            <text:p>64MB</text:p>
          </table:table-cell>
          <table:table-cell table:formula="of:=NUMBERVALUE(LEFT([.E192];LEN([.E192])-2))*IF(ISERROR(SEARCH(&quot;MB&quot;;[.E192])) ;1024;1)" office:value-type="float" office:value="64" calcext:value-type="float">
            <text:p>64</text:p>
          </table:table-cell>
          <table:table-cell office:value-type="string" calcext:value-type="string">
            <text:p>128MB</text:p>
          </table:table-cell>
          <table:table-cell table:formula="of:=NUMBERVALUE(LEFT([.G192];LEN([.G192])-2))*IF(ISERROR(SEARCH(&quot;MB&quot;;[.G192])) ;1024;1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64, 'MB')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9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92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192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192]=&quot;on&quot;;1;0)" office:value-type="float" office:value="1" calcext:value-type="float">
            <text:p>1</text:p>
          </table:table-cell>
          <table:table-cell office:value-type="float" office:value="505.567425012589" calcext:value-type="float">
            <text:p>505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.513787984848" calcext:value-type="float">
            <text:p>126.51</text:p>
          </table:table-cell>
          <table:table-cell office:value-type="string" calcext:value-type="string">
            <text:p>4GB</text:p>
          </table:table-cell>
          <table:table-cell table:formula="of:=NUMBERVALUE(LEFT([.C193];LEN([.C193])-2))*IF(ISERROR(SEARCH(&quot;MB&quot;;[.C193])) ;1024;1)" office:value-type="float" office:value="4096" calcext:value-type="float">
            <text:p>4096</text:p>
          </table:table-cell>
          <table:table-cell office:value-type="string" calcext:value-type="string">
            <text:p>512MB</text:p>
          </table:table-cell>
          <table:table-cell table:formula="of:=NUMBERVALUE(LEFT([.E193];LEN([.E193])-2))*IF(ISERROR(SEARCH(&quot;MB&quot;;[.E193])) ;1024;1)" office:value-type="float" office:value="512" calcext:value-type="float">
            <text:p>512</text:p>
          </table:table-cell>
          <table:table-cell office:value-type="string" calcext:value-type="string">
            <text:p>8MB</text:p>
          </table:table-cell>
          <table:table-cell table:formula="of:=NUMBERVALUE(LEFT([.G193];LEN([.G193])-2))*IF(ISERROR(SEARCH(&quot;MB&quot;;[.G193])) ;1024;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'MB')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9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9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9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93]=&quot;on&quot;;1;0)" office:value-type="float" office:value="0" calcext:value-type="float">
            <text:p>0</text:p>
          </table:table-cell>
          <table:table-cell office:value-type="float" office:value="126.513787984848" calcext:value-type="float">
            <text:p>126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.28319311142" calcext:value-type="float">
            <text:p>129.28</text:p>
          </table:table-cell>
          <table:table-cell office:value-type="string" calcext:value-type="string">
            <text:p>4MB</text:p>
          </table:table-cell>
          <table:table-cell table:formula="of:=NUMBERVALUE(LEFT([.C194];LEN([.C194])-2))*IF(ISERROR(SEARCH(&quot;MB&quot;;[.C194])) ;1024;1)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table:formula="of:=NUMBERVALUE(LEFT([.E194];LEN([.E194])-2))*IF(ISERROR(SEARCH(&quot;MB&quot;;[.E194])) ;1024;1)" office:value-type="float" office:value="512" calcext:value-type="float">
            <text:p>512</text:p>
          </table:table-cell>
          <table:table-cell office:value-type="string" calcext:value-type="string">
            <text:p>256MB</text:p>
          </table:table-cell>
          <table:table-cell table:formula="of:=NUMBERVALUE(LEFT([.G194];LEN([.G194])-2))*IF(ISERROR(SEARCH(&quot;MB&quot;;[.G194])) ;1024;1)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4, 'MB'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Q194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94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9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94]=&quot;on&quot;;1;0)" office:value-type="float" office:value="0" calcext:value-type="float">
            <text:p>0</text:p>
          </table:table-cell>
          <table:table-cell office:value-type="float" office:value="129.28319311142" calcext:value-type="float">
            <text:p>129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.298214197159" calcext:value-type="float">
            <text:p>131.30</text:p>
          </table:table-cell>
          <table:table-cell office:value-type="string" calcext:value-type="string">
            <text:p>4MB</text:p>
          </table:table-cell>
          <table:table-cell table:formula="of:=NUMBERVALUE(LEFT([.C195];LEN([.C195])-2))*IF(ISERROR(SEARCH(&quot;MB&quot;;[.C195])) ;1024;1)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table:formula="of:=NUMBERVALUE(LEFT([.E195];LEN([.E195])-2))*IF(ISERROR(SEARCH(&quot;MB&quot;;[.E195])) ;1024;1)" office:value-type="float" office:value="512" calcext:value-type="float">
            <text:p>512</text:p>
          </table:table-cell>
          <table:table-cell office:value-type="string" calcext:value-type="string">
            <text:p>256MB</text:p>
          </table:table-cell>
          <table:table-cell table:formula="of:=NUMBERVALUE(LEFT([.G195];LEN([.G195])-2))*IF(ISERROR(SEARCH(&quot;MB&quot;;[.G195])) ;1024;1)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4, 'MB'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Q19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9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9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95]=&quot;on&quot;;1;0)" office:value-type="float" office:value="0" calcext:value-type="float">
            <text:p>0</text:p>
          </table:table-cell>
          <table:table-cell office:value-type="float" office:value="131.298214197159" calcext:value-type="float">
            <text:p>131.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.078218221664" calcext:value-type="float">
            <text:p>134.08</text:p>
          </table:table-cell>
          <table:table-cell office:value-type="string" calcext:value-type="string">
            <text:p>8MB</text:p>
          </table:table-cell>
          <table:table-cell table:formula="of:=NUMBERVALUE(LEFT([.C196];LEN([.C196])-2))*IF(ISERROR(SEARCH(&quot;MB&quot;;[.C196])) ;1024;1)" office:value-type="float" office:value="8" calcext:value-type="float">
            <text:p>8</text:p>
          </table:table-cell>
          <table:table-cell office:value-type="string" calcext:value-type="string">
            <text:p>1MB</text:p>
          </table:table-cell>
          <table:table-cell table:formula="of:=NUMBERVALUE(LEFT([.E196];LEN([.E196])-2))*IF(ISERROR(SEARCH(&quot;MB&quot;;[.E196])) ;1024;1)" office:value-type="float" office:value="1" calcext:value-type="float">
            <text:p>1</text:p>
          </table:table-cell>
          <table:table-cell office:value-type="string" calcext:value-type="string">
            <text:p>64MB</text:p>
          </table:table-cell>
          <table:table-cell table:formula="of:=NUMBERVALUE(LEFT([.G196];LEN([.G196])-2))*IF(ISERROR(SEARCH(&quot;MB&quot;;[.G196])) ;1024;1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2, 'MB')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19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19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9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196]=&quot;on&quot;;1;0)" office:value-type="float" office:value="1" calcext:value-type="float">
            <text:p>1</text:p>
          </table:table-cell>
          <table:table-cell office:value-type="float" office:value="134.078218221664" calcext:value-type="float">
            <text:p>134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.596247434616" calcext:value-type="float">
            <text:p>140.60</text:p>
          </table:table-cell>
          <table:table-cell office:value-type="string" calcext:value-type="string">
            <text:p>1MB</text:p>
          </table:table-cell>
          <table:table-cell table:formula="of:=NUMBERVALUE(LEFT([.C197];LEN([.C197])-2))*IF(ISERROR(SEARCH(&quot;MB&quot;;[.C197])) ;1024;1)" office:value-type="float" office:value="1" calcext:value-type="float">
            <text:p>1</text:p>
          </table:table-cell>
          <table:table-cell office:value-type="string" calcext:value-type="string">
            <text:p>16MB</text:p>
          </table:table-cell>
          <table:table-cell table:formula="of:=NUMBERVALUE(LEFT([.E197];LEN([.E197])-2))*IF(ISERROR(SEARCH(&quot;MB&quot;;[.E197])) ;1024;1)" office:value-type="float" office:value="16" calcext:value-type="float">
            <text:p>16</text:p>
          </table:table-cell>
          <table:table-cell office:value-type="string" calcext:value-type="string">
            <text:p>64MB</text:p>
          </table:table-cell>
          <table:table-cell table:formula="of:=NUMBERVALUE(LEFT([.G197];LEN([.G197])-2))*IF(ISERROR(SEARCH(&quot;MB&quot;;[.G197])) ;1024;1)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12, 'MB')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197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9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9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97]=&quot;on&quot;;1;0)" office:value-type="float" office:value="0" calcext:value-type="float">
            <text:p>0</text:p>
          </table:table-cell>
          <table:table-cell office:value-type="float" office:value="140.596247434616" calcext:value-type="float">
            <text:p>140.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.612957954407" calcext:value-type="float">
            <text:p>146.61</text:p>
          </table:table-cell>
          <table:table-cell office:value-type="string" calcext:value-type="string">
            <text:p>8MB</text:p>
          </table:table-cell>
          <table:table-cell table:formula="of:=NUMBERVALUE(LEFT([.C198];LEN([.C198])-2))*IF(ISERROR(SEARCH(&quot;MB&quot;;[.C198])) ;1024;1)" office:value-type="float" office:value="8" calcext:value-type="float">
            <text:p>8</text:p>
          </table:table-cell>
          <table:table-cell office:value-type="string" calcext:value-type="string">
            <text:p>1MB</text:p>
          </table:table-cell>
          <table:table-cell table:formula="of:=NUMBERVALUE(LEFT([.E198];LEN([.E198])-2))*IF(ISERROR(SEARCH(&quot;MB&quot;;[.E198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198];LEN([.G198])-2))*IF(ISERROR(SEARCH(&quot;MB&quot;;[.G198])) ;1024;1)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6, 'MB')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198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19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19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98]=&quot;on&quot;;1;0)" office:value-type="float" office:value="0" calcext:value-type="float">
            <text:p>0</text:p>
          </table:table-cell>
          <table:table-cell office:value-type="float" office:value="146.612957954407" calcext:value-type="float">
            <text:p>146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.586477041245" calcext:value-type="float">
            <text:p>147.59</text:p>
          </table:table-cell>
          <table:table-cell office:value-type="string" calcext:value-type="string">
            <text:p>16MB</text:p>
          </table:table-cell>
          <table:table-cell table:formula="of:=NUMBERVALUE(LEFT([.C199];LEN([.C199])-2))*IF(ISERROR(SEARCH(&quot;MB&quot;;[.C199])) ;1024;1)" office:value-type="float" office:value="16" calcext:value-type="float">
            <text:p>16</text:p>
          </table:table-cell>
          <table:table-cell office:value-type="string" calcext:value-type="string">
            <text:p>256MB</text:p>
          </table:table-cell>
          <table:table-cell table:formula="of:=NUMBERVALUE(LEFT([.E199];LEN([.E199])-2))*IF(ISERROR(SEARCH(&quot;MB&quot;;[.E199])) ;1024;1)" office:value-type="float" office:value="256" calcext:value-type="float">
            <text:p>256</text:p>
          </table:table-cell>
          <table:table-cell office:value-type="string" calcext:value-type="string">
            <text:p>256MB</text:p>
          </table:table-cell>
          <table:table-cell table:formula="of:=NUMBERVALUE(LEFT([.G199];LEN([.G199])-2))*IF(ISERROR(SEARCH(&quot;MB&quot;;[.G199])) ;1024;1)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2, 'MB')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19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19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199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199]=&quot;on&quot;;1;0)" office:value-type="float" office:value="0" calcext:value-type="float">
            <text:p>0</text:p>
          </table:table-cell>
          <table:table-cell office:value-type="float" office:value="147.586477041245" calcext:value-type="float">
            <text:p>147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.266879796982" calcext:value-type="float">
            <text:p>154.27</text:p>
          </table:table-cell>
          <table:table-cell office:value-type="string" calcext:value-type="string">
            <text:p>4GB</text:p>
          </table:table-cell>
          <table:table-cell table:formula="of:=NUMBERVALUE(LEFT([.C200];LEN([.C200])-2))*IF(ISERROR(SEARCH(&quot;MB&quot;;[.C200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E200];LEN([.E200])-2))*IF(ISERROR(SEARCH(&quot;MB&quot;;[.E200])) ;1024;1)" office:value-type="float" office:value="4" calcext:value-type="float">
            <text:p>4</text:p>
          </table:table-cell>
          <table:table-cell office:value-type="string" calcext:value-type="string">
            <text:p>4MB</text:p>
          </table:table-cell>
          <table:table-cell table:formula="of:=NUMBERVALUE(LEFT([.G200];LEN([.G200])-2))*IF(ISERROR(SEARCH(&quot;MB&quot;;[.G200])) ;1024;1)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2, 'MB')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200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20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0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00]=&quot;on&quot;;1;0)" office:value-type="float" office:value="0" calcext:value-type="float">
            <text:p>0</text:p>
          </table:table-cell>
          <table:table-cell office:value-type="float" office:value="154.266879796982" calcext:value-type="float">
            <text:p>154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.986226320267" calcext:value-type="float">
            <text:p>414.99</text:p>
          </table:table-cell>
          <table:table-cell office:value-type="string" calcext:value-type="string">
            <text:p>128MB</text:p>
          </table:table-cell>
          <table:table-cell table:formula="of:=NUMBERVALUE(LEFT([.C201];LEN([.C201])-2))*IF(ISERROR(SEARCH(&quot;MB&quot;;[.C201])) ;1024;1)" office:value-type="float" office:value="128" calcext:value-type="float">
            <text:p>128</text:p>
          </table:table-cell>
          <table:table-cell office:value-type="string" calcext:value-type="string">
            <text:p>256MB</text:p>
          </table:table-cell>
          <table:table-cell table:formula="of:=NUMBERVALUE(LEFT([.E201];LEN([.E201])-2))*IF(ISERROR(SEARCH(&quot;MB&quot;;[.E201])) ;1024;1)" office:value-type="float" office:value="256" calcext:value-type="float">
            <text:p>256</text:p>
          </table:table-cell>
          <table:table-cell office:value-type="string" calcext:value-type="string">
            <text:p>1MB</text:p>
          </table:table-cell>
          <table:table-cell table:formula="of:=NUMBERVALUE(LEFT([.G201];LEN([.G201])-2))*IF(ISERROR(SEARCH(&quot;MB&quot;;[.G201])) ;1024;1)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12, 'MB')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201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201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U201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W201]=&quot;on&quot;;1;0)" office:value-type="float" office:value="1" calcext:value-type="float">
            <text:p>1</text:p>
          </table:table-cell>
          <table:table-cell office:value-type="float" office:value="414.986226320267" calcext:value-type="float">
            <text:p>414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.598476409912" calcext:value-type="float">
            <text:p>128.60</text:p>
          </table:table-cell>
          <table:table-cell office:value-type="string" calcext:value-type="string">
            <text:p>4GB</text:p>
          </table:table-cell>
          <table:table-cell table:formula="of:=NUMBERVALUE(LEFT([.C202];LEN([.C202])-2))*IF(ISERROR(SEARCH(&quot;MB&quot;;[.C202])) ;1024;1)" office:value-type="float" office:value="4096" calcext:value-type="float">
            <text:p>4096</text:p>
          </table:table-cell>
          <table:table-cell office:value-type="string" calcext:value-type="string">
            <text:p>512MB</text:p>
          </table:table-cell>
          <table:table-cell table:formula="of:=NUMBERVALUE(LEFT([.E202];LEN([.E202])-2))*IF(ISERROR(SEARCH(&quot;MB&quot;;[.E202])) ;1024;1)" office:value-type="float" office:value="512" calcext:value-type="float">
            <text:p>512</text:p>
          </table:table-cell>
          <table:table-cell office:value-type="string" calcext:value-type="string">
            <text:p>8MB</text:p>
          </table:table-cell>
          <table:table-cell table:formula="of:=NUMBERVALUE(LEFT([.G202];LEN([.G202])-2))*IF(ISERROR(SEARCH(&quot;MB&quot;;[.G202])) ;1024;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'MB')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20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20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202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02]=&quot;on&quot;;1;0)" office:value-type="float" office:value="0" calcext:value-type="float">
            <text:p>0</text:p>
          </table:table-cell>
          <table:table-cell office:value-type="float" office:value="128.598476409912" calcext:value-type="float">
            <text:p>128.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.595944643021" calcext:value-type="float">
            <text:p>129.60</text:p>
          </table:table-cell>
          <table:table-cell office:value-type="string" calcext:value-type="string">
            <text:p>4GB</text:p>
          </table:table-cell>
          <table:table-cell table:formula="of:=NUMBERVALUE(LEFT([.C203];LEN([.C203])-2))*IF(ISERROR(SEARCH(&quot;MB&quot;;[.C203])) ;1024;1)" office:value-type="float" office:value="4096" calcext:value-type="float">
            <text:p>4096</text:p>
          </table:table-cell>
          <table:table-cell office:value-type="string" calcext:value-type="string">
            <text:p>512MB</text:p>
          </table:table-cell>
          <table:table-cell table:formula="of:=NUMBERVALUE(LEFT([.E203];LEN([.E203])-2))*IF(ISERROR(SEARCH(&quot;MB&quot;;[.E203])) ;1024;1)" office:value-type="float" office:value="512" calcext:value-type="float">
            <text:p>512</text:p>
          </table:table-cell>
          <table:table-cell office:value-type="string" calcext:value-type="string">
            <text:p>8MB</text:p>
          </table:table-cell>
          <table:table-cell table:formula="of:=NUMBERVALUE(LEFT([.G203];LEN([.G203])-2))*IF(ISERROR(SEARCH(&quot;MB&quot;;[.G203])) ;1024;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'MB')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20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20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203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03]=&quot;on&quot;;1;0)" office:value-type="float" office:value="0" calcext:value-type="float">
            <text:p>0</text:p>
          </table:table-cell>
          <table:table-cell office:value-type="float" office:value="129.595944643021" calcext:value-type="float">
            <text:p>129.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.782891511917" calcext:value-type="float">
            <text:p>132.78</text:p>
          </table:table-cell>
          <table:table-cell office:value-type="string" calcext:value-type="string">
            <text:p>16MB</text:p>
          </table:table-cell>
          <table:table-cell table:formula="of:=NUMBERVALUE(LEFT([.C204];LEN([.C204])-2))*IF(ISERROR(SEARCH(&quot;MB&quot;;[.C204])) ;1024;1)" office:value-type="float" office:value="16" calcext:value-type="float">
            <text:p>16</text:p>
          </table:table-cell>
          <table:table-cell office:value-type="string" calcext:value-type="string">
            <text:p>256MB</text:p>
          </table:table-cell>
          <table:table-cell table:formula="of:=NUMBERVALUE(LEFT([.E204];LEN([.E204])-2))*IF(ISERROR(SEARCH(&quot;MB&quot;;[.E204])) ;1024;1)" office:value-type="float" office:value="256" calcext:value-type="float">
            <text:p>256</text:p>
          </table:table-cell>
          <table:table-cell office:value-type="string" calcext:value-type="string">
            <text:p>256MB</text:p>
          </table:table-cell>
          <table:table-cell table:formula="of:=NUMBERVALUE(LEFT([.G204];LEN([.G204])-2))*IF(ISERROR(SEARCH(&quot;MB&quot;;[.G204])) ;1024;1)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2, 'MB')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string" calcext:value-type="string">
            <text:p>off</text:p>
          </table:table-cell>
          <table:table-cell table:formula="of:=IF([.Q20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S20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204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04]=&quot;on&quot;;1;0)" office:value-type="float" office:value="0" calcext:value-type="float">
            <text:p>0</text:p>
          </table:table-cell>
          <table:table-cell office:value-type="float" office:value="132.782891511917" calcext:value-type="float">
            <text:p>132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.607605695724" calcext:value-type="float">
            <text:p>138.61</text:p>
          </table:table-cell>
          <table:table-cell office:value-type="string" calcext:value-type="string">
            <text:p>4MB</text:p>
          </table:table-cell>
          <table:table-cell table:formula="of:=NUMBERVALUE(LEFT([.C205];LEN([.C205])-2))*IF(ISERROR(SEARCH(&quot;MB&quot;;[.C205])) ;1024;1)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table:formula="of:=NUMBERVALUE(LEFT([.E205];LEN([.E205])-2))*IF(ISERROR(SEARCH(&quot;MB&quot;;[.E205])) ;1024;1)" office:value-type="float" office:value="512" calcext:value-type="float">
            <text:p>512</text:p>
          </table:table-cell>
          <table:table-cell office:value-type="string" calcext:value-type="string">
            <text:p>256MB</text:p>
          </table:table-cell>
          <table:table-cell table:formula="of:=NUMBERVALUE(LEFT([.G205];LEN([.G205])-2))*IF(ISERROR(SEARCH(&quot;MB&quot;;[.G205])) ;1024;1)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4, 'MB'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Q205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205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05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05]=&quot;on&quot;;1;0)" office:value-type="float" office:value="0" calcext:value-type="float">
            <text:p>0</text:p>
          </table:table-cell>
          <table:table-cell office:value-type="float" office:value="138.607605695724" calcext:value-type="float">
            <text:p>138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.974794864655" calcext:value-type="float">
            <text:p>143.97</text:p>
          </table:table-cell>
          <table:table-cell office:value-type="string" calcext:value-type="string">
            <text:p>8MB</text:p>
          </table:table-cell>
          <table:table-cell table:formula="of:=NUMBERVALUE(LEFT([.C206];LEN([.C206])-2))*IF(ISERROR(SEARCH(&quot;MB&quot;;[.C206])) ;1024;1)" office:value-type="float" office:value="8" calcext:value-type="float">
            <text:p>8</text:p>
          </table:table-cell>
          <table:table-cell office:value-type="string" calcext:value-type="string">
            <text:p>1MB</text:p>
          </table:table-cell>
          <table:table-cell table:formula="of:=NUMBERVALUE(LEFT([.E206];LEN([.E206])-2))*IF(ISERROR(SEARCH(&quot;MB&quot;;[.E206])) ;1024;1)" office:value-type="float" office:value="1" calcext:value-type="float">
            <text:p>1</text:p>
          </table:table-cell>
          <table:table-cell office:value-type="string" calcext:value-type="string">
            <text:p>4MB</text:p>
          </table:table-cell>
          <table:table-cell table:formula="of:=NUMBERVALUE(LEFT([.G206];LEN([.G206])-2))*IF(ISERROR(SEARCH(&quot;MB&quot;;[.G206])) ;1024;1)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6, 'MB')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off</text:p>
          </table:table-cell>
          <table:table-cell table:formula="of:=IF([.Q206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206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06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06]=&quot;on&quot;;1;0)" office:value-type="float" office:value="0" calcext:value-type="float">
            <text:p>0</text:p>
          </table:table-cell>
          <table:table-cell office:value-type="float" office:value="143.974794864655" calcext:value-type="float">
            <text:p>143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582973957062" calcext:value-type="float">
            <text:p>148.58</text:p>
          </table:table-cell>
          <table:table-cell office:value-type="string" calcext:value-type="string">
            <text:p>4GB</text:p>
          </table:table-cell>
          <table:table-cell table:formula="of:=NUMBERVALUE(LEFT([.C207];LEN([.C207])-2))*IF(ISERROR(SEARCH(&quot;MB&quot;;[.C207])) ;1024;1)" office:value-type="float" office:value="4096" calcext:value-type="float">
            <text:p>4096</text:p>
          </table:table-cell>
          <table:table-cell office:value-type="string" calcext:value-type="string">
            <text:p>4MB</text:p>
          </table:table-cell>
          <table:table-cell table:formula="of:=NUMBERVALUE(LEFT([.E207];LEN([.E207])-2))*IF(ISERROR(SEARCH(&quot;MB&quot;;[.E207])) ;1024;1)" office:value-type="float" office:value="4" calcext:value-type="float">
            <text:p>4</text:p>
          </table:table-cell>
          <table:table-cell office:value-type="string" calcext:value-type="string">
            <text:p>4MB</text:p>
          </table:table-cell>
          <table:table-cell table:formula="of:=NUMBERVALUE(LEFT([.G207];LEN([.G207])-2))*IF(ISERROR(SEARCH(&quot;MB&quot;;[.G207])) ;1024;1)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2, 'MB')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on</text:p>
          </table:table-cell>
          <table:table-cell table:formula="of:=IF([.Q207]=&quot;on&quot;;1;0)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formula="of:=IF([.S207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07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07]=&quot;on&quot;;1;0)" office:value-type="float" office:value="0" calcext:value-type="float">
            <text:p>0</text:p>
          </table:table-cell>
          <table:table-cell office:value-type="float" office:value="148.582973957062" calcext:value-type="float">
            <text:p>148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.040759086609" calcext:value-type="float">
            <text:p>149.04</text:p>
          </table:table-cell>
          <table:table-cell office:value-type="string" calcext:value-type="string">
            <text:p>8MB</text:p>
          </table:table-cell>
          <table:table-cell table:formula="of:=NUMBERVALUE(LEFT([.C208];LEN([.C208])-2))*IF(ISERROR(SEARCH(&quot;MB&quot;;[.C208])) ;1024;1)" office:value-type="float" office:value="8" calcext:value-type="float">
            <text:p>8</text:p>
          </table:table-cell>
          <table:table-cell office:value-type="string" calcext:value-type="string">
            <text:p>1MB</text:p>
          </table:table-cell>
          <table:table-cell table:formula="of:=NUMBERVALUE(LEFT([.E208];LEN([.E208])-2))*IF(ISERROR(SEARCH(&quot;MB&quot;;[.E208])) ;1024;1)" office:value-type="float" office:value="1" calcext:value-type="float">
            <text:p>1</text:p>
          </table:table-cell>
          <table:table-cell office:value-type="string" calcext:value-type="string">
            <text:p>64MB</text:p>
          </table:table-cell>
          <table:table-cell table:formula="of:=NUMBERVALUE(LEFT([.G208];LEN([.G208])-2))*IF(ISERROR(SEARCH(&quot;MB&quot;;[.G208])) ;1024;1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2, 'MB')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on</text:p>
          </table:table-cell>
          <table:table-cell table:formula="of:=IF([.Q208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S20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U208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08]=&quot;on&quot;;1;0)" office:value-type="float" office:value="0" calcext:value-type="float">
            <text:p>0</text:p>
          </table:table-cell>
          <table:table-cell office:value-type="float" office:value="149.040759086609" calcext:value-type="float">
            <text:p>149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.798532962799" calcext:value-type="float">
            <text:p>150.80</text:p>
          </table:table-cell>
          <table:table-cell office:value-type="string" calcext:value-type="string">
            <text:p>4MB</text:p>
          </table:table-cell>
          <table:table-cell table:formula="of:=NUMBERVALUE(LEFT([.C209];LEN([.C209])-2))*IF(ISERROR(SEARCH(&quot;MB&quot;;[.C209])) ;1024;1)" office:value-type="float" office:value="4" calcext:value-type="float">
            <text:p>4</text:p>
          </table:table-cell>
          <table:table-cell office:value-type="string" calcext:value-type="string">
            <text:p>512MB</text:p>
          </table:table-cell>
          <table:table-cell table:formula="of:=NUMBERVALUE(LEFT([.E209];LEN([.E209])-2))*IF(ISERROR(SEARCH(&quot;MB&quot;;[.E209])) ;1024;1)" office:value-type="float" office:value="512" calcext:value-type="float">
            <text:p>512</text:p>
          </table:table-cell>
          <table:table-cell office:value-type="string" calcext:value-type="string">
            <text:p>256MB</text:p>
          </table:table-cell>
          <table:table-cell table:formula="of:=NUMBERVALUE(LEFT([.G209];LEN([.G209])-2))*IF(ISERROR(SEARCH(&quot;MB&quot;;[.G209])) ;1024;1)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4, 'MB'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Q20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209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09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W209]=&quot;on&quot;;1;0)" office:value-type="float" office:value="1" calcext:value-type="float">
            <text:p>1</text:p>
          </table:table-cell>
          <table:table-cell office:value-type="float" office:value="150.798532962799" calcext:value-type="float">
            <text:p>150.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.853503227234" calcext:value-type="float">
            <text:p>163.85</text:p>
          </table:table-cell>
          <table:table-cell office:value-type="string" calcext:value-type="string">
            <text:p>1MB</text:p>
          </table:table-cell>
          <table:table-cell table:formula="of:=NUMBERVALUE(LEFT([.C210];LEN([.C210])-2))*IF(ISERROR(SEARCH(&quot;MB&quot;;[.C210])) ;1024;1)" office:value-type="float" office:value="1" calcext:value-type="float">
            <text:p>1</text:p>
          </table:table-cell>
          <table:table-cell office:value-type="string" calcext:value-type="string">
            <text:p>16MB</text:p>
          </table:table-cell>
          <table:table-cell table:formula="of:=NUMBERVALUE(LEFT([.E210];LEN([.E210])-2))*IF(ISERROR(SEARCH(&quot;MB&quot;;[.E210])) ;1024;1)" office:value-type="float" office:value="16" calcext:value-type="float">
            <text:p>16</text:p>
          </table:table-cell>
          <table:table-cell office:value-type="string" calcext:value-type="string">
            <text:p>64MB</text:p>
          </table:table-cell>
          <table:table-cell table:formula="of:=NUMBERVALUE(LEFT([.G210];LEN([.G210])-2))*IF(ISERROR(SEARCH(&quot;MB&quot;;[.G210])) ;1024;1)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12, 'MB')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off</text:p>
          </table:table-cell>
          <table:table-cell table:formula="of:=IF([.Q210]=&quot;on&quot;;1;0)"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table:formula="of:=IF([.S210]=&quot;on&quot;;1;0)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formula="of:=IF([.U210]=&quot;on&quot;;1;0)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formula="of:=IF([.W210]=&quot;on&quot;;1;0)" office:value-type="float" office:value="0" calcext:value-type="float">
            <text:p>0</text:p>
          </table:table-cell>
          <table:table-cell office:value-type="float" office:value="163.853503227234" calcext:value-type="float">
            <text:p>163.85</text:p>
          </table:table-cell>
        </table:table-row>
        <table:table-row table:style-name="ro1" table:number-rows-repeated="104836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0T12:46:34.668687011</dc:date>
    <meta:editing-duration>PT16M23S</meta:editing-duration>
    <meta:editing-cycles>2</meta:editing-cycles>
    <meta:generator>LibreOffice/6.0.3.2$Linux_X86_64 LibreOffice_project/00m0$Build-2</meta:generator>
    <meta:document-statistic meta:table-count="2" meta:cell-count="5176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 draw:fill-gradient-name="Deep_20_Blue" draw:gradient-step-count="0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7.374cm" svg:y="0.315cm" chart:style-name="ch2">
          <text:p>fsync</text:p>
        </chart:title>
        <chart:plot-area chart:style-name="ch3" table:cell-range-address="'2018-05-18_23-32-44'.B1:'2018-05-18_23-32-44'.B210 '2018-05-18_23-32-44'.V1:'2018-05-18_23-32-44'.V210" chart:data-source-has-labels="row" svg:x="0.32cm" svg:y="1.196cm" svg:width="15.36cm" svg:height="7.629cm">
          <chartooo:coordinate-region svg:x="1.603cm" svg:y="1.356cm" svg:width="13.546cm" svg:height="6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B2:'2018-05-18_23-32-44'.B210" chart:label-cell-address="'2018-05-18_23-32-44'.V1:'2018-05-18_23-32-44'.V1" chart:class="chart:scatter">
            <chart:domain table:cell-range-address="'2018-05-18_23-32-44'.V2:'2018-05-18_23-32-44'.V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fsync</text:p>
                <draw:g>
                  <svg:desc>'2018-05-18_23-32-44'.V1:'2018-05-18_23-32-44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8-05-18_23-32-44'.V2:'2018-05-18_23-32-44'.V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B2:'2018-05-18_23-32-44'.B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73cm" svg:height="9.591cm" xlink:href=".." xlink:type="simple" chart:class="chart:scatter" chart:style-name="ch1">
        <chart:title svg:x="6.067cm" svg:y="0.326cm" chart:style-name="ch2">
          <text:p>min_wal_size</text:p>
        </chart:title>
        <chart:plot-area chart:style-name="ch3" table:cell-range-address="'2018-05-18_23-32-44'.O1:'2018-05-18_23-32-44'.O173 '2018-05-18_23-32-44'.Y1:'2018-05-18_23-32-44'.Y173" chart:data-source-has-labels="row" svg:x="0.299cm" svg:y="1.218cm" svg:width="14.375cm" svg:height="8.182cm">
          <chartooo:coordinate-region svg:x="1.582cm" svg:y="1.378cm" svg:width="12.43cm" svg:height="7.4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Y1:'2018-05-18_23-32-44'.Y173" chart:label-cell-address="'2018-05-18_23-32-44'.O1:'2018-05-18_23-32-44'.O1" chart:class="chart:scatter">
            <chart:domain table:cell-range-address="'2018-05-18_23-32-44'.O1:'2018-05-18_23-32-44'.O173"/>
            <chart:data-point chart:repeated="1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min_wal_size</text:p>
                <draw:g>
                  <svg:desc>'2018-05-18_23-32-44'.O1:'2018-05-18_23-32-44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2018-05-18_23-32-44'.O1:'2018-05-18_23-32-44'.O173</svg:desc>
                </draw:g>
              </table:table-cell>
              <table:table-cell office:value-type="float" office:value="NaN">
                <text:p>NaN</text:p>
                <draw:g>
                  <svg:desc>'2018-05-18_23-32-44'.Y1:'2018-05-18_23-32-44'.Y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26.134119033813">
                <text:p>126.134119033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2">
                <text:p>8192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2">
                <text:p>512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">
                <text:p>128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2">
                <text:p>512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4">
                <text:p>1024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2">
                <text:p>512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92">
                <text:p>8192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92">
                <text:p>8192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2">
                <text:p>512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2">
                <text:p>512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92">
                <text:p>8192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4">
                <text:p>1024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4">
                <text:p>1024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2">
                <text:p>512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2">
                <text:p>512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2">
                <text:p>512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92">
                <text:p>8192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2">
                <text:p>512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92">
                <text:p>8192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2">
                <text:p>512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4">
                <text:p>1024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2">
                <text:p>512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2">
                <text:p>512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92">
                <text:p>8192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4">
                <text:p>1024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2">
                <text:p>512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2">
                <text:p>512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2">
                <text:p>512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2">
                <text:p>512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92">
                <text:p>8192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2">
                <text:p>512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">
                <text:p>16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4">
                <text:p>1024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4">
                <text:p>1024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2">
                <text:p>512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2">
                <text:p>512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92">
                <text:p>8192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92">
                <text:p>8192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92">
                <text:p>8192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2">
                <text:p>512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2">
                <text:p>512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2">
                <text:p>512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2">
                <text:p>512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2">
                <text:p>512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">
                <text:p>16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4">
                <text:p>1024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2">
                <text:p>512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92">
                <text:p>8192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92">
                <text:p>8192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4">
                <text:p>1024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92">
                <text:p>8192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2">
                <text:p>512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92">
                <text:p>8192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">
                <text:p>64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2">
                <text:p>512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2">
                <text:p>512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2">
                <text:p>512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92">
                <text:p>8192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">
                <text:p>32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">
                <text:p>16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2">
                <text:p>512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">
                <text:p>16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4">
                <text:p>1024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2">
                <text:p>512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4">
                <text:p>1024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192">
                <text:p>8192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192">
                <text:p>8192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92">
                <text:p>8192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">
                <text:p>64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2">
                <text:p>512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2">
                <text:p>512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">
                <text:p>32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92">
                <text:p>8192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">
                <text:p>16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2">
                <text:p>512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">
                <text:p>16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2">
                <text:p>512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2">
                <text:p>512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192">
                <text:p>8192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4">
                <text:p>1024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4">
                <text:p>1024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192">
                <text:p>8192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92">
                <text:p>8192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2">
                <text:p>512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2">
                <text:p>512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">
                <text:p>32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4">
                <text:p>1024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2">
                <text:p>512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192">
                <text:p>8192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24">
                <text:p>1024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">
                <text:p>16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2">
                <text:p>512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192">
                <text:p>8192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192">
                <text:p>8192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">
                <text:p>16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2">
                <text:p>512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2">
                <text:p>512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">
                <text:p>16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92">
                <text:p>8192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2">
                <text:p>512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2">
                <text:p>512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92">
                <text:p>8192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4">
                <text:p>1024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">
                <text:p>32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2">
                <text:p>512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2">
                <text:p>512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4">
                <text:p>1024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2">
                <text:p>512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92">
                <text:p>8192</text:p>
              </table:table-cell>
              <table:table-cell office:value-type="float" office:value="159.840079069138">
                <text:p>159.8400790691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scatter" chart:style-name="ch1">
        <chart:title svg:x="5.463cm" svg:y="0.315cm" chart:style-name="ch2">
          <text:p>maintenance_work_mem</text:p>
        </chart:title>
        <chart:plot-area chart:style-name="ch3" table:cell-range-address="'2018-05-18_23-32-44'.H1:'2018-05-18_23-32-44'.H210 '2018-05-18_23-32-44'.Y1:'2018-05-18_23-32-44'.Y210" chart:data-source-has-labels="row" svg:x="0.32cm" svg:y="1.196cm" svg:width="15.375cm" svg:height="7.629cm">
          <chartooo:coordinate-region svg:x="1.603cm" svg:y="1.356cm" svg:width="13.429cm" svg:height="6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Y2:'2018-05-18_23-32-44'.Y210" chart:label-cell-address="'2018-05-18_23-32-44'.Y1:'2018-05-18_23-32-44'.Y1" chart:class="chart:scatter">
            <chart:domain table:cell-range-address="'2018-05-18_23-32-44'.H2:'2018-05-18_23-32-44'.H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itness</text:p>
                <draw:g>
                  <svg:desc>'2018-05-18_23-32-44'.Y1:'2018-05-18_23-32-44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2018-05-18_23-32-44'.H2:'2018-05-18_23-32-44'.H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Y2:'2018-05-18_23-32-44'.Y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92">
                <text:p>8192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8">
                <text:p>2048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6">
                <text:p>4096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4">
                <text:p>1024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96">
                <text:p>4096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8">
                <text:p>2048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8">
                <text:p>2048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">
                <text:p>64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2">
                <text:p>512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92">
                <text:p>8192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6">
                <text:p>256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">
                <text:p>256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96">
                <text:p>4096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8">
                <text:p>2048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6">
                <text:p>256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96">
                <text:p>4096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4">
                <text:p>1024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2">
                <text:p>512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8">
                <text:p>2048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6">
                <text:p>4096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8">
                <text:p>2048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6">
                <text:p>256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92">
                <text:p>8192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">
                <text:p>256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8">
                <text:p>2048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6">
                <text:p>256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96">
                <text:p>4096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96">
                <text:p>4096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92">
                <text:p>8192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2">
                <text:p>512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48">
                <text:p>2048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8">
                <text:p>2048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">
                <text:p>256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6">
                <text:p>256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">
                <text:p>32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48">
                <text:p>2048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6">
                <text:p>256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96">
                <text:p>4096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96">
                <text:p>4096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48">
                <text:p>2048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48">
                <text:p>2048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96">
                <text:p>4096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48">
                <text:p>2048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92">
                <text:p>8192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2">
                <text:p>512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6">
                <text:p>256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6">
                <text:p>256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">
                <text:p>16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6">
                <text:p>256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96">
                <text:p>4096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96">
                <text:p>4096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96">
                <text:p>4096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2">
                <text:p>512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48">
                <text:p>2048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48">
                <text:p>2048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92">
                <text:p>8192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">
                <text:p>32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48">
                <text:p>2048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6">
                <text:p>256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6">
                <text:p>256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">
                <text:p>16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96">
                <text:p>4096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96">
                <text:p>4096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96">
                <text:p>4096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2">
                <text:p>512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96">
                <text:p>4096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8">
                <text:p>2048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48">
                <text:p>2048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">
                <text:p>16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92">
                <text:p>8192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48">
                <text:p>2048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6">
                <text:p>256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96">
                <text:p>4096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96">
                <text:p>4096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96">
                <text:p>4096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96">
                <text:p>4096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96">
                <text:p>4096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6">
                <text:p>256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">
                <text:p>16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2">
                <text:p>512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">
                <text:p>32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192">
                <text:p>8192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48">
                <text:p>2048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">
                <text:p>16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48">
                <text:p>2048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48">
                <text:p>2048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96">
                <text:p>4096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48">
                <text:p>2048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2">
                <text:p>512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">
                <text:p>16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192">
                <text:p>8192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96">
                <text:p>4096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96">
                <text:p>4096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96">
                <text:p>4096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96">
                <text:p>4096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6">
                <text:p>256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">
                <text:p>4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48">
                <text:p>2048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96">
                <text:p>4096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">
                <text:p>32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6">
                <text:p>256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">
                <text:p>16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6">
                <text:p>256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4">
                <text:p>64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6">
                <text:p>256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">
                <text:p>64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8">
                <text:p>128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6">
                <text:p>256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">
                <text:p>32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6">
                <text:p>256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4">
                <text:p>64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6">
                <text:p>256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">
                <text:p>64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">
                <text:p>8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8">
                <text:p>128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6">
                <text:p>256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6">
                <text:p>256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4">
                <text:p>64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6">
                <text:p>256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">
                <text:p>8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6">
                <text:p>256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6">
                <text:p>256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4">
                <text:p>64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6">
                <text:p>256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">
                <text:p>64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title svg:x="6.826cm" svg:y="0.315cm" chart:style-name="ch2">
          <text:p>work_mem</text:p>
        </chart:title>
        <chart:plot-area chart:style-name="ch3" table:cell-range-address="'2018-05-18_23-32-44'.F1:'2018-05-18_23-32-44'.F210 '2018-05-18_23-32-44'.Y1:'2018-05-18_23-32-44'.Y210" chart:data-source-has-labels="row" svg:x="0.319cm" svg:y="1.196cm" svg:width="15.35cm" svg:height="7.63cm">
          <chartooo:coordinate-region svg:x="1.602cm" svg:y="1.356cm" svg:width="13.404cm" svg:height="6.9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Y2:'2018-05-18_23-32-44'.Y210" chart:label-cell-address="'2018-05-18_23-32-44'.Y1:'2018-05-18_23-32-44'.Y1" chart:class="chart:scatter">
            <chart:domain table:cell-range-address="'2018-05-18_23-32-44'.F2:'2018-05-18_23-32-44'.F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itness</text:p>
                <draw:g>
                  <svg:desc>'2018-05-18_23-32-44'.Y1:'2018-05-18_23-32-44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'2018-05-18_23-32-44'.F2:'2018-05-18_23-32-44'.F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Y2:'2018-05-18_23-32-44'.Y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2">
                <text:p>512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6">
                <text:p>4096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2">
                <text:p>512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96">
                <text:p>4096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6">
                <text:p>256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4">
                <text:p>1024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">
                <text:p>4096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6">
                <text:p>256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">
                <text:p>64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">
                <text:p>128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4">
                <text:p>1024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96">
                <text:p>4096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8">
                <text:p>2048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2">
                <text:p>512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">
                <text:p>128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96">
                <text:p>4096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2">
                <text:p>512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4">
                <text:p>1024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6">
                <text:p>256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8">
                <text:p>2048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96">
                <text:p>4096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6">
                <text:p>256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4">
                <text:p>1024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6">
                <text:p>256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">
                <text:p>64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2">
                <text:p>512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96">
                <text:p>4096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6">
                <text:p>4096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8">
                <text:p>2048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4">
                <text:p>1024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6">
                <text:p>256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96">
                <text:p>4096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">
                <text:p>128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">
                <text:p>256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4">
                <text:p>1024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">
                <text:p>32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">
                <text:p>128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">
                <text:p>128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">
                <text:p>128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2">
                <text:p>512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96">
                <text:p>4096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48">
                <text:p>2048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4">
                <text:p>1024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4">
                <text:p>1024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">
                <text:p>256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8">
                <text:p>2048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6">
                <text:p>256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6">
                <text:p>256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">
                <text:p>128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96">
                <text:p>4096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8">
                <text:p>128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">
                <text:p>128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8">
                <text:p>128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2">
                <text:p>512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48">
                <text:p>2048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48">
                <text:p>2048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48">
                <text:p>2048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4">
                <text:p>1024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4">
                <text:p>1024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96">
                <text:p>4096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8">
                <text:p>128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6">
                <text:p>256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">
                <text:p>256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8">
                <text:p>128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6">
                <text:p>256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">
                <text:p>64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">
                <text:p>32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">
                <text:p>32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8">
                <text:p>128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48">
                <text:p>2048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4">
                <text:p>1024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48">
                <text:p>2048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48">
                <text:p>2048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96">
                <text:p>4096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48">
                <text:p>2048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6">
                <text:p>256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4">
                <text:p>1024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">
                <text:p>256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">
                <text:p>256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">
                <text:p>32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8">
                <text:p>128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8">
                <text:p>2048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48">
                <text:p>2048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8">
                <text:p>2048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48">
                <text:p>2048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4">
                <text:p>1024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48">
                <text:p>2048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96">
                <text:p>4096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">
                <text:p>32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4">
                <text:p>1024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8">
                <text:p>128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6">
                <text:p>256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8">
                <text:p>128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">
                <text:p>64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">
                <text:p>32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">
                <text:p>128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6">
                <text:p>256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4">
                <text:p>64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24">
                <text:p>1024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48">
                <text:p>2048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8">
                <text:p>128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24">
                <text:p>1024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6">
                <text:p>256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48">
                <text:p>2048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48">
                <text:p>2048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48">
                <text:p>2048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8">
                <text:p>128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48">
                <text:p>2048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">
                <text:p>32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96">
                <text:p>4096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8">
                <text:p>128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">
                <text:p>64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48">
                <text:p>2048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6">
                <text:p>256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">
                <text:p>32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6">
                <text:p>256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2">
                <text:p>512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6">
                <text:p>256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">
                <text:p>16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4">
                <text:p>64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2">
                <text:p>512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">
                <text:p>32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">
                <text:p>16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2">
                <text:p>512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6">
                <text:p>256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6">
                <text:p>256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2">
                <text:p>512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12">
                <text:p>512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2">
                <text:p>512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2">
                <text:p>512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">
                <text:p>16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6">
                <text:p>256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6">
                <text:p>256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2">
                <text:p>512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2">
                <text:p>512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6">
                <text:p>256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2">
                <text:p>512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2">
                <text:p>512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">
                <text:p>16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scatter" chart:style-name="ch1">
        <chart:title svg:x="6.442cm" svg:y="0.315cm" chart:style-name="ch2">
          <text:p>shared_buffers</text:p>
        </chart:title>
        <chart:plot-area chart:style-name="ch3" table:cell-range-address="'2018-05-18_23-32-44'.D1:'2018-05-18_23-32-44'.D210 '2018-05-18_23-32-44'.Y1:'2018-05-18_23-32-44'.Y210" chart:data-source-has-labels="row" svg:x="0.32cm" svg:y="1.196cm" svg:width="15.375cm" svg:height="7.629cm">
          <chartooo:coordinate-region svg:x="1.603cm" svg:y="1.356cm" svg:width="13.429cm" svg:height="6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Y2:'2018-05-18_23-32-44'.Y210" chart:label-cell-address="'2018-05-18_23-32-44'.Y1:'2018-05-18_23-32-44'.Y1" chart:class="chart:scatter">
            <chart:domain table:cell-range-address="'2018-05-18_23-32-44'.D2:'2018-05-18_23-32-44'.D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itness</text:p>
                <draw:g>
                  <svg:desc>'2018-05-18_23-32-44'.Y1:'2018-05-18_23-32-44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2018-05-18_23-32-44'.D2:'2018-05-18_23-32-44'.D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Y2:'2018-05-18_23-32-44'.Y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">
                <text:p>512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">
                <text:p>1024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2">
                <text:p>512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8">
                <text:p>2048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92">
                <text:p>8192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4">
                <text:p>1024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2">
                <text:p>512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2">
                <text:p>512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92">
                <text:p>8192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4">
                <text:p>1024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2">
                <text:p>512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92">
                <text:p>8192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48">
                <text:p>2048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4">
                <text:p>1024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2">
                <text:p>512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4">
                <text:p>1024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92">
                <text:p>8192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2">
                <text:p>512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">
                <text:p>128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2">
                <text:p>512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92">
                <text:p>8192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8">
                <text:p>2048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">
                <text:p>32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4">
                <text:p>1024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92">
                <text:p>8192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4">
                <text:p>1024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2">
                <text:p>512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4">
                <text:p>1024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">
                <text:p>512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2">
                <text:p>512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8">
                <text:p>2048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92">
                <text:p>8192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4">
                <text:p>1024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92">
                <text:p>8192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2">
                <text:p>512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4">
                <text:p>1024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">
                <text:p>32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4">
                <text:p>1024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">
                <text:p>32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8">
                <text:p>128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">
                <text:p>32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4">
                <text:p>1024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">
                <text:p>512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2">
                <text:p>512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8">
                <text:p>2048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192">
                <text:p>8192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4">
                <text:p>1024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4">
                <text:p>1024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4">
                <text:p>1024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192">
                <text:p>8192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">
                <text:p>32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4">
                <text:p>1024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4">
                <text:p>1024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">
                <text:p>32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8">
                <text:p>128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2">
                <text:p>512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2">
                <text:p>512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">
                <text:p>32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2">
                <text:p>512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48">
                <text:p>2048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4">
                <text:p>1024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92">
                <text:p>8192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4">
                <text:p>1024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4">
                <text:p>1024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4">
                <text:p>1024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">
                <text:p>32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4">
                <text:p>1024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4">
                <text:p>1024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">
                <text:p>32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2">
                <text:p>512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2">
                <text:p>512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8">
                <text:p>128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2">
                <text:p>512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">
                <text:p>32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24">
                <text:p>1024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4">
                <text:p>1024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4">
                <text:p>1024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4">
                <text:p>1024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92">
                <text:p>8192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24">
                <text:p>1024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">
                <text:p>32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4">
                <text:p>1024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8">
                <text:p>128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">
                <text:p>32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4">
                <text:p>1024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2">
                <text:p>512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2">
                <text:p>512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2">
                <text:p>512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92">
                <text:p>8192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24">
                <text:p>1024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4">
                <text:p>1024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">
                <text:p>32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4">
                <text:p>1024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4">
                <text:p>1024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24">
                <text:p>1024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2">
                <text:p>512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24">
                <text:p>1024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">
                <text:p>32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24">
                <text:p>1024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4">
                <text:p>1024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8">
                <text:p>128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2">
                <text:p>512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">
                <text:p>8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8">
                <text:p>128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96">
                <text:p>4096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">
                <text:p>16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96">
                <text:p>4096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6">
                <text:p>256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">
                <text:p>8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">
                <text:p>16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">
                <text:p>16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">
                <text:p>8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">
                <text:p>8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96">
                <text:p>4096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8">
                <text:p>128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96">
                <text:p>4096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6">
                <text:p>256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96">
                <text:p>4096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">
                <text:p>8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">
                <text:p>16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96">
                <text:p>4096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8">
                <text:p>128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96">
                <text:p>4096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96">
                <text:p>4096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">
                <text:p>16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">
                <text:p>4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">
                <text:p>8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96">
                <text:p>4096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">
                <text:p>8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5.8cm" svg:y="0.315cm" chart:style-name="ch2">
          <text:p>synchronous_commit</text:p>
        </chart:title>
        <chart:plot-area chart:style-name="ch3" table:cell-range-address="'2018-05-18_23-32-44'.B1:'2018-05-18_23-32-44'.B210 '2018-05-18_23-32-44'.R1:'2018-05-18_23-32-44'.R210" chart:data-source-has-labels="row" svg:x="0.32cm" svg:y="1.196cm" svg:width="15.361cm" svg:height="7.629cm">
          <chartooo:coordinate-region svg:x="1.603cm" svg:y="1.356cm" svg:width="13.547cm" svg:height="6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B2:'2018-05-18_23-32-44'.B210" chart:label-cell-address="'2018-05-18_23-32-44'.R1:'2018-05-18_23-32-44'.R1" chart:class="chart:scatter">
            <chart:domain table:cell-range-address="'2018-05-18_23-32-44'.R2:'2018-05-18_23-32-44'.R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synchronous_commit</text:p>
                <draw:g>
                  <svg:desc>'2018-05-18_23-32-44'.R1:'2018-05-18_23-32-44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18-05-18_23-32-44'.R2:'2018-05-18_23-32-44'.R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B2:'2018-05-18_23-32-44'.B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13cm" svg:y="0.315cm" chart:style-name="ch2">
          <text:p>autovacuum</text:p>
        </chart:title>
        <chart:plot-area chart:style-name="ch3" table:cell-range-address="'2018-05-18_23-32-44'.X1:'2018-05-18_23-32-44'.Y210" chart:data-source-has-labels="row" svg:x="0.32cm" svg:y="1.196cm" svg:width="15.36cm" svg:height="7.624cm">
          <chartooo:coordinate-region svg:x="1.603cm" svg:y="1.356cm" svg:width="13.546cm" svg:height="6.8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Y2:'2018-05-18_23-32-44'.Y210" chart:label-cell-address="'2018-05-18_23-32-44'.Y1:'2018-05-18_23-32-44'.Y1" chart:class="chart:scatter">
            <chart:domain table:cell-range-address="'2018-05-18_23-32-44'.X2:'2018-05-18_23-32-44'.X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fitness</text:p>
                <draw:g>
                  <svg:desc>'2018-05-18_23-32-44'.Y1:'2018-05-18_23-32-44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8-05-18_23-32-44'.X2:'2018-05-18_23-32-44'.X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Y2:'2018-05-18_23-32-44'.Y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6.316cm" svg:y="0.315cm" chart:style-name="ch2">
          <text:p>full_page_writes</text:p>
        </chart:title>
        <chart:plot-area chart:style-name="ch3" table:cell-range-address="'2018-05-18_23-32-44'.T1:'2018-05-18_23-32-44'.T210 '2018-05-18_23-32-44'.Y1:'2018-05-18_23-32-44'.Y210" chart:data-source-has-labels="row" svg:x="0.32cm" svg:y="1.196cm" svg:width="15.361cm" svg:height="7.63cm">
          <chartooo:coordinate-region svg:x="1.603cm" svg:y="1.356cm" svg:width="13.547cm" svg:height="6.9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Y2:'2018-05-18_23-32-44'.Y210" chart:label-cell-address="'2018-05-18_23-32-44'.Y1:'2018-05-18_23-32-44'.Y1" chart:class="chart:scatter">
            <chart:domain table:cell-range-address="'2018-05-18_23-32-44'.T2:'2018-05-18_23-32-44'.T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fitness</text:p>
                <draw:g>
                  <svg:desc>'2018-05-18_23-32-44'.Y1:'2018-05-18_23-32-44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18-05-18_23-32-44'.T2:'2018-05-18_23-32-44'.T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Y2:'2018-05-18_23-32-44'.Y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6.038cm" svg:y="0.315cm" chart:style-name="ch2">
          <text:p>random_page_cost</text:p>
        </chart:title>
        <chart:plot-area chart:style-name="ch3" table:cell-range-address="'2018-05-18_23-32-44'.P1:'2018-05-18_23-32-44'.P210 '2018-05-18_23-32-44'.Y1:'2018-05-18_23-32-44'.Y210" chart:data-source-has-labels="row" svg:x="0.32cm" svg:y="1.196cm" svg:width="15.361cm" svg:height="7.63cm">
          <chartooo:coordinate-region svg:x="1.603cm" svg:y="1.356cm" svg:width="13.456cm" svg:height="6.9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Y2:'2018-05-18_23-32-44'.Y210" chart:label-cell-address="'2018-05-18_23-32-44'.Y1:'2018-05-18_23-32-44'.Y1" chart:class="chart:scatter">
            <chart:domain table:cell-range-address="'2018-05-18_23-32-44'.P2:'2018-05-18_23-32-44'.P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fitness</text:p>
                <draw:g>
                  <svg:desc>'2018-05-18_23-32-44'.Y1:'2018-05-18_23-32-44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'2018-05-18_23-32-44'.P2:'2018-05-18_23-32-44'.P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Y2:'2018-05-18_23-32-44'.Y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">
                <text:p>1.3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">
                <text:p>1.1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">
                <text:p>1.1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">
                <text:p>1.2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">
                <text:p>1.1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">
                <text:p>1.3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">
                <text:p>1.1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">
                <text:p>1.1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">
                <text:p>1.1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">
                <text:p>1.3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">
                <text:p>0.9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">
                <text:p>1.1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">
                <text:p>1.2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">
                <text:p>1.1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">
                <text:p>1.1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">
                <text:p>1.3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">
                <text:p>1.1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">
                <text:p>1.2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">
                <text:p>1.3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">
                <text:p>1.1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">
                <text:p>1.2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">
                <text:p>0.9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">
                <text:p>1.1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">
                <text:p>1.1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">
                <text:p>1.2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">
                <text:p>1.3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">
                <text:p>1.1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">
                <text:p>0.9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">
                <text:p>1.2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">
                <text:p>1.1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">
                <text:p>1.3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">
                <text:p>0.9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">
                <text:p>0.9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">
                <text:p>1.2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">
                <text:p>1.1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">
                <text:p>1.3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">
                <text:p>1.1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">
                <text:p>1.1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">
                <text:p>1.3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">
                <text:p>1.2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">
                <text:p>1.3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">
                <text:p>1.1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">
                <text:p>1.2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">
                <text:p>1.1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">
                <text:p>1.3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">
                <text:p>1.2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">
                <text:p>1.1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">
                <text:p>1.2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">
                <text:p>1.1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">
                <text:p>1.3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">
                <text:p>0.9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">
                <text:p>1.1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">
                <text:p>1.3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">
                <text:p>0.9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">
                <text:p>1.3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">
                <text:p>1.1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">
                <text:p>1.2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">
                <text:p>1.1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">
                <text:p>1.3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">
                <text:p>1.2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">
                <text:p>0.9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">
                <text:p>1.3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">
                <text:p>1.1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">
                <text:p>1.3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">
                <text:p>1.2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">
                <text:p>0.9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">
                <text:p>1.1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">
                <text:p>0.9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">
                <text:p>1.1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">
                <text:p>1.1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">
                <text:p>1.1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">
                <text:p>1.3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">
                <text:p>1.3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">
                <text:p>1.2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">
                <text:p>1.3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">
                <text:p>1.3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">
                <text:p>1.2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">
                <text:p>1.3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">
                <text:p>1.3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">
                <text:p>1.2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">
                <text:p>1.1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">
                <text:p>0.9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">
                <text:p>1.3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">
                <text:p>0.9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">
                <text:p>1.1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">
                <text:p>1.2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">
                <text:p>1.1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">
                <text:p>1.3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">
                <text:p>1.1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">
                <text:p>1.2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">
                <text:p>1.1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">
                <text:p>1.3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">
                <text:p>1.3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">
                <text:p>1.2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">
                <text:p>1.1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">
                <text:p>1.3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">
                <text:p>1.3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">
                <text:p>1.3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">
                <text:p>1.3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">
                <text:p>1.2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">
                <text:p>1.2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">
                <text:p>0.9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">
                <text:p>1.1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">
                <text:p>1.1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">
                <text:p>0.9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">
                <text:p>1.1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">
                <text:p>1.3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">
                <text:p>1.3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">
                <text:p>1.1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">
                <text:p>1.3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">
                <text:p>1.3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">
                <text:p>1.1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">
                <text:p>1.1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">
                <text:p>0.9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">
                <text:p>1.2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">
                <text:p>1.1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">
                <text:p>1.3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">
                <text:p>1.2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">
                <text:p>1.3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">
                <text:p>1.3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">
                <text:p>1.3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">
                <text:p>1.2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">
                <text:p>1.1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">
                <text:p>0.9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">
                <text:p>1.2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">
                <text:p>1.1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3">
                <text:p>1.3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">
                <text:p>0.9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">
                <text:p>1.3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">
                <text:p>1.1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">
                <text:p>1.2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">
                <text:p>1.3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">
                <text:p>1.2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">
                <text:p>1.2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">
                <text:p>0.9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">
                <text:p>1.3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">
                <text:p>1.2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">
                <text:p>0.9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3">
                <text:p>1.3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">
                <text:p>1.1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">
                <text:p>0.9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">
                <text:p>1.2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">
                <text:p>1.2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">
                <text:p>1.2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">
                <text:p>1.1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">
                <text:p>1.3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">
                <text:p>1.2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">
                <text:p>0.9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">
                <text:p>1.3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">
                <text:p>0.9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">
                <text:p>1.2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">
                <text:p>1.2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">
                <text:p>0.9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">
                <text:p>1.3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">
                <text:p>1.3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">
                <text:p>1.1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">
                <text:p>1.2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5.747cm" svg:y="0.315cm" chart:style-name="ch2">
          <text:p>max_parallel_workers</text:p>
        </chart:title>
        <chart:plot-area chart:style-name="ch3" table:cell-range-address="'2018-05-18_23-32-44'.L1:'2018-05-18_23-32-44'.L210 '2018-05-18_23-32-44'.Y1:'2018-05-18_23-32-44'.Y210" chart:data-source-has-labels="row" svg:x="0.32cm" svg:y="1.196cm" svg:width="15.361cm" svg:height="7.63cm">
          <chartooo:coordinate-region svg:x="1.603cm" svg:y="1.356cm" svg:width="13.6cm" svg:height="6.9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Y2:'2018-05-18_23-32-44'.Y210" chart:label-cell-address="'2018-05-18_23-32-44'.Y1:'2018-05-18_23-32-44'.Y1" chart:class="chart:scatter">
            <chart:domain table:cell-range-address="'2018-05-18_23-32-44'.L2:'2018-05-18_23-32-44'.L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itness</text:p>
                <draw:g>
                  <svg:desc>'2018-05-18_23-32-44'.Y1:'2018-05-18_23-32-44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18-05-18_23-32-44'.L2:'2018-05-18_23-32-44'.L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Y2:'2018-05-18_23-32-44'.Y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">
                <text:p>8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">
                <text:p>16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">
                <text:p>8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">
                <text:p>12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">
                <text:p>8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">
                <text:p>12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">
                <text:p>4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">
                <text:p>4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">
                <text:p>12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">
                <text:p>16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">
                <text:p>12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">
                <text:p>8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">
                <text:p>8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">
                <text:p>12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">
                <text:p>12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">
                <text:p>8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">
                <text:p>12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">
                <text:p>12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">
                <text:p>12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">
                <text:p>12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">
                <text:p>4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">
                <text:p>12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">
                <text:p>12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4.57cm" svg:y="0.315cm" chart:style-name="ch2">
          <text:p>max_parallel_workers_per_gather</text:p>
        </chart:title>
        <chart:plot-area chart:style-name="ch3" table:cell-range-address="'2018-05-18_23-32-44'.K1:'2018-05-18_23-32-44'.K210 '2018-05-18_23-32-44'.Y1:'2018-05-18_23-32-44'.Y210" chart:data-source-has-labels="row" svg:x="0.32cm" svg:y="1.196cm" svg:width="15.361cm" svg:height="7.63cm">
          <chartooo:coordinate-region svg:x="1.603cm" svg:y="1.356cm" svg:width="13.6cm" svg:height="6.9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Y2:'2018-05-18_23-32-44'.Y210" chart:label-cell-address="'2018-05-18_23-32-44'.Y1:'2018-05-18_23-32-44'.Y1" chart:class="chart:scatter">
            <chart:domain table:cell-range-address="'2018-05-18_23-32-44'.K2:'2018-05-18_23-32-44'.K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fitness</text:p>
                <draw:g>
                  <svg:desc>'2018-05-18_23-32-44'.Y1:'2018-05-18_23-32-44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2018-05-18_23-32-44'.K2:'2018-05-18_23-32-44'.K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Y2:'2018-05-18_23-32-44'.Y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">
                <text:p>16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">
                <text:p>8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">
                <text:p>16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">
                <text:p>16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">
                <text:p>16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">
                <text:p>16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">
                <text:p>16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">
                <text:p>16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">
                <text:p>16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">
                <text:p>16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">
                <text:p>4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">
                <text:p>4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">
                <text:p>16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">
                <text:p>16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">
                <text:p>16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">
                <text:p>16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">
                <text:p>16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">
                <text:p>16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">
                <text:p>16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">
                <text:p>16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">
                <text:p>16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">
                <text:p>4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">
                <text:p>4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">
                <text:p>16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">
                <text:p>16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5.549cm" svg:y="0.315cm" chart:style-name="ch2">
          <text:p>max_worker_processes</text:p>
        </chart:title>
        <chart:plot-area chart:style-name="ch3" table:cell-range-address="'2018-05-18_23-32-44'.J1:'2018-05-18_23-32-44'.J210 '2018-05-18_23-32-44'.Y1:'2018-05-18_23-32-44'.Y210" chart:data-source-has-labels="row" svg:x="0.32cm" svg:y="1.196cm" svg:width="15.36cm" svg:height="7.629cm">
          <chartooo:coordinate-region svg:x="1.603cm" svg:y="1.356cm" svg:width="13.599cm" svg:height="6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Y2:'2018-05-18_23-32-44'.Y210" chart:label-cell-address="'2018-05-18_23-32-44'.Y1:'2018-05-18_23-32-44'.Y1" chart:class="chart:scatter">
            <chart:domain table:cell-range-address="'2018-05-18_23-32-44'.J2:'2018-05-18_23-32-44'.J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fitness</text:p>
                <draw:g>
                  <svg:desc>'2018-05-18_23-32-44'.Y1:'2018-05-18_23-32-44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2018-05-18_23-32-44'.J2:'2018-05-18_23-32-44'.J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Y2:'2018-05-18_23-32-44'.Y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">
                <text:p>16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">
                <text:p>12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">
                <text:p>8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">
                <text:p>16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">
                <text:p>12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">
                <text:p>8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">
                <text:p>8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">
                <text:p>8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">
                <text:p>12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">
                <text:p>12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">
                <text:p>12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">
                <text:p>8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">
                <text:p>12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">
                <text:p>8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">
                <text:p>8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">
                <text:p>12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">
                <text:p>4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">
                <text:p>8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">
                <text:p>12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">
                <text:p>12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">
                <text:p>8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">
                <text:p>12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">
                <text:p>12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">
                <text:p>8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">
                <text:p>12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">
                <text:p>12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">
                <text:p>12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">
                <text:p>8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">
                <text:p>12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5cm" chart:style-name="ch2">
          <text:p>effective_io_concurrency</text:p>
        </chart:title>
        <chart:plot-area chart:style-name="ch3" table:cell-range-address="'2018-05-18_23-32-44'.I1:'2018-05-18_23-32-44'.I210 '2018-05-18_23-32-44'.Y1:'2018-05-18_23-32-44'.Y210" chart:data-source-has-labels="row" svg:x="0.32cm" svg:y="1.196cm" svg:width="15.36cm" svg:height="7.624cm">
          <chartooo:coordinate-region svg:x="1.603cm" svg:y="1.356cm" svg:width="13.506cm" svg:height="6.8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-05-18_23-32-44'.Y2:'2018-05-18_23-32-44'.Y210" chart:label-cell-address="'2018-05-18_23-32-44'.Y1:'2018-05-18_23-32-44'.Y1" chart:class="chart:scatter">
            <chart:domain table:cell-range-address="'2018-05-18_23-32-44'.I2:'2018-05-18_23-32-44'.I210"/>
            <chart:data-point chart:repeated="2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itness</text:p>
                <draw:g>
                  <svg:desc>'2018-05-18_23-32-44'.Y1:'2018-05-18_23-32-44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2018-05-18_23-32-44'.I2:'2018-05-18_23-32-44'.I210</svg:desc>
                </draw:g>
              </table:table-cell>
              <table:table-cell office:value-type="float" office:value="126.134119033813">
                <text:p>126.134119033813</text:p>
                <draw:g>
                  <svg:desc>'2018-05-18_23-32-44'.Y2:'2018-05-18_23-32-44'.Y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26.17590713501">
                <text:p>126.1759071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26.285630226135">
                <text:p>126.28563022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5">
                <text:p>265</text:p>
              </table:table-cell>
              <table:table-cell office:value-type="float" office:value="126.57199883461">
                <text:p>126.5719988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6.684960126877">
                <text:p>126.684960126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6.785718202591">
                <text:p>126.78571820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26.874653816223">
                <text:p>126.8746538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126.900213479996">
                <text:p>126.90021347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7.759467124939">
                <text:p>127.759467124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">
                <text:p>128</text:p>
              </table:table-cell>
              <table:table-cell office:value-type="float" office:value="127.971664428711">
                <text:p>127.97166442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">
                <text:p>265</text:p>
              </table:table-cell>
              <table:table-cell office:value-type="float" office:value="128.284465312958">
                <text:p>128.28446531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">
                <text:p>512</text:p>
              </table:table-cell>
              <table:table-cell office:value-type="float" office:value="129.445380210876">
                <text:p>129.445380210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79.812140226364">
                <text:p>179.81214022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2">
                <text:p>512</text:p>
              </table:table-cell>
              <table:table-cell office:value-type="float" office:value="212.123240947723">
                <text:p>212.12324094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19.012869358063">
                <text:p>219.01286935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19.021938800812">
                <text:p>219.021938800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02.283613204956">
                <text:p>302.283613204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608.896541595459">
                <text:p>608.896541595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">
                <text:p>265</text:p>
              </table:table-cell>
              <table:table-cell office:value-type="float" office:value="758.873235940933">
                <text:p>758.873235940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858.264837741852">
                <text:p>858.26483774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25.934977531433">
                <text:p>125.934977531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">
                <text:p>64</text:p>
              </table:table-cell>
              <table:table-cell office:value-type="float" office:value="126.066997289658">
                <text:p>126.06699728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126.925917625427">
                <text:p>126.92591762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26.939940214157">
                <text:p>126.939940214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27.265221595764">
                <text:p>127.26522159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2">
                <text:p>512</text:p>
              </table:table-cell>
              <table:table-cell office:value-type="float" office:value="127.437066793442">
                <text:p>127.437066793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">
                <text:p>128</text:p>
              </table:table-cell>
              <table:table-cell office:value-type="float" office:value="127.580667257309">
                <text:p>127.58066725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2">
                <text:p>512</text:p>
              </table:table-cell>
              <table:table-cell office:value-type="float" office:value="127.755624294281">
                <text:p>127.755624294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5">
                <text:p>265</text:p>
              </table:table-cell>
              <table:table-cell office:value-type="float" office:value="127.7634370327">
                <text:p>127.763437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27.811332941055">
                <text:p>127.81133294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5">
                <text:p>265</text:p>
              </table:table-cell>
              <table:table-cell office:value-type="float" office:value="128.096473693848">
                <text:p>128.0964736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">
                <text:p>128</text:p>
              </table:table-cell>
              <table:table-cell office:value-type="float" office:value="128.498296737671">
                <text:p>128.498296737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28.821571111679">
                <text:p>128.821571111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79.273839950562">
                <text:p>179.273839950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2">
                <text:p>512</text:p>
              </table:table-cell>
              <table:table-cell office:value-type="float" office:value="185.942639350891">
                <text:p>185.942639350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28.631198883057">
                <text:p>228.631198883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68.111665248871">
                <text:p>268.111665248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413.054040431976">
                <text:p>413.054040431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689.207674264908">
                <text:p>689.207674264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125.321115732193">
                <text:p>125.3211157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25.429161787033">
                <text:p>125.429161787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125.855488300324">
                <text:p>125.855488300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26.66747713089">
                <text:p>126.6674771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26.689975500107">
                <text:p>126.689975500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126.746068954468">
                <text:p>126.746068954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27.269763469696">
                <text:p>127.269763469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27.464372158051">
                <text:p>127.46437215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5">
                <text:p>265</text:p>
              </table:table-cell>
              <table:table-cell office:value-type="float" office:value="128.400559425354">
                <text:p>128.40055942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2">
                <text:p>512</text:p>
              </table:table-cell>
              <table:table-cell office:value-type="float" office:value="128.560856103897">
                <text:p>128.560856103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2">
                <text:p>512</text:p>
              </table:table-cell>
              <table:table-cell office:value-type="float" office:value="128.857527017593">
                <text:p>128.8575270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8">
                <text:p>128</text:p>
              </table:table-cell>
              <table:table-cell office:value-type="float" office:value="129.386833906174">
                <text:p>129.386833906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">
                <text:p>265</text:p>
              </table:table-cell>
              <table:table-cell office:value-type="float" office:value="131.705539226532">
                <text:p>131.705539226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">
                <text:p>128</text:p>
              </table:table-cell>
              <table:table-cell office:value-type="float" office:value="142.437549352646">
                <text:p>142.437549352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2">
                <text:p>512</text:p>
              </table:table-cell>
              <table:table-cell office:value-type="float" office:value="267.734537363052">
                <text:p>267.734537363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337.160020112991">
                <text:p>337.16002011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410.784743309021">
                <text:p>410.784743309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">
                <text:p>32</text:p>
              </table:table-cell>
              <table:table-cell office:value-type="float" office:value="521.696514368057">
                <text:p>521.6965143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669.680874347687">
                <text:p>669.680874347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126.116415500641">
                <text:p>126.116415500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27.173067331314">
                <text:p>127.173067331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2">
                <text:p>512</text:p>
              </table:table-cell>
              <table:table-cell office:value-type="float" office:value="127.739897727966">
                <text:p>127.73989772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129.338125228882">
                <text:p>129.33812522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0.377166986465">
                <text:p>130.37716698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31.294474363327">
                <text:p>131.294474363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131.346112251282">
                <text:p>131.346112251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133.627765893936">
                <text:p>133.627765893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5">
                <text:p>265</text:p>
              </table:table-cell>
              <table:table-cell office:value-type="float" office:value="134.949769973755">
                <text:p>134.94976997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5">
                <text:p>265</text:p>
              </table:table-cell>
              <table:table-cell office:value-type="float" office:value="136.753500699997">
                <text:p>136.75350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8">
                <text:p>128</text:p>
              </table:table-cell>
              <table:table-cell office:value-type="float" office:value="138.192276954651">
                <text:p>138.19227695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2">
                <text:p>512</text:p>
              </table:table-cell>
              <table:table-cell office:value-type="float" office:value="139.005669116974">
                <text:p>139.005669116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140.125761985779">
                <text:p>140.12576198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  <table:table-cell office:value-type="float" office:value="143.082973480225">
                <text:p>143.08297348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154.993308544159">
                <text:p>154.99330854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2">
                <text:p>512</text:p>
              </table:table-cell>
              <table:table-cell office:value-type="float" office:value="316.509030103683">
                <text:p>316.509030103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353.285911798477">
                <text:p>353.28591179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353.430423259735">
                <text:p>353.43042325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">
                <text:p>32</text:p>
              </table:table-cell>
              <table:table-cell office:value-type="float" office:value="456.578984498978">
                <text:p>456.578984498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27.238099336624">
                <text:p>127.238099336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28.116323232651">
                <text:p>128.116323232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128.389133691788">
                <text:p>128.389133691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129.321671247482">
                <text:p>129.321671247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2">
                <text:p>512</text:p>
              </table:table-cell>
              <table:table-cell office:value-type="float" office:value="131.151181459427">
                <text:p>131.151181459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131.23998093605">
                <text:p>131.23998093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">
                <text:p>16</text:p>
              </table:table-cell>
              <table:table-cell office:value-type="float" office:value="131.333520174026">
                <text:p>131.333520174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2">
                <text:p>512</text:p>
              </table:table-cell>
              <table:table-cell office:value-type="float" office:value="133.538485050201">
                <text:p>133.538485050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134.662168741226">
                <text:p>134.662168741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5">
                <text:p>265</text:p>
              </table:table-cell>
              <table:table-cell office:value-type="float" office:value="136.071746826172">
                <text:p>136.071746826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2">
                <text:p>512</text:p>
              </table:table-cell>
              <table:table-cell office:value-type="float" office:value="138.461819887161">
                <text:p>138.46181988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140.961614131928">
                <text:p>140.961614131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">
                <text:p>64</text:p>
              </table:table-cell>
              <table:table-cell office:value-type="float" office:value="146.776079177856">
                <text:p>146.776079177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5">
                <text:p>265</text:p>
              </table:table-cell>
              <table:table-cell office:value-type="float" office:value="151.963180303574">
                <text:p>151.963180303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8">
                <text:p>128</text:p>
              </table:table-cell>
              <table:table-cell office:value-type="float" office:value="163.837541818619">
                <text:p>163.83754181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">
                <text:p>128</text:p>
              </table:table-cell>
              <table:table-cell office:value-type="float" office:value="165.759241580963">
                <text:p>165.759241580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">
                <text:p>64</text:p>
              </table:table-cell>
              <table:table-cell office:value-type="float" office:value="335.619965076447">
                <text:p>335.619965076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350.588413000107">
                <text:p>350.588413000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435.687237501144">
                <text:p>435.687237501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124.849668502808">
                <text:p>124.84966850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125.894459009171">
                <text:p>125.894459009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126.269487142563">
                <text:p>126.269487142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26.942567586899">
                <text:p>126.942567586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">
                <text:p>64</text:p>
              </table:table-cell>
              <table:table-cell office:value-type="float" office:value="128.351366996765">
                <text:p>128.351366996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">
                <text:p>8</text:p>
              </table:table-cell>
              <table:table-cell office:value-type="float" office:value="130.451761484146">
                <text:p>130.45176148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130.977589130402">
                <text:p>130.977589130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131.689550638199">
                <text:p>131.68955063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">
                <text:p>16</text:p>
              </table:table-cell>
              <table:table-cell office:value-type="float" office:value="131.731106758118">
                <text:p>131.731106758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8">
                <text:p>128</text:p>
              </table:table-cell>
              <table:table-cell office:value-type="float" office:value="133.454480648041">
                <text:p>133.454480648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2">
                <text:p>512</text:p>
              </table:table-cell>
              <table:table-cell office:value-type="float" office:value="134.33763885498">
                <text:p>134.33763885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">
                <text:p>64</text:p>
              </table:table-cell>
              <table:table-cell office:value-type="float" office:value="137.745139122009">
                <text:p>137.745139122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2">
                <text:p>512</text:p>
              </table:table-cell>
              <table:table-cell office:value-type="float" office:value="138.245567321777">
                <text:p>138.24556732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2">
                <text:p>512</text:p>
              </table:table-cell>
              <table:table-cell office:value-type="float" office:value="138.451699018478">
                <text:p>138.451699018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5">
                <text:p>265</text:p>
              </table:table-cell>
              <table:table-cell office:value-type="float" office:value="138.580790996552">
                <text:p>138.580790996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9.606062412262">
                <text:p>149.606062412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5">
                <text:p>265</text:p>
              </table:table-cell>
              <table:table-cell office:value-type="float" office:value="149.924123764038">
                <text:p>149.924123764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">
                <text:p>64</text:p>
              </table:table-cell>
              <table:table-cell office:value-type="float" office:value="372.026082038879">
                <text:p>372.026082038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391.398936510086">
                <text:p>391.398936510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127.37822508812">
                <text:p>127.37822508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27.590720415115">
                <text:p>127.5907204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127.887835979462">
                <text:p>127.887835979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128.585249900818">
                <text:p>128.585249900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29.240526914597">
                <text:p>129.2405269145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132.194752931595">
                <text:p>132.194752931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132.206025600433">
                <text:p>132.206025600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">
                <text:p>16</text:p>
              </table:table-cell>
              <table:table-cell office:value-type="float" office:value="133.272746086121">
                <text:p>133.272746086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">
                <text:p>16</text:p>
              </table:table-cell>
              <table:table-cell office:value-type="float" office:value="134.306618452072">
                <text:p>134.30661845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">
                <text:p>64</text:p>
              </table:table-cell>
              <table:table-cell office:value-type="float" office:value="134.867714643478">
                <text:p>134.86771464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2">
                <text:p>512</text:p>
              </table:table-cell>
              <table:table-cell office:value-type="float" office:value="137.384767055511">
                <text:p>137.384767055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2">
                <text:p>512</text:p>
              </table:table-cell>
              <table:table-cell office:value-type="float" office:value="137.713217973709">
                <text:p>137.71321797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38.307868480682">
                <text:p>138.3078684806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42.043599367142">
                <text:p>142.043599367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">
                <text:p>64</text:p>
              </table:table-cell>
              <table:table-cell office:value-type="float" office:value="144.365254402161">
                <text:p>144.365254402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5">
                <text:p>265</text:p>
              </table:table-cell>
              <table:table-cell office:value-type="float" office:value="145.579538345337">
                <text:p>145.579538345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">
                <text:p>64</text:p>
              </table:table-cell>
              <table:table-cell office:value-type="float" office:value="147.470453977585">
                <text:p>147.470453977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8">
                <text:p>128</text:p>
              </table:table-cell>
              <table:table-cell office:value-type="float" office:value="163.833067178726">
                <text:p>163.833067178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5">
                <text:p>265</text:p>
              </table:table-cell>
              <table:table-cell office:value-type="float" office:value="501.905751466751">
                <text:p>501.9057514667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125.707257270813">
                <text:p>125.707257270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127.200741767883">
                <text:p>127.2007417678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127.86675286293">
                <text:p>127.86675286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128.649507522583">
                <text:p>128.64950752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29.59176492691">
                <text:p>129.591764926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129.664250135422">
                <text:p>129.664250135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131.672400712967">
                <text:p>131.672400712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5">
                <text:p>265</text:p>
              </table:table-cell>
              <table:table-cell office:value-type="float" office:value="132.650670528412">
                <text:p>132.650670528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">
                <text:p>64</text:p>
              </table:table-cell>
              <table:table-cell office:value-type="float" office:value="132.932945728302">
                <text:p>132.932945728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133.184119701386">
                <text:p>133.18411970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">
                <text:p>64</text:p>
              </table:table-cell>
              <table:table-cell office:value-type="float" office:value="133.223522186279">
                <text:p>133.223522186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2">
                <text:p>512</text:p>
              </table:table-cell>
              <table:table-cell office:value-type="float" office:value="134.031332492828">
                <text:p>134.031332492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">
                <text:p>16</text:p>
              </table:table-cell>
              <table:table-cell office:value-type="float" office:value="137.394777774811">
                <text:p>137.394777774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8">
                <text:p>128</text:p>
              </table:table-cell>
              <table:table-cell office:value-type="float" office:value="138.428092002869">
                <text:p>138.428092002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">
                <text:p>64</text:p>
              </table:table-cell>
              <table:table-cell office:value-type="float" office:value="138.780677556992">
                <text:p>138.780677556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">
                <text:p>128</text:p>
              </table:table-cell>
              <table:table-cell office:value-type="float" office:value="139.145270586014">
                <text:p>139.145270586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139.72074842453">
                <text:p>139.72074842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2">
                <text:p>512</text:p>
              </table:table-cell>
              <table:table-cell office:value-type="float" office:value="141.422083377838">
                <text:p>141.422083377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2">
                <text:p>512</text:p>
              </table:table-cell>
              <table:table-cell office:value-type="float" office:value="142.08337020874">
                <text:p>142.0833702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27.813202381134">
                <text:p>127.813202381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128.344908475876">
                <text:p>128.344908475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">
                <text:p>16</text:p>
              </table:table-cell>
              <table:table-cell office:value-type="float" office:value="129.191151857376">
                <text:p>129.191151857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  <table:table-cell office:value-type="float" office:value="131.520332574844">
                <text:p>131.52033257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4">
                <text:p>64</text:p>
              </table:table-cell>
              <table:table-cell office:value-type="float" office:value="132.243706226349">
                <text:p>132.24370622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2">
                <text:p>512</text:p>
              </table:table-cell>
              <table:table-cell office:value-type="float" office:value="132.925624132156">
                <text:p>132.925624132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133.15322303772">
                <text:p>133.15322303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  <table:table-cell office:value-type="float" office:value="133.289933919907">
                <text:p>133.289933919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  <table:table-cell office:value-type="float" office:value="134.577819108963">
                <text:p>134.57781910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8">
                <text:p>128</text:p>
              </table:table-cell>
              <table:table-cell office:value-type="float" office:value="134.979650497437">
                <text:p>134.979650497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135.369049072266">
                <text:p>135.369049072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5">
                <text:p>265</text:p>
              </table:table-cell>
              <table:table-cell office:value-type="float" office:value="137.271576881409">
                <text:p>137.271576881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">
                <text:p>4</text:p>
              </table:table-cell>
              <table:table-cell office:value-type="float" office:value="137.507143974304">
                <text:p>137.50714397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">
                <text:p>16</text:p>
              </table:table-cell>
              <table:table-cell office:value-type="float" office:value="137.571259498596">
                <text:p>137.571259498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8">
                <text:p>128</text:p>
              </table:table-cell>
              <table:table-cell office:value-type="float" office:value="138.087864160538">
                <text:p>138.08786416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">
                <text:p>4</text:p>
              </table:table-cell>
              <table:table-cell office:value-type="float" office:value="140.124292850494">
                <text:p>140.1242928504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4">
                <text:p>64</text:p>
              </table:table-cell>
              <table:table-cell office:value-type="float" office:value="151.089925050735">
                <text:p>151.089925050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2">
                <text:p>512</text:p>
              </table:table-cell>
              <table:table-cell office:value-type="float" office:value="156.20863866806">
                <text:p>156.20863866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4">
                <text:p>64</text:p>
              </table:table-cell>
              <table:table-cell office:value-type="float" office:value="159.840079069138">
                <text:p>159.840079069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">
                <text:p>32</text:p>
              </table:table-cell>
              <table:table-cell office:value-type="float" office:value="130.694095134735">
                <text:p>130.694095134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8">
                <text:p>128</text:p>
              </table:table-cell>
              <table:table-cell office:value-type="float" office:value="132.007875204086">
                <text:p>132.00787520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">
                <text:p>16</text:p>
              </table:table-cell>
              <table:table-cell office:value-type="float" office:value="139.781195640564">
                <text:p>139.781195640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4">
                <text:p>64</text:p>
              </table:table-cell>
              <table:table-cell office:value-type="float" office:value="153.854095458984">
                <text:p>153.854095458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4">
                <text:p>64</text:p>
              </table:table-cell>
              <table:table-cell office:value-type="float" office:value="155.636727333069">
                <text:p>155.636727333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2">
                <text:p>512</text:p>
              </table:table-cell>
              <table:table-cell office:value-type="float" office:value="161.882072925568">
                <text:p>161.882072925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409.877802610397">
                <text:p>409.877802610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435.463308811188">
                <text:p>435.463308811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708.203341007233">
                <text:p>708.20334100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794.002979278564">
                <text:p>794.00297927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">
                <text:p>16</text:p>
              </table:table-cell>
              <table:table-cell office:value-type="float" office:value="136.051337242126">
                <text:p>136.051337242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2">
                <text:p>512</text:p>
              </table:table-cell>
              <table:table-cell office:value-type="float" office:value="138.796891212463">
                <text:p>138.796891212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4">
                <text:p>64</text:p>
              </table:table-cell>
              <table:table-cell office:value-type="float" office:value="139.349165439606">
                <text:p>139.349165439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">
                <text:p>32</text:p>
              </table:table-cell>
              <table:table-cell office:value-type="float" office:value="146.690093517303">
                <text:p>146.69009351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">
                <text:p>32</text:p>
              </table:table-cell>
              <table:table-cell office:value-type="float" office:value="147.987862586975">
                <text:p>147.9878625869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">
                <text:p>64</text:p>
              </table:table-cell>
              <table:table-cell office:value-type="float" office:value="151.053433895111">
                <text:p>151.053433895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8">
                <text:p>128</text:p>
              </table:table-cell>
              <table:table-cell office:value-type="float" office:value="164.742101192474">
                <text:p>164.742101192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356.740686655045">
                <text:p>356.740686655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505.567425012589">
                <text:p>505.567425012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">
                <text:p>16</text:p>
              </table:table-cell>
              <table:table-cell office:value-type="float" office:value="126.513787984848">
                <text:p>126.513787984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129.28319311142">
                <text:p>129.28319311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">
                <text:p>16</text:p>
              </table:table-cell>
              <table:table-cell office:value-type="float" office:value="131.298214197159">
                <text:p>131.298214197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4">
                <text:p>64</text:p>
              </table:table-cell>
              <table:table-cell office:value-type="float" office:value="134.078218221664">
                <text:p>134.078218221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2">
                <text:p>512</text:p>
              </table:table-cell>
              <table:table-cell office:value-type="float" office:value="140.596247434616">
                <text:p>140.596247434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">
                <text:p>32</text:p>
              </table:table-cell>
              <table:table-cell office:value-type="float" office:value="146.612957954407">
                <text:p>146.612957954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">
                <text:p>64</text:p>
              </table:table-cell>
              <table:table-cell office:value-type="float" office:value="147.586477041245">
                <text:p>147.586477041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">
                <text:p>32</text:p>
              </table:table-cell>
              <table:table-cell office:value-type="float" office:value="154.266879796982">
                <text:p>154.266879796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8">
                <text:p>128</text:p>
              </table:table-cell>
              <table:table-cell office:value-type="float" office:value="414.986226320267">
                <text:p>414.986226320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">
                <text:p>16</text:p>
              </table:table-cell>
              <table:table-cell office:value-type="float" office:value="128.598476409912">
                <text:p>128.598476409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">
                <text:p>16</text:p>
              </table:table-cell>
              <table:table-cell office:value-type="float" office:value="129.595944643021">
                <text:p>129.595944643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">
                <text:p>64</text:p>
              </table:table-cell>
              <table:table-cell office:value-type="float" office:value="132.782891511917">
                <text:p>132.782891511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">
                <text:p>16</text:p>
              </table:table-cell>
              <table:table-cell office:value-type="float" office:value="138.607605695724">
                <text:p>138.607605695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">
                <text:p>32</text:p>
              </table:table-cell>
              <table:table-cell office:value-type="float" office:value="143.974794864655">
                <text:p>143.974794864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">
                <text:p>32</text:p>
              </table:table-cell>
              <table:table-cell office:value-type="float" office:value="148.582973957062">
                <text:p>148.582973957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4">
                <text:p>64</text:p>
              </table:table-cell>
              <table:table-cell office:value-type="float" office:value="149.040759086609">
                <text:p>149.0407590866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">
                <text:p>16</text:p>
              </table:table-cell>
              <table:table-cell office:value-type="float" office:value="150.798532962799">
                <text:p>150.798532962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12">
                <text:p>512</text:p>
              </table:table-cell>
              <table:table-cell office:value-type="float" office:value="163.853503227234">
                <text:p>163.8535032272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